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6" table:default-cell-style-name="ce1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Population 60</text:p>
          </table:table-cell>
          <table:table-cell office:value-type="string">
            <text:p>Population 65</text:p>
          </table:table-cell>
          <table:table-cell office:value-type="string">
            <text:p>Population 70</text:p>
          </table:table-cell>
          <table:table-cell office:value-type="string">
            <text:p>Population 75</text:p>
          </table:table-cell>
          <table:table-cell office:value-type="string">
            <text:p>Population 80</text:p>
          </table:table-cell>
          <table:table-cell office:value-type="string">
            <text:p>Population 85</text:p>
          </table:table-cell>
          <table:table-cell office:value-type="string">
            <text:p>Worker 60</text:p>
          </table:table-cell>
          <table:table-cell office:value-type="string">
            <text:p>Worker 65</text:p>
          </table:table-cell>
          <table:table-cell office:value-type="string">
            <text:p>Worker 70</text:p>
          </table:table-cell>
          <table:table-cell office:value-type="string">
            <text:p>Worker 75</text:p>
          </table:table-cell>
          <table:table-cell office:value-type="string">
            <text:p>Worker 80</text:p>
          </table:table-cell>
          <table:table-cell office:value-type="string">
            <text:p>Worker 85</text:p>
          </table:table-cell>
          <table:table-cell office:value-type="string">
            <text:p>Pop15 60</text:p>
          </table:table-cell>
          <table:table-cell office:value-type="string">
            <text:p>Pop15 65</text:p>
          </table:table-cell>
          <table:table-cell office:value-type="string">
            <text:p>Pop15 70</text:p>
          </table:table-cell>
          <table:table-cell office:value-type="string">
            <text:p>Pop15 75</text:p>
          </table:table-cell>
          <table:table-cell office:value-type="string">
            <text:p>Pop15 80</text:p>
          </table:table-cell>
          <table:table-cell office:value-type="string">
            <text:p>Pop15 85</text:p>
          </table:table-cell>
          <table:table-cell office:value-type="string">
            <text:p>Pop65 60</text:p>
          </table:table-cell>
          <table:table-cell office:value-type="string">
            <text:p>Pop65 65</text:p>
          </table:table-cell>
          <table:table-cell office:value-type="string">
            <text:p>Pop65 70</text:p>
          </table:table-cell>
          <table:table-cell office:value-type="string">
            <text:p>Pop65 75</text:p>
          </table:table-cell>
          <table:table-cell office:value-type="string">
            <text:p>Pop65 80</text:p>
          </table:table-cell>
          <table:table-cell office:value-type="string">
            <text:p>Pop65 85</text:p>
          </table:table-cell>
        </table:table-row>
        <table:table-row table:style-name="ro2">
          <table:table-cell office:value-type="float" office:value="10800">
            <text:p>10800</text:p>
          </table:table-cell>
          <table:table-cell office:value-type="float" office:value="11923">
            <text:p>11923</text:p>
          </table:table-cell>
          <table:table-cell office:value-type="float" office:value="13746">
            <text:p>13746</text:p>
          </table:table-cell>
          <table:table-cell office:value-type="float" office:value="16018">
            <text:p>16018</text:p>
          </table:table-cell>
          <table:table-cell office:value-type="float" office:value="18740">
            <text:p>18740</text:p>
          </table:table-cell>
          <table:table-cell office:value-type="float" office:value="21788">
            <text:p>21788</text:p>
          </table:table-cell>
          <table:table-cell office:value-type="float" office:value="0.2644">
            <text:p>0.2644</text:p>
          </table:table-cell>
          <table:table-cell office:value-type="float" office:value="0.2432">
            <text:p>0.2432</text:p>
          </table:table-cell>
          <table:table-cell office:value-type="float" office:value="0.2142">
            <text:p>0.2142</text:p>
          </table:table-cell>
          <table:table-cell office:value-type="float" office:value="0.2156">
            <text:p>0.2156</text:p>
          </table:table-cell>
          <table:table-cell office:value-type="float" office:value="0.217">
            <text:p>0.217</text:p>
          </table:table-cell>
          <table:table-cell office:value-type="float" office:value="0.2226">
            <text:p>0.2226</text:p>
          </table:table-cell>
          <table:table-cell office:value-type="float" office:value="0.4373">
            <text:p>0.4373</text:p>
          </table:table-cell>
          <table:table-cell office:value-type="float" office:value="0.4597">
            <text:p>0.4597</text:p>
          </table:table-cell>
          <table:table-cell office:value-type="float" office:value="0.4837">
            <text:p>0.4837</text:p>
          </table:table-cell>
          <table:table-cell office:value-type="float" office:value="0.474">
            <text:p>0.474</text:p>
          </table:table-cell>
          <table:table-cell office:value-type="float" office:value="0.4649">
            <text:p>0.4649</text:p>
          </table:table-cell>
          <table:table-cell office:value-type="float" office:value="0.454239">
            <text:p>0.454239</text:p>
          </table:table-cell>
          <table:table-cell office:value-type="float" office:value="0.0385185">
            <text:p>0.0385185</text:p>
          </table:table-cell>
          <table:table-cell office:value-type="float" office:value="0.0328776">
            <text:p>0.0328776</text:p>
          </table:table-cell>
          <table:table-cell office:value-type="float" office:value="0.0413211">
            <text:p>0.0413211</text:p>
          </table:table-cell>
          <table:table-cell office:value-type="float" office:value="0.0418279">
            <text:p>0.0418279</text:p>
          </table:table-cell>
          <table:table-cell office:value-type="float" office:value="0.0393276">
            <text:p>0.0393276</text:p>
          </table:table-cell>
          <table:table-cell office:value-type="float" office:value="0.0394254">
            <text:p>0.0394254</text:p>
          </table:table-cell>
        </table:table-row>
        <table:table-row table:style-name="ro2">
          <table:table-cell office:value-type="float" office:value="4816">
            <text:p>4816</text:p>
          </table:table-cell>
          <table:table-cell office:value-type="float" office:value="5180">
            <text:p>5180</text:p>
          </table:table-cell>
          <table:table-cell office:value-type="float" office:value="5588">
            <text:p>5588</text:p>
          </table:table-cell>
          <table:table-cell office:value-type="float" office:value="6520">
            <text:p>6520</text:p>
          </table:table-cell>
          <table:table-cell office:value-type="float" office:value="7723">
            <text:p>7723</text:p>
          </table:table-cell>
          <table:table-cell office:value-type="float" office:value="8754">
            <text:p>8754</text:p>
          </table:table-cell>
          <table:table-cell office:value-type="float" office:value="0.4816">
            <text:p>0.4816</text:p>
          </table:table-cell>
          <table:table-cell office:value-type="float" office:value="0.4591">
            <text:p>0.4591</text:p>
          </table:table-cell>
          <table:table-cell office:value-type="float" office:value="0.438">
            <text:p>0.438</text:p>
          </table:table-cell>
          <table:table-cell office:value-type="float" office:value="0.4454">
            <text:p>0.4454</text:p>
          </table:table-cell>
          <table:table-cell office:value-type="float" office:value="0.4503">
            <text:p>0.4503</text:p>
          </table:table-cell>
          <table:table-cell office:value-type="float" office:value="0.4321">
            <text:p>0.4321</text:p>
          </table:table-cell>
          <table:table-cell office:value-type="float" office:value="0.4184">
            <text:p>0.4184</text:p>
          </table:table-cell>
          <table:table-cell office:value-type="float" office:value="0.4237">
            <text:p>0.4237</text:p>
          </table:table-cell>
          <table:table-cell office:value-type="float" office:value="0.4286">
            <text:p>0.4286</text:p>
          </table:table-cell>
          <table:table-cell office:value-type="float" office:value="0.4352">
            <text:p>0.4352</text:p>
          </table:table-cell>
          <table:table-cell office:value-type="float" office:value="0.4416">
            <text:p>0.4416</text:p>
          </table:table-cell>
          <table:table-cell office:value-type="float" office:value="0.445884">
            <text:p>0.445884</text:p>
          </table:table-cell>
          <table:table-cell office:value-type="float" office:value="0.0276163">
            <text:p>0.0276163</text:p>
          </table:table-cell>
          <table:table-cell office:value-type="float" office:value="0.0281853">
            <text:p>0.0281853</text:p>
          </table:table-cell>
          <table:table-cell office:value-type="float" office:value="0.0288117">
            <text:p>0.0288117</text:p>
          </table:table-cell>
          <table:table-cell office:value-type="float" office:value="0.0292945">
            <text:p>0.0292945</text:p>
          </table:table-cell>
          <table:table-cell office:value-type="float" office:value="0.0296517">
            <text:p>0.0296517</text:p>
          </table:table-cell>
          <table:table-cell office:value-type="float" office:value="0.0301576">
            <text:p>0.0301576</text:p>
          </table:table-cell>
        </table:table-row>
        <table:table-row table:style-name="ro2">
          <table:table-cell office:value-type="float" office:value="2237">
            <text:p>2237</text:p>
          </table:table-cell>
          <table:table-cell office:value-type="float" office:value="2430">
            <text:p>2430</text:p>
          </table:table-cell>
          <table:table-cell office:value-type="float" office:value="2693">
            <text:p>2693</text:p>
          </table:table-cell>
          <table:table-cell office:value-type="float" office:value="3033">
            <text:p>3033</text:p>
          </table:table-cell>
          <table:table-cell office:value-type="float" office:value="3459">
            <text:p>3459</text:p>
          </table:table-cell>
          <table:table-cell office:value-type="float" office:value="3985">
            <text:p>3985</text:p>
          </table:table-cell>
          <table:table-cell office:value-type="float" office:value="0.6136">
            <text:p>0.6136</text:p>
          </table:table-cell>
          <table:table-cell office:value-type="float" office:value="0.5796">
            <text:p>0.5796</text:p>
          </table:table-cell>
          <table:table-cell office:value-type="float" office:value="0.5464">
            <text:p>0.5464</text:p>
          </table:table-cell>
          <table:table-cell office:value-type="float" office:value="0.53">
            <text:p>0.53</text:p>
          </table:table-cell>
          <table:table-cell office:value-type="float" office:value="0.5125">
            <text:p>0.5125</text:p>
          </table:table-cell>
          <table:table-cell office:value-type="float" office:value="0.4857">
            <text:p>0.4857</text:p>
          </table:table-cell>
          <table:table-cell office:value-type="float" office:value="0.4074">
            <text:p>0.4074</text:p>
          </table:table-cell>
          <table:table-cell office:value-type="float" office:value="0.4227">
            <text:p>0.4227</text:p>
          </table:table-cell>
          <table:table-cell office:value-type="float" office:value="0.4384">
            <text:p>0.4384</text:p>
          </table:table-cell>
          <table:table-cell office:value-type="float" office:value="0.4481">
            <text:p>0.4481</text:p>
          </table:table-cell>
          <table:table-cell office:value-type="float" office:value="0.4589">
            <text:p>0.4589</text:p>
          </table:table-cell>
          <table:table-cell office:value-type="float" office:value="0.466991">
            <text:p>0.466991</text:p>
          </table:table-cell>
          <table:table-cell office:value-type="float" office:value="0.0728654">
            <text:p>0.0728654</text:p>
          </table:table-cell>
          <table:table-cell office:value-type="float" office:value="0.0572016">
            <text:p>0.0572016</text:p>
          </table:table-cell>
          <table:table-cell office:value-type="float" office:value="0.0441886">
            <text:p>0.0441886</text:p>
          </table:table-cell>
          <table:table-cell office:value-type="float" office:value="0.0356083">
            <text:p>0.0356083</text:p>
          </table:table-cell>
          <table:table-cell office:value-type="float" office:value="0.0312229">
            <text:p>0.0312229</text:p>
          </table:table-cell>
          <table:table-cell office:value-type="float" office:value="0.0293601">
            <text:p>0.0293601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549">
            <text:p>549</text:p>
          </table:table-cell>
          <table:table-cell office:value-type="float" office:value="623">
            <text:p>623</text:p>
          </table:table-cell>
          <table:table-cell office:value-type="float" office:value="755">
            <text:p>755</text:p>
          </table:table-cell>
          <table:table-cell office:value-type="float" office:value="902">
            <text:p>902</text:p>
          </table:table-cell>
          <table:table-cell office:value-type="float" office:value="1083">
            <text:p>1083</text:p>
          </table:table-cell>
          <table:table-cell office:value-type="float" office:value="0.4385">
            <text:p>0.4385</text:p>
          </table:table-cell>
          <table:table-cell office:value-type="float" office:value="0.4083">
            <text:p>0.4083</text:p>
          </table:table-cell>
          <table:table-cell office:value-type="float" office:value="0.3814">
            <text:p>0.3814</text:p>
          </table:table-cell>
          <table:table-cell office:value-type="float" office:value="0.3661">
            <text:p>0.3661</text:p>
          </table:table-cell>
          <table:table-cell office:value-type="float" office:value="0.3562">
            <text:p>0.3562</text:p>
          </table:table-cell>
          <table:table-cell office:value-type="float" office:value="0.3561">
            <text:p>0.3561</text:p>
          </table:table-cell>
          <table:table-cell office:value-type="float" office:value="0.4759">
            <text:p>0.4759</text:p>
          </table:table-cell>
          <table:table-cell office:value-type="float" office:value="0.4954">
            <text:p>0.4954</text:p>
          </table:table-cell>
          <table:table-cell office:value-type="float" office:value="0.5146">
            <text:p>0.5146</text:p>
          </table:table-cell>
          <table:table-cell office:value-type="float" office:value="0.505">
            <text:p>0.505</text:p>
          </table:table-cell>
          <table:table-cell office:value-type="float" office:value="0.4952">
            <text:p>0.4952</text:p>
          </table:table-cell>
          <table:table-cell office:value-type="float" office:value="0.490399">
            <text:p>0.490399</text:p>
          </table:table-cell>
          <table:table-cell office:value-type="float" office:value="0.033264">
            <text:p>0.033264</text:p>
          </table:table-cell>
          <table:table-cell office:value-type="float" office:value="0.0273224">
            <text:p>0.0273224</text:p>
          </table:table-cell>
          <table:table-cell office:value-type="float" office:value="0.0256822">
            <text:p>0.0256822</text:p>
          </table:table-cell>
          <table:table-cell office:value-type="float" office:value="0.0211921">
            <text:p>0.0211921</text:p>
          </table:table-cell>
          <table:table-cell office:value-type="float" office:value="0.0454545">
            <text:p>0.0454545</text:p>
          </table:table-cell>
          <table:table-cell office:value-type="float" office:value="0.0369344">
            <text:p>0.0369344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4961">
            <text:p>4961</text:p>
          </table:table-cell>
          <table:table-cell office:value-type="float" office:value="5550">
            <text:p>5550</text:p>
          </table:table-cell>
          <table:table-cell office:value-type="float" office:value="6202">
            <text:p>6202</text:p>
          </table:table-cell>
          <table:table-cell office:value-type="float" office:value="6957">
            <text:p>6957</text:p>
          </table:table-cell>
          <table:table-cell office:value-type="float" office:value="7877">
            <text:p>7877</text:p>
          </table:table-cell>
          <table:table-cell office:value-type="string">
            <text:p><text:s text:c="5"/>NA</text:p>
          </table:table-cell>
          <table:table-cell office:value-type="float" office:value="0.5257">
            <text:p>0.5257</text:p>
          </table:table-cell>
          <table:table-cell office:value-type="float" office:value="0.5103">
            <text:p>0.5103</text:p>
          </table:table-cell>
          <table:table-cell office:value-type="float" office:value="0.5057">
            <text:p>0.5057</text:p>
          </table:table-cell>
          <table:table-cell office:value-type="float" office:value="0.4915">
            <text:p>0.4915</text:p>
          </table:table-cell>
          <table:table-cell office:value-type="float" office:value="0.4775">
            <text:p>0.4775</text:p>
          </table:table-cell>
          <table:table-cell office:value-type="string">
            <text:p><text:s text:c="4"/>NA</text:p>
          </table:table-cell>
          <table:table-cell office:value-type="float" office:value="0.4283">
            <text:p>0.4283</text:p>
          </table:table-cell>
          <table:table-cell office:value-type="float" office:value="0.4339">
            <text:p>0.4339</text:p>
          </table:table-cell>
          <table:table-cell office:value-type="float" office:value="0.4374">
            <text:p>0.4374</text:p>
          </table:table-cell>
          <table:table-cell office:value-type="float" office:value="0.4384">
            <text:p>0.4384</text:p>
          </table:table-cell>
          <table:table-cell office:value-type="float" office:value="0.440367">
            <text:p>0.440367</text:p>
          </table:table-cell>
          <table:table-cell office:value-type="float" office:value="0.0235849">
            <text:p>0.0235849</text:p>
          </table:table-cell>
          <table:table-cell office:value-type="float" office:value="0.0260028">
            <text:p>0.0260028</text:p>
          </table:table-cell>
          <table:table-cell office:value-type="float" office:value="0.0273874">
            <text:p>0.0273874</text:p>
          </table:table-cell>
          <table:table-cell office:value-type="float" office:value="0.0275718">
            <text:p>0.0275718</text:p>
          </table:table-cell>
          <table:table-cell office:value-type="float" office:value="0.0283168">
            <text:p>0.0283168</text:p>
          </table:table-cell>
          <table:table-cell office:value-type="float" office:value="0.0288181">
            <text:p>0.0288181</text:p>
          </table:table-cell>
        </table:table-row>
        <table:table-row table:style-name="ro2">
          <table:table-cell office:value-type="float" office:value="2948">
            <text:p>2948</text:p>
          </table:table-cell>
          <table:table-cell office:value-type="float" office:value="3224">
            <text:p>3224</text:p>
          </table:table-cell>
          <table:table-cell office:value-type="float" office:value="3522">
            <text:p>3522</text:p>
          </table:table-cell>
          <table:table-cell office:value-type="float" office:value="3680">
            <text:p>3680</text:p>
          </table:table-cell>
          <table:table-cell office:value-type="float" office:value="4132">
            <text:p>4132</text:p>
          </table:table-cell>
          <table:table-cell office:value-type="float" office:value="4731">
            <text:p>4731</text:p>
          </table:table-cell>
          <table:table-cell office:value-type="float" office:value="0.6025">
            <text:p>0.6025</text:p>
          </table:table-cell>
          <table:table-cell office:value-type="float" office:value="0.6004">
            <text:p>0.6004</text:p>
          </table:table-cell>
          <table:table-cell office:value-type="float" office:value="0.5974">
            <text:p>0.5974</text:p>
          </table:table-cell>
          <table:table-cell office:value-type="float" office:value="0.5741">
            <text:p>0.5741</text:p>
          </table:table-cell>
          <table:table-cell office:value-type="float" office:value="0.554">
            <text:p>0.554</text:p>
          </table:table-cell>
          <table:table-cell office:value-type="float" office:value="0.5369">
            <text:p>0.5369</text:p>
          </table:table-cell>
          <table:table-cell office:value-type="float" office:value="0.4047">
            <text:p>0.4047</text:p>
          </table:table-cell>
          <table:table-cell office:value-type="float" office:value="0.4096">
            <text:p>0.4096</text:p>
          </table:table-cell>
          <table:table-cell office:value-type="float" office:value="0.4172">
            <text:p>0.4172</text:p>
          </table:table-cell>
          <table:table-cell office:value-type="float" office:value="0.4254">
            <text:p>0.4254</text:p>
          </table:table-cell>
          <table:table-cell office:value-type="float" office:value="0.4376">
            <text:p>0.4376</text:p>
          </table:table-cell>
          <table:table-cell office:value-type="float" office:value="0.446686">
            <text:p>0.446686</text:p>
          </table:table-cell>
          <table:table-cell office:value-type="float" office:value="0.03019">
            <text:p>0.03019</text:p>
          </table:table-cell>
          <table:table-cell office:value-type="float" office:value="0.0313275">
            <text:p>0.0313275</text:p>
          </table:table-cell>
          <table:table-cell office:value-type="float" office:value="0.032368">
            <text:p>0.032368</text:p>
          </table:table-cell>
          <table:table-cell office:value-type="float" office:value="0.0339674">
            <text:p>0.0339674</text:p>
          </table:table-cell>
          <table:table-cell office:value-type="float" office:value="0.0336399">
            <text:p>0.0336399</text:p>
          </table:table-cell>
          <table:table-cell office:value-type="float" office:value="0.0325513">
            <text:p>0.0325513</text:p>
          </table:table-cell>
        </table:table-row>
        <table:table-row table:style-name="ro2">
          <table:table-cell office:value-type="float" office:value="5297">
            <text:p>5297</text:p>
          </table:table-cell>
          <table:table-cell office:value-type="float" office:value="5874">
            <text:p>5874</text:p>
          </table:table-cell>
          <table:table-cell office:value-type="float" office:value="6610">
            <text:p>6610</text:p>
          </table:table-cell>
          <table:table-cell office:value-type="float" office:value="7520">
            <text:p>7520</text:p>
          </table:table-cell>
          <table:table-cell office:value-type="float" office:value="8653">
            <text:p>8653</text:p>
          </table:table-cell>
          <table:table-cell office:value-type="float" office:value="10051">
            <text:p>10051</text:p>
          </table:table-cell>
          <table:table-cell office:value-type="float" office:value="0.4884">
            <text:p>0.4884</text:p>
          </table:table-cell>
          <table:table-cell office:value-type="float" office:value="0.4878">
            <text:p>0.4878</text:p>
          </table:table-cell>
          <table:table-cell office:value-type="float" office:value="0.4767">
            <text:p>0.4767</text:p>
          </table:table-cell>
          <table:table-cell office:value-type="float" office:value="0.4503">
            <text:p>0.4503</text:p>
          </table:table-cell>
          <table:table-cell office:value-type="float" office:value="0.4159">
            <text:p>0.4159</text:p>
          </table:table-cell>
          <table:table-cell office:value-type="float" office:value="0.3884">
            <text:p>0.3884</text:p>
          </table:table-cell>
          <table:table-cell office:value-type="float" office:value="0.4052">
            <text:p>0.4052</text:p>
          </table:table-cell>
          <table:table-cell office:value-type="float" office:value="0.4082">
            <text:p>0.4082</text:p>
          </table:table-cell>
          <table:table-cell office:value-type="float" office:value="0.414">
            <text:p>0.414</text:p>
          </table:table-cell>
          <table:table-cell office:value-type="float" office:value="0.4182">
            <text:p>0.4182</text:p>
          </table:table-cell>
          <table:table-cell office:value-type="float" office:value="0.4235">
            <text:p>0.4235</text:p>
          </table:table-cell>
          <table:table-cell office:value-type="float" office:value="0.432882">
            <text:p>0.432882</text:p>
          </table:table-cell>
          <table:table-cell office:value-type="float" office:value="0.0347366">
            <text:p>0.0347366</text:p>
          </table:table-cell>
          <table:table-cell office:value-type="float" office:value="0.0348996">
            <text:p>0.0348996</text:p>
          </table:table-cell>
          <table:table-cell office:value-type="float" office:value="0.0350983">
            <text:p>0.0350983</text:p>
          </table:table-cell>
          <table:table-cell office:value-type="float" office:value="0.0352394">
            <text:p>0.0352394</text:p>
          </table:table-cell>
          <table:table-cell office:value-type="float" office:value="0.0351323">
            <text:p>0.0351323</text:p>
          </table:table-cell>
          <table:table-cell office:value-type="float" office:value="0.0347229">
            <text:p>0.0347229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29">
            <text:p>229</text:p>
          </table:table-cell>
          <table:table-cell office:value-type="float" office:value="267">
            <text:p>267</text:p>
          </table:table-cell>
          <table:table-cell office:value-type="float" office:value="278">
            <text:p>278</text:p>
          </table:table-cell>
          <table:table-cell office:value-type="float" office:value="289">
            <text:p>289</text:p>
          </table:table-cell>
          <table:table-cell office:value-type="float" office:value="324">
            <text:p>324</text:p>
          </table:table-cell>
          <table:table-cell office:value-type="float" office:value="0.3452">
            <text:p>0.3452</text:p>
          </table:table-cell>
          <table:table-cell office:value-type="float" office:value="0.3409">
            <text:p>0.3409</text:p>
          </table:table-cell>
          <table:table-cell office:value-type="float" office:value="0.342">
            <text:p>0.342</text:p>
          </table:table-cell>
          <table:table-cell office:value-type="float" office:value="0.351">
            <text:p>0.351</text:p>
          </table:table-cell>
          <table:table-cell office:value-type="float" office:value="0.3446">
            <text:p>0.3446</text:p>
          </table:table-cell>
          <table:table-cell office:value-type="float" office:value="0.37">
            <text:p>0.37</text:p>
          </table:table-cell>
          <table:table-cell office:value-type="float" office:value="0.4347">
            <text:p>0.4347</text:p>
          </table:table-cell>
          <table:table-cell office:value-type="float" office:value="0.4512">
            <text:p>0.4512</text:p>
          </table:table-cell>
          <table:table-cell office:value-type="float" office:value="0.4758">
            <text:p>0.4758</text:p>
          </table:table-cell>
          <table:table-cell office:value-type="float" office:value="0.4677">
            <text:p>0.4677</text:p>
          </table:table-cell>
          <table:table-cell office:value-type="float" office:value="0.4598">
            <text:p>0.4598</text:p>
          </table:table-cell>
          <table:table-cell office:value-type="float" office:value="0.410974">
            <text:p>0.410974</text:p>
          </table:table-cell>
          <table:table-cell office:value-type="float" office:value="0.0459184">
            <text:p>0.0459184</text:p>
          </table:table-cell>
          <table:table-cell office:value-type="float" office:value="0.0480349">
            <text:p>0.0480349</text:p>
          </table:table-cell>
          <table:table-cell office:value-type="float" office:value="0.0524345">
            <text:p>0.0524345</text:p>
          </table:table-cell>
          <table:table-cell office:value-type="float" office:value="0.0539568">
            <text:p>0.0539568</text:p>
          </table:table-cell>
          <table:table-cell office:value-type="float" office:value="0.0622837">
            <text:p>0.0622837</text:p>
          </table:table-cell>
          <table:table-cell office:value-type="float" office:value="0.0524691">
            <text:p>0.0524691</text:p>
          </table:table-cell>
        </table:table-row>
        <table:table-row table:style-name="ro2">
          <table:table-cell office:value-type="float" office:value="1534">
            <text:p>1534</text:p>
          </table:table-cell>
          <table:table-cell office:value-type="float" office:value="1677">
            <text:p>1677</text:p>
          </table:table-cell>
          <table:table-cell office:value-type="float" office:value="1849">
            <text:p>1849</text:p>
          </table:table-cell>
          <table:table-cell office:value-type="float" office:value="2057">
            <text:p>2057</text:p>
          </table:table-cell>
          <table:table-cell office:value-type="float" office:value="2320">
            <text:p>2320</text:p>
          </table:table-cell>
          <table:table-cell office:value-type="float" office:value="2646">
            <text:p>2646</text:p>
          </table:table-cell>
          <table:table-cell office:value-type="float" office:value="0.6037">
            <text:p>0.6037</text:p>
          </table:table-cell>
          <table:table-cell office:value-type="float" office:value="0.5842">
            <text:p>0.5842</text:p>
          </table:table-cell>
          <table:table-cell office:value-type="float" office:value="0.5642">
            <text:p>0.5642</text:p>
          </table:table-cell>
          <table:table-cell office:value-type="float" office:value="0.5546">
            <text:p>0.5546</text:p>
          </table:table-cell>
          <table:table-cell office:value-type="float" office:value="0.5249">
            <text:p>0.5249</text:p>
          </table:table-cell>
          <table:table-cell office:value-type="float" office:value="0.4964">
            <text:p>0.4964</text:p>
          </table:table-cell>
          <table:table-cell office:value-type="float" office:value="0.3864">
            <text:p>0.3864</text:p>
          </table:table-cell>
          <table:table-cell office:value-type="float" office:value="0.3925">
            <text:p>0.3925</text:p>
          </table:table-cell>
          <table:table-cell office:value-type="float" office:value="0.4015">
            <text:p>0.4015</text:p>
          </table:table-cell>
          <table:table-cell office:value-type="float" office:value="0.409">
            <text:p>0.409</text:p>
          </table:table-cell>
          <table:table-cell office:value-type="float" office:value="0.4162">
            <text:p>0.4162</text:p>
          </table:table-cell>
          <table:table-cell office:value-type="float" office:value="0.425676">
            <text:p>0.425676</text:p>
          </table:table-cell>
          <table:table-cell office:value-type="float" office:value="0.041721">
            <text:p>0.041721</text:p>
          </table:table-cell>
          <table:table-cell office:value-type="float" office:value="0.0405486">
            <text:p>0.0405486</text:p>
          </table:table-cell>
          <table:table-cell office:value-type="float" office:value="0.0394808">
            <text:p>0.0394808</text:p>
          </table:table-cell>
          <table:table-cell office:value-type="float" office:value="0.0393777">
            <text:p>0.0393777</text:p>
          </table:table-cell>
          <table:table-cell office:value-type="float" office:value="0.0396552">
            <text:p>0.0396552</text:p>
          </table:table-cell>
          <table:table-cell office:value-type="float" office:value="0.0389267">
            <text:p>0.0389267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3334">
            <text:p>3334</text:p>
          </table:table-cell>
          <table:table-cell office:value-type="float" office:value="3652">
            <text:p>3652</text:p>
          </table:table-cell>
          <table:table-cell office:value-type="float" office:value="4030">
            <text:p>4030</text:p>
          </table:table-cell>
          <table:table-cell office:value-type="float" office:value="4477">
            <text:p>4477</text:p>
          </table:table-cell>
          <table:table-cell office:value-type="float" office:value="5018">
            <text:p>5018</text:p>
          </table:table-cell>
          <table:table-cell office:value-type="float" office:value="0.3927">
            <text:p>0.3927</text:p>
          </table:table-cell>
          <table:table-cell office:value-type="float" office:value="0.3853">
            <text:p>0.3853</text:p>
          </table:table-cell>
          <table:table-cell office:value-type="float" office:value="0.3781">
            <text:p>0.3781</text:p>
          </table:table-cell>
          <table:table-cell office:value-type="float" office:value="0.3728">
            <text:p>0.3728</text:p>
          </table:table-cell>
          <table:table-cell office:value-type="float" office:value="0.3652">
            <text:p>0.3652</text:p>
          </table:table-cell>
          <table:table-cell office:value-type="float" office:value="0.3567">
            <text:p>0.3567</text:p>
          </table:table-cell>
          <table:table-cell office:value-type="float" office:value="0.3963">
            <text:p>0.3963</text:p>
          </table:table-cell>
          <table:table-cell office:value-type="float" office:value="0.4039">
            <text:p>0.4039</text:p>
          </table:table-cell>
          <table:table-cell office:value-type="float" office:value="0.4137">
            <text:p>0.4137</text:p>
          </table:table-cell>
          <table:table-cell office:value-type="float" office:value="0.4171">
            <text:p>0.4171</text:p>
          </table:table-cell>
          <table:table-cell office:value-type="float" office:value="0.4196">
            <text:p>0.4196</text:p>
          </table:table-cell>
          <table:table-cell office:value-type="float" office:value="0.422492">
            <text:p>0.422492</text:p>
          </table:table-cell>
          <table:table-cell office:value-type="float" office:value="0.0368799">
            <text:p>0.0368799</text:p>
          </table:table-cell>
          <table:table-cell office:value-type="float" office:value="0.0362927">
            <text:p>0.0362927</text:p>
          </table:table-cell>
          <table:table-cell office:value-type="float" office:value="0.0358708">
            <text:p>0.0358708</text:p>
          </table:table-cell>
          <table:table-cell office:value-type="float" office:value="0.0359802">
            <text:p>0.0359802</text:p>
          </table:table-cell>
          <table:table-cell office:value-type="float" office:value="0.0359616">
            <text:p>0.0359616</text:p>
          </table:table-cell>
          <table:table-cell office:value-type="float" office:value="0.0358709">
            <text:p>0.0358709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240">
            <text:p>240</text:p>
          </table:table-cell>
          <table:table-cell office:value-type="float" office:value="274">
            <text:p>274</text:p>
          </table:table-cell>
          <table:table-cell office:value-type="float" office:value="320">
            <text:p>320</text:p>
          </table:table-cell>
          <table:table-cell office:value-type="float" office:value="392">
            <text:p>392</text:p>
          </table:table-cell>
          <table:table-cell office:value-type="float" office:value="463">
            <text:p>463</text:p>
          </table:table-cell>
          <table:table-cell table:number-columns-repeated="5" office:value-type="string">
            <text:p><text:s text:c="5"/>NA</text:p>
          </table:table-cell>
          <table:table-cell office:value-type="float" office:value="0.5163">
            <text:p>0.5163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string">
            <text:p><text:s text:c="4"/>NA</text:p>
          </table:table-cell>
          <table:table-cell office:value-type="float" office:value="0.459372">
            <text:p>0.459372</text:p>
          </table:table-cell>
          <table:table-cell office:value-type="float" office:value="0.027907">
            <text:p>0.027907</text:p>
          </table:table-cell>
          <table:table-cell office:value-type="float" office:value="0.0291667">
            <text:p>0.0291667</text:p>
          </table:table-cell>
          <table:table-cell office:value-type="float" office:value="0.0291971">
            <text:p>0.0291971</text:p>
          </table:table-cell>
          <table:table-cell office:value-type="float" office:value="0.025">
            <text:p>0.025</text:p>
          </table:table-cell>
          <table:table-cell office:value-type="float" office:value="0.0255102">
            <text:p>0.0255102</text:p>
          </table:table-cell>
          <table:table-cell office:value-type="float" office:value="0.0259179">
            <text:p>0.0259179</text:p>
          </table:table-cell>
        </table:table-row>
        <table:table-row table:style-name="ro2">
          <table:table-cell office:value-type="float" office:value="988">
            <text:p>988</text:p>
          </table:table-cell>
          <table:table-cell office:value-type="float" office:value="1111">
            <text:p>1111</text:p>
          </table:table-cell>
          <table:table-cell office:value-type="float" office:value="1263">
            <text:p>1263</text:p>
          </table:table-cell>
          <table:table-cell office:value-type="float" office:value="1447">
            <text:p>1447</text:p>
          </table:table-cell>
          <table:table-cell office:value-type="float" office:value="1669">
            <text:p>1669</text:p>
          </table:table-cell>
          <table:table-cell office:value-type="float" office:value="1939">
            <text:p>1939</text:p>
          </table:table-cell>
          <table:table-cell office:value-type="float" office:value="0.4611">
            <text:p>0.4611</text:p>
          </table:table-cell>
          <table:table-cell office:value-type="float" office:value="0.4503">
            <text:p>0.4503</text:p>
          </table:table-cell>
          <table:table-cell office:value-type="float" office:value="0.4354">
            <text:p>0.4354</text:p>
          </table:table-cell>
          <table:table-cell office:value-type="float" office:value="0.4246">
            <text:p>0.4246</text:p>
          </table:table-cell>
          <table:table-cell office:value-type="float" office:value="0.4044">
            <text:p>0.4044</text:p>
          </table:table-cell>
          <table:table-cell office:value-type="float" office:value="0.3769">
            <text:p>0.3769</text:p>
          </table:table-cell>
          <table:table-cell office:value-type="float" office:value="0.4082">
            <text:p>0.4082</text:p>
          </table:table-cell>
          <table:table-cell office:value-type="float" office:value="0.4149">
            <text:p>0.4149</text:p>
          </table:table-cell>
          <table:table-cell office:value-type="float" office:value="0.4221">
            <text:p>0.4221</text:p>
          </table:table-cell>
          <table:table-cell office:value-type="float" office:value="0.4267">
            <text:p>0.4267</text:p>
          </table:table-cell>
          <table:table-cell office:value-type="float" office:value="0.4316">
            <text:p>0.4316</text:p>
          </table:table-cell>
          <table:table-cell office:value-type="float" office:value="0.436041">
            <text:p>0.436041</text:p>
          </table:table-cell>
          <table:table-cell office:value-type="float" office:value="0.034413">
            <text:p>0.034413</text:p>
          </table:table-cell>
          <table:table-cell office:value-type="float" office:value="0.0351035">
            <text:p>0.0351035</text:p>
          </table:table-cell>
          <table:table-cell office:value-type="float" office:value="0.0348377">
            <text:p>0.0348377</text:p>
          </table:table-cell>
          <table:table-cell office:value-type="float" office:value="0.0345543">
            <text:p>0.0345543</text:p>
          </table:table-cell>
          <table:table-cell office:value-type="float" office:value="0.0341522">
            <text:p>0.0341522</text:p>
          </table:table-cell>
          <table:table-cell office:value-type="float" office:value="0.0335224">
            <text:p>0.0335224</text:p>
          </table:table-cell>
        </table:table-row>
        <table:table-row table:style-name="ro2">
          <table:table-cell office:value-type="float" office:value="25922">
            <text:p>25922</text:p>
          </table:table-cell>
          <table:table-cell office:value-type="float" office:value="29389">
            <text:p>29389</text:p>
          </table:table-cell>
          <table:table-cell office:value-type="float" office:value="33053">
            <text:p>33053</text:p>
          </table:table-cell>
          <table:table-cell office:value-type="float" office:value="36289">
            <text:p>36289</text:p>
          </table:table-cell>
          <table:table-cell office:value-type="float" office:value="40875">
            <text:p>40875</text:p>
          </table:table-cell>
          <table:table-cell office:value-type="float" office:value="46511">
            <text:p>46511</text:p>
          </table:table-cell>
          <table:table-cell office:value-type="float" office:value="0.2906">
            <text:p>0.2906</text:p>
          </table:table-cell>
          <table:table-cell office:value-type="float" office:value="0.2824">
            <text:p>0.2824</text:p>
          </table:table-cell>
          <table:table-cell office:value-type="float" office:value="0.2775">
            <text:p>0.2775</text:p>
          </table:table-cell>
          <table:table-cell office:value-type="float" office:value="0.2805">
            <text:p>0.2805</text:p>
          </table:table-cell>
          <table:table-cell office:value-type="float" office:value="0.2721">
            <text:p>0.2721</text:p>
          </table:table-cell>
          <table:table-cell office:value-type="float" office:value="0.2698">
            <text:p>0.2698</text:p>
          </table:table-cell>
          <table:table-cell office:value-type="float" office:value="0.4243">
            <text:p>0.4243</text:p>
          </table:table-cell>
          <table:table-cell office:value-type="float" office:value="0.4192">
            <text:p>0.4192</text:p>
          </table:table-cell>
          <table:table-cell office:value-type="float" office:value="0.4132">
            <text:p>0.4132</text:p>
          </table:table-cell>
          <table:table-cell office:value-type="float" office:value="0.4066">
            <text:p>0.4066</text:p>
          </table:table-cell>
          <table:table-cell office:value-type="float" office:value="0.3996">
            <text:p>0.3996</text:p>
          </table:table-cell>
          <table:table-cell office:value-type="float" office:value="0.396681">
            <text:p>0.396681</text:p>
          </table:table-cell>
          <table:table-cell office:value-type="float" office:value="0.0328293">
            <text:p>0.0328293</text:p>
          </table:table-cell>
          <table:table-cell office:value-type="float" office:value="0.0414441">
            <text:p>0.0414441</text:p>
          </table:table-cell>
          <table:table-cell office:value-type="float" office:value="0.0432033">
            <text:p>0.0432033</text:p>
          </table:table-cell>
          <table:table-cell office:value-type="float" office:value="0.0423544">
            <text:p>0.0423544</text:p>
          </table:table-cell>
          <table:table-cell office:value-type="float" office:value="0.0400979">
            <text:p>0.0400979</text:p>
          </table:table-cell>
          <table:table-cell office:value-type="float" office:value="0.03855">
            <text:p>0.03855</text:p>
          </table:table-cell>
        </table:table-row>
        <table:table-row table:style-name="ro2">
          <table:table-cell office:value-type="float" office:value="24191">
            <text:p>24191</text:p>
          </table:table-cell>
          <table:table-cell office:value-type="float" office:value="27150">
            <text:p>27150</text:p>
          </table:table-cell>
          <table:table-cell office:value-type="float" office:value="30623">
            <text:p>30623</text:p>
          </table:table-cell>
          <table:table-cell office:value-type="float" office:value="34309">
            <text:p>34309</text:p>
          </table:table-cell>
          <table:table-cell office:value-type="float" office:value="38750">
            <text:p>38750</text:p>
          </table:table-cell>
          <table:table-cell office:value-type="float" office:value="43083">
            <text:p>43083</text:p>
          </table:table-cell>
          <table:table-cell office:value-type="float" office:value="0.5117">
            <text:p>0.5117</text:p>
          </table:table-cell>
          <table:table-cell office:value-type="float" office:value="0.5068">
            <text:p>0.5068</text:p>
          </table:table-cell>
          <table:table-cell office:value-type="float" office:value="0.4976">
            <text:p>0.4976</text:p>
          </table:table-cell>
          <table:table-cell office:value-type="float" office:value="0.483">
            <text:p>0.483</text:p>
          </table:table-cell>
          <table:table-cell office:value-type="float" office:value="0.4667">
            <text:p>0.4667</text:p>
          </table:table-cell>
          <table:table-cell office:value-type="float" office:value="0.4539">
            <text:p>0.4539</text:p>
          </table:table-cell>
          <table:table-cell office:value-type="float" office:value="0.4451">
            <text:p>0.4451</text:p>
          </table:table-cell>
          <table:table-cell office:value-type="float" office:value="0.4462">
            <text:p>0.4462</text:p>
          </table:table-cell>
          <table:table-cell office:value-type="float" office:value="0.4444">
            <text:p>0.4444</text:p>
          </table:table-cell>
          <table:table-cell office:value-type="float" office:value="0.4429">
            <text:p>0.4429</text:p>
          </table:table-cell>
          <table:table-cell office:value-type="float" office:value="0.4444">
            <text:p>0.4444</text:p>
          </table:table-cell>
          <table:table-cell office:value-type="float" office:value="0.448687">
            <text:p>0.448687</text:p>
          </table:table-cell>
          <table:table-cell office:value-type="float" office:value="0.0254227">
            <text:p>0.0254227</text:p>
          </table:table-cell>
          <table:table-cell office:value-type="float" office:value="0.0241989">
            <text:p>0.0241989</text:p>
          </table:table-cell>
          <table:table-cell office:value-type="float" office:value="0.0251118">
            <text:p>0.0251118</text:p>
          </table:table-cell>
          <table:table-cell office:value-type="float" office:value="0.025999">
            <text:p>0.025999</text:p>
          </table:table-cell>
          <table:table-cell office:value-type="float" office:value="0.0264516">
            <text:p>0.0264516</text:p>
          </table:table-cell>
          <table:table-cell office:value-type="float" office:value="0.0292227">
            <text:p>0.0292227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 office:value-type="float" office:value="637">
            <text:p>637</text:p>
          </table:table-cell>
          <table:table-cell office:value-type="float" office:value="806">
            <text:p>806</text:p>
          </table:table-cell>
          <table:table-cell office:value-type="float" office:value="985">
            <text:p>985</text:p>
          </table:table-cell>
          <table:table-cell office:value-type="float" office:value="0.9541">
            <text:p>0.9541</text:p>
          </table:table-cell>
          <table:table-cell office:value-type="float" office:value="0.9341">
            <text:p>0.9341</text:p>
          </table:table-cell>
          <table:table-cell office:value-type="float" office:value="0.9167">
            <text:p>0.9167</text:p>
          </table:table-cell>
          <table:table-cell office:value-type="float" office:value="0.756">
            <text:p>0.756</text:p>
          </table:table-cell>
          <table:table-cell office:value-type="float" office:value="0.6298">
            <text:p>0.6298</text:p>
          </table:table-cell>
          <table:table-cell office:value-type="float" office:value="0.5196">
            <text:p>0.5196</text:p>
          </table:table-cell>
          <table:table-cell office:value-type="float" office:value="0.3246">
            <text:p>0.3246</text:p>
          </table:table-cell>
          <table:table-cell office:value-type="float" office:value="0.3272">
            <text:p>0.3272</text:p>
          </table:table-cell>
          <table:table-cell office:value-type="float" office:value="0.3297">
            <text:p>0.3297</text:p>
          </table:table-cell>
          <table:table-cell office:value-type="float" office:value="0.3315">
            <text:p>0.3315</text:p>
          </table:table-cell>
          <table:table-cell office:value-type="float" office:value="0.3335">
            <text:p>0.3335</text:p>
          </table:table-cell>
          <table:table-cell office:value-type="float" office:value="0.34675">
            <text:p>0.34675</text:p>
          </table:table-cell>
          <table:table-cell office:value-type="float" office:value="0.063786">
            <text:p>0.063786</text:p>
          </table:table-cell>
          <table:table-cell office:value-type="float" office:value="0.0626263">
            <text:p>0.0626263</text:p>
          </table:table-cell>
          <table:table-cell office:value-type="float" office:value="0.0595238">
            <text:p>0.0595238</text:p>
          </table:table-cell>
          <table:table-cell office:value-type="float" office:value="0.0580848">
            <text:p>0.0580848</text:p>
          </table:table-cell>
          <table:table-cell office:value-type="float" office:value="0.0583127">
            <text:p>0.0583127</text:p>
          </table:table-cell>
          <table:table-cell office:value-type="float" office:value="0.0588832">
            <text:p>0.0588832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404">
            <text:p>404</text:p>
          </table:table-cell>
          <table:table-cell office:value-type="float" office:value="464">
            <text:p>464</text:p>
          </table:table-cell>
          <table:table-cell office:value-type="float" office:value="548">
            <text:p>548</text:p>
          </table:table-cell>
          <table:table-cell office:value-type="float" office:value="641">
            <text:p>641</text:p>
          </table:table-cell>
          <table:table-cell office:value-type="float" office:value="745">
            <text:p>745</text:p>
          </table:table-cell>
          <table:table-cell office:value-type="float" office:value="0.5296">
            <text:p>0.5296</text:p>
          </table:table-cell>
          <table:table-cell office:value-type="float" office:value="0.5191">
            <text:p>0.5191</text:p>
          </table:table-cell>
          <table:table-cell office:value-type="float" office:value="0.5141">
            <text:p>0.5141</text:p>
          </table:table-cell>
          <table:table-cell office:value-type="float" office:value="0.492">
            <text:p>0.492</text:p>
          </table:table-cell>
          <table:table-cell office:value-type="float" office:value="0.4559">
            <text:p>0.4559</text:p>
          </table:table-cell>
          <table:table-cell office:value-type="float" office:value="0.4105">
            <text:p>0.4105</text:p>
          </table:table-cell>
          <table:table-cell office:value-type="float" office:value="0.3945">
            <text:p>0.3945</text:p>
          </table:table-cell>
          <table:table-cell office:value-type="float" office:value="0.4068">
            <text:p>0.4068</text:p>
          </table:table-cell>
          <table:table-cell office:value-type="float" office:value="0.4157">
            <text:p>0.4157</text:p>
          </table:table-cell>
          <table:table-cell office:value-type="float" office:value="0.4182">
            <text:p>0.4182</text:p>
          </table:table-cell>
          <table:table-cell office:value-type="float" office:value="0.4213">
            <text:p>0.4213</text:p>
          </table:table-cell>
          <table:table-cell office:value-type="float" office:value="0.423913">
            <text:p>0.423913</text:p>
          </table:table-cell>
          <table:table-cell office:value-type="float" office:value="0.03125">
            <text:p>0.03125</text:p>
          </table:table-cell>
          <table:table-cell office:value-type="float" office:value="0.029703">
            <text:p>0.029703</text:p>
          </table:table-cell>
          <table:table-cell office:value-type="float" office:value="0.0301724">
            <text:p>0.0301724</text:p>
          </table:table-cell>
          <table:table-cell office:value-type="float" office:value="0.0291971">
            <text:p>0.0291971</text:p>
          </table:table-cell>
          <table:table-cell office:value-type="float" office:value="0.0280811">
            <text:p>0.0280811</text:p>
          </table:table-cell>
          <table:table-cell office:value-type="float" office:value="0.0281879">
            <text:p>0.0281879</text:p>
          </table:table-cell>
        </table:table-row>
        <table:table-row table:style-name="ro2">
          <table:table-cell office:value-type="float" office:value="6774">
            <text:p>6774</text:p>
          </table:table-cell>
          <table:table-cell office:value-type="float" office:value="7828">
            <text:p>7828</text:p>
          </table:table-cell>
          <table:table-cell office:value-type="float" office:value="8612">
            <text:p>8612</text:p>
          </table:table-cell>
          <table:table-cell office:value-type="float" office:value="9831">
            <text:p>9831</text:p>
          </table:table-cell>
          <table:table-cell office:value-type="float" office:value="10736">
            <text:p>10736</text:p>
          </table:table-cell>
          <table:table-cell office:value-type="float" office:value="12839">
            <text:p>12839</text:p>
          </table:table-cell>
          <table:table-cell office:value-type="float" office:value="0.4342">
            <text:p>0.4342</text:p>
          </table:table-cell>
          <table:table-cell office:value-type="float" office:value="0.4097">
            <text:p>0.4097</text:p>
          </table:table-cell>
          <table:table-cell office:value-type="float" office:value="0.3993">
            <text:p>0.3993</text:p>
          </table:table-cell>
          <table:table-cell office:value-type="float" office:value="0.3935">
            <text:p>0.3935</text:p>
          </table:table-cell>
          <table:table-cell office:value-type="float" office:value="0.4053">
            <text:p>0.4053</text:p>
          </table:table-cell>
          <table:table-cell office:value-type="float" office:value="0.3934">
            <text:p>0.3934</text:p>
          </table:table-cell>
          <table:table-cell office:value-type="float" office:value="0.4459">
            <text:p>0.4459</text:p>
          </table:table-cell>
          <table:table-cell office:value-type="float" office:value="0.4518">
            <text:p>0.4518</text:p>
          </table:table-cell>
          <table:table-cell office:value-type="float" office:value="0.4573">
            <text:p>0.4573</text:p>
          </table:table-cell>
          <table:table-cell office:value-type="float" office:value="0.4618">
            <text:p>0.4618</text:p>
          </table:table-cell>
          <table:table-cell office:value-type="float" office:value="0.4645">
            <text:p>0.4645</text:p>
          </table:table-cell>
          <table:table-cell office:value-type="float" office:value="0.466247">
            <text:p>0.466247</text:p>
          </table:table-cell>
          <table:table-cell office:value-type="float" office:value="0.0253912">
            <text:p>0.0253912</text:p>
          </table:table-cell>
          <table:table-cell office:value-type="float" office:value="0.0260603">
            <text:p>0.0260603</text:p>
          </table:table-cell>
          <table:table-cell office:value-type="float" office:value="0.0267069">
            <text:p>0.0267069</text:p>
          </table:table-cell>
          <table:table-cell office:value-type="float" office:value="0.0273624">
            <text:p>0.0273624</text:p>
          </table:table-cell>
          <table:table-cell office:value-type="float" office:value="0.0279434">
            <text:p>0.0279434</text:p>
          </table:table-cell>
          <table:table-cell office:value-type="float" office:value="0.0280396">
            <text:p>0.0280396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488">
            <text:p>3488</text:p>
          </table:table-cell>
          <table:table-cell office:value-type="float" office:value="3900">
            <text:p>3900</text:p>
          </table:table-cell>
          <table:table-cell office:value-type="float" office:value="4149">
            <text:p>4149</text:p>
          </table:table-cell>
          <table:table-cell office:value-type="float" office:value="4461">
            <text:p>4461</text:p>
          </table:table-cell>
          <table:table-cell office:value-type="float" office:value="4987">
            <text:p>4987</text:p>
          </table:table-cell>
          <table:table-cell office:value-type="float" office:value="0.4906">
            <text:p>0.4906</text:p>
          </table:table-cell>
          <table:table-cell office:value-type="float" office:value="0.4924">
            <text:p>0.4924</text:p>
          </table:table-cell>
          <table:table-cell office:value-type="float" office:value="0.4891">
            <text:p>0.4891</text:p>
          </table:table-cell>
          <table:table-cell office:value-type="float" office:value="0.4875">
            <text:p>0.4875</text:p>
          </table:table-cell>
          <table:table-cell office:value-type="float" office:value="0.4814">
            <text:p>0.4814</text:p>
          </table:table-cell>
          <table:table-cell office:value-type="float" office:value="0.4682">
            <text:p>0.4682</text:p>
          </table:table-cell>
          <table:table-cell office:value-type="float" office:value="0.4143">
            <text:p>0.4143</text:p>
          </table:table-cell>
          <table:table-cell office:value-type="float" office:value="0.4188">
            <text:p>0.4188</text:p>
          </table:table-cell>
          <table:table-cell office:value-type="float" office:value="0.4251">
            <text:p>0.4251</text:p>
          </table:table-cell>
          <table:table-cell office:value-type="float" office:value="0.4261">
            <text:p>0.4261</text:p>
          </table:table-cell>
          <table:table-cell office:value-type="float" office:value="0.4299">
            <text:p>0.4299</text:p>
          </table:table-cell>
          <table:table-cell office:value-type="float" office:value="0.429467">
            <text:p>0.429467</text:p>
          </table:table-cell>
          <table:table-cell office:value-type="float" office:value="0.0248724">
            <text:p>0.0248724</text:p>
          </table:table-cell>
          <table:table-cell office:value-type="float" office:value="0.0252294">
            <text:p>0.0252294</text:p>
          </table:table-cell>
          <table:table-cell office:value-type="float" office:value="0.0258974">
            <text:p>0.0258974</text:p>
          </table:table-cell>
          <table:table-cell office:value-type="float" office:value="0.0260304">
            <text:p>0.0260304</text:p>
          </table:table-cell>
          <table:table-cell office:value-type="float" office:value="0.0262273">
            <text:p>0.0262273</text:p>
          </table:table-cell>
          <table:table-cell office:value-type="float" office:value="0.0262683">
            <text:p>0.0262683</text:p>
          </table:table-cell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524">
            <text:p>524</text:p>
          </table:table-cell>
          <table:table-cell office:value-type="float" office:value="525">
            <text:p>525</text:p>
          </table:table-cell>
          <table:table-cell office:value-type="float" office:value="627">
            <text:p>627</text:p>
          </table:table-cell>
          <table:table-cell office:value-type="float" office:value="795">
            <text:p>795</text:p>
          </table:table-cell>
          <table:table-cell office:value-type="float" office:value="873">
            <text:p>873</text:p>
          </table:table-cell>
          <table:table-cell table:number-columns-repeated="6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0332103">
            <text:p>0.0332103</text:p>
          </table:table-cell>
          <table:table-cell office:value-type="float" office:value="0.0343511">
            <text:p>0.0343511</text:p>
          </table:table-cell>
          <table:table-cell office:value-type="float" office:value="0.0342857">
            <text:p>0.0342857</text:p>
          </table:table-cell>
          <table:table-cell office:value-type="float" office:value="0.0382775">
            <text:p>0.0382775</text:p>
          </table:table-cell>
          <table:table-cell office:value-type="float" office:value="0.0402516">
            <text:p>0.0402516</text:p>
          </table:table-cell>
          <table:table-cell office:value-type="float" office:value="0.0412371">
            <text:p>0.0412371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4527">
            <text:p>4527</text:p>
          </table:table-cell>
          <table:table-cell office:value-type="float" office:value="5515">
            <text:p>5515</text:p>
          </table:table-cell>
          <table:table-cell office:value-type="float" office:value="6755">
            <text:p>6755</text:p>
          </table:table-cell>
          <table:table-cell office:value-type="float" office:value="8194">
            <text:p>8194</text:p>
          </table:table-cell>
          <table:table-cell office:value-type="float" office:value="9933">
            <text:p>9933</text:p>
          </table:table-cell>
          <table:table-cell office:value-type="float" office:value="0.5402">
            <text:p>0.5402</text:p>
          </table:table-cell>
          <table:table-cell office:value-type="float" office:value="0.5195">
            <text:p>0.5195</text:p>
          </table:table-cell>
          <table:table-cell office:value-type="float" office:value="0.4995">
            <text:p>0.4995</text:p>
          </table:table-cell>
          <table:table-cell office:value-type="float" office:value="0.4626">
            <text:p>0.4626</text:p>
          </table:table-cell>
          <table:table-cell office:value-type="float" office:value="0.4259">
            <text:p>0.4259</text:p>
          </table:table-cell>
          <table:table-cell office:value-type="float" office:value="0.3954">
            <text:p>0.3954</text:p>
          </table:table-cell>
          <table:table-cell office:value-type="float" office:value="0.4084">
            <text:p>0.4084</text:p>
          </table:table-cell>
          <table:table-cell office:value-type="float" office:value="0.4179">
            <text:p>0.4179</text:p>
          </table:table-cell>
          <table:table-cell office:value-type="float" office:value="0.4272">
            <text:p>0.4272</text:p>
          </table:table-cell>
          <table:table-cell office:value-type="float" office:value="0.4377">
            <text:p>0.4377</text:p>
          </table:table-cell>
          <table:table-cell office:value-type="float" office:value="0.4478">
            <text:p>0.4478</text:p>
          </table:table-cell>
          <table:table-cell office:value-type="float" office:value="0.45571">
            <text:p>0.45571</text:p>
          </table:table-cell>
          <table:table-cell office:value-type="float" office:value="0.0236904">
            <text:p>0.0236904</text:p>
          </table:table-cell>
          <table:table-cell office:value-type="float" office:value="0.0238569">
            <text:p>0.0238569</text:p>
          </table:table-cell>
          <table:table-cell office:value-type="float" office:value="0.024116">
            <text:p>0.024116</text:p>
          </table:table-cell>
          <table:table-cell office:value-type="float" office:value="0.0242783">
            <text:p>0.0242783</text:p>
          </table:table-cell>
          <table:table-cell office:value-type="float" office:value="0.0246522">
            <text:p>0.0246522</text:p>
          </table:table-cell>
          <table:table-cell office:value-type="float" office:value="0.0249673">
            <text:p>0.0249673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9749">
            <text:p>9749</text:p>
          </table:table-cell>
          <table:table-cell office:value-type="float" office:value="11498">
            <text:p>11498</text:p>
          </table:table-cell>
          <table:table-cell office:value-type="float" office:value="13741">
            <text:p>13741</text:p>
          </table:table-cell>
          <table:table-cell office:value-type="float" office:value="16632">
            <text:p>16632</text:p>
          </table:table-cell>
          <table:table-cell office:value-type="float" office:value="20096">
            <text:p>20096</text:p>
          </table:table-cell>
          <table:table-cell office:value-type="float" office:value="0.4456">
            <text:p>0.4456</text:p>
          </table:table-cell>
          <table:table-cell office:value-type="float" office:value="0.4379">
            <text:p>0.4379</text:p>
          </table:table-cell>
          <table:table-cell office:value-type="float" office:value="0.4304">
            <text:p>0.4304</text:p>
          </table:table-cell>
          <table:table-cell office:value-type="float" office:value="0.4307">
            <text:p>0.4307</text:p>
          </table:table-cell>
          <table:table-cell office:value-type="float" office:value="0.4252">
            <text:p>0.4252</text:p>
          </table:table-cell>
          <table:table-cell office:value-type="float" office:value="0.4122">
            <text:p>0.4122</text:p>
          </table:table-cell>
          <table:table-cell office:value-type="float" office:value="0.497">
            <text:p>0.497</text:p>
          </table:table-cell>
          <table:table-cell office:value-type="float" office:value="0.5037">
            <text:p>0.5037</text:p>
          </table:table-cell>
          <table:table-cell office:value-type="float" office:value="0.5102">
            <text:p>0.5102</text:p>
          </table:table-cell>
          <table:table-cell office:value-type="float" office:value="0.5158">
            <text:p>0.5158</text:p>
          </table:table-cell>
          <table:table-cell office:value-type="float" office:value="0.5216">
            <text:p>0.5216</text:p>
          </table:table-cell>
          <table:table-cell office:value-type="float" office:value="0.525305">
            <text:p>0.525305</text:p>
          </table:table-cell>
          <table:table-cell office:value-type="float" office:value="0.0411666">
            <text:p>0.0411666</text:p>
          </table:table-cell>
          <table:table-cell office:value-type="float" office:value="0.0408247">
            <text:p>0.0408247</text:p>
          </table:table-cell>
          <table:table-cell office:value-type="float" office:value="0.0394851">
            <text:p>0.0394851</text:p>
          </table:table-cell>
          <table:table-cell office:value-type="float" office:value="0.0370424">
            <text:p>0.0370424</text:p>
          </table:table-cell>
          <table:table-cell office:value-type="float" office:value="0.0337903">
            <text:p>0.0337903</text:p>
          </table:table-cell>
          <table:table-cell office:value-type="float" office:value="0.0309514">
            <text:p>0.0309514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963">
            <text:p>963</text:p>
          </table:table-cell>
          <table:table-cell office:value-type="float" office:value="1064">
            <text:p>1064</text:p>
          </table:table-cell>
          <table:table-cell office:value-type="float" office:value="1187">
            <text:p>1187</text:p>
          </table:table-cell>
          <table:table-cell office:value-type="float" office:value="1339">
            <text:p>1339</text:p>
          </table:table-cell>
          <table:table-cell office:value-type="float" office:value="1538">
            <text:p>1538</text:p>
          </table:table-cell>
          <table:table-cell office:value-type="float" office:value="0.5432">
            <text:p>0.5432</text:p>
          </table:table-cell>
          <table:table-cell office:value-type="float" office:value="0.5271">
            <text:p>0.5271</text:p>
          </table:table-cell>
          <table:table-cell office:value-type="float" office:value="0.5114">
            <text:p>0.5114</text:p>
          </table:table-cell>
          <table:table-cell office:value-type="float" office:value="0.5029">
            <text:p>0.5029</text:p>
          </table:table-cell>
          <table:table-cell office:value-type="float" office:value="0.4885">
            <text:p>0.4885</text:p>
          </table:table-cell>
          <table:table-cell office:value-type="float" office:value="0.4725">
            <text:p>0.4725</text:p>
          </table:table-cell>
          <table:table-cell office:value-type="float" office:value="0.4055">
            <text:p>0.4055</text:p>
          </table:table-cell>
          <table:table-cell office:value-type="float" office:value="0.4085">
            <text:p>0.4085</text:p>
          </table:table-cell>
          <table:table-cell office:value-type="float" office:value="0.4129">
            <text:p>0.4129</text:p>
          </table:table-cell>
          <table:table-cell office:value-type="float" office:value="0.4163">
            <text:p>0.4163</text:p>
          </table:table-cell>
          <table:table-cell office:value-type="float" office:value="0.4201">
            <text:p>0.4201</text:p>
          </table:table-cell>
          <table:table-cell office:value-type="float" office:value="0.423469">
            <text:p>0.423469</text:p>
          </table:table-cell>
          <table:table-cell office:value-type="float" office:value="0.0390805">
            <text:p>0.0390805</text:p>
          </table:table-cell>
          <table:table-cell office:value-type="float" office:value="0.0373832">
            <text:p>0.0373832</text:p>
          </table:table-cell>
          <table:table-cell office:value-type="float" office:value="0.0357143">
            <text:p>0.0357143</text:p>
          </table:table-cell>
          <table:table-cell office:value-type="float" office:value="0.0362258">
            <text:p>0.0362258</text:p>
          </table:table-cell>
          <table:table-cell office:value-type="float" office:value="0.0358476">
            <text:p>0.0358476</text:p>
          </table:table-cell>
          <table:table-cell office:value-type="float" office:value="0.0364109">
            <text:p>0.0364109</text:p>
          </table:table-cell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1195">
            <text:p>1195</text:p>
          </table:table-cell>
          <table:table-cell office:value-type="float" office:value="1385">
            <text:p>1385</text:p>
          </table:table-cell>
          <table:table-cell office:value-type="float" office:value="1609">
            <text:p>1609</text:p>
          </table:table-cell>
          <table:table-cell office:value-type="float" office:value="1876">
            <text:p>1876</text:p>
          </table:table-cell>
          <table:table-cell office:value-type="float" office:value="2199">
            <text:p>2199</text:p>
          </table:table-cell>
          <table:table-cell office:value-type="float" office:value="0.419">
            <text:p>0.419</text:p>
          </table:table-cell>
          <table:table-cell office:value-type="float" office:value="0.414">
            <text:p>0.414</text:p>
          </table:table-cell>
          <table:table-cell office:value-type="float" office:value="0.4091">
            <text:p>0.4091</text:p>
          </table:table-cell>
          <table:table-cell office:value-type="float" office:value="0.401">
            <text:p>0.401</text:p>
          </table:table-cell>
          <table:table-cell office:value-type="float" office:value="0.3911">
            <text:p>0.3911</text:p>
          </table:table-cell>
          <table:table-cell office:value-type="float" office:value="0.371">
            <text:p>0.371</text:p>
          </table:table-cell>
          <table:table-cell office:value-type="float" office:value="0.4225">
            <text:p>0.4225</text:p>
          </table:table-cell>
          <table:table-cell office:value-type="float" office:value="0.4291">
            <text:p>0.4291</text:p>
          </table:table-cell>
          <table:table-cell office:value-type="float" office:value="0.4347">
            <text:p>0.4347</text:p>
          </table:table-cell>
          <table:table-cell office:value-type="float" office:value="0.4449">
            <text:p>0.4449</text:p>
          </table:table-cell>
          <table:table-cell office:value-type="float" office:value="0.4551">
            <text:p>0.4551</text:p>
          </table:table-cell>
          <table:table-cell office:value-type="float" office:value="0.467912">
            <text:p>0.467912</text:p>
          </table:table-cell>
          <table:table-cell office:value-type="float" office:value="0.0365736">
            <text:p>0.0365736</text:p>
          </table:table-cell>
          <table:table-cell office:value-type="float" office:value="0.0376569">
            <text:p>0.0376569</text:p>
          </table:table-cell>
          <table:table-cell office:value-type="float" office:value="0.0375451">
            <text:p>0.0375451</text:p>
          </table:table-cell>
          <table:table-cell office:value-type="float" office:value="0.0372902">
            <text:p>0.0372902</text:p>
          </table:table-cell>
          <table:table-cell office:value-type="float" office:value="0.0367804">
            <text:p>0.0367804</text:p>
          </table:table-cell>
          <table:table-cell office:value-type="float" office:value="0.0368349">
            <text:p>0.0368349</text:p>
          </table:table-cell>
        </table:table-row>
        <table:table-row table:style-name="ro2">
          <table:table-cell office:value-type="float" office:value="5309">
            <text:p>5309</text:p>
          </table:table-cell>
          <table:table-cell office:value-type="float" office:value="6016">
            <text:p>6016</text:p>
          </table:table-cell>
          <table:table-cell office:value-type="float" office:value="6742">
            <text:p>6742</text:p>
          </table:table-cell>
          <table:table-cell office:value-type="float" office:value="7595">
            <text:p>7595</text:p>
          </table:table-cell>
          <table:table-cell office:value-type="float" office:value="8785">
            <text:p>8785</text:p>
          </table:table-cell>
          <table:table-cell office:value-type="float" office:value="10237">
            <text:p>10237</text:p>
          </table:table-cell>
          <table:table-cell office:value-type="float" office:value="0.5114">
            <text:p>0.5114</text:p>
          </table:table-cell>
          <table:table-cell office:value-type="float" office:value="0.5003">
            <text:p>0.5003</text:p>
          </table:table-cell>
          <table:table-cell office:value-type="float" office:value="0.4892">
            <text:p>0.4892</text:p>
          </table:table-cell>
          <table:table-cell office:value-type="float" office:value="0.4838">
            <text:p>0.4838</text:p>
          </table:table-cell>
          <table:table-cell office:value-type="float" office:value="0.4703">
            <text:p>0.4703</text:p>
          </table:table-cell>
          <table:table-cell office:value-type="float" office:value="0.4416">
            <text:p>0.4416</text:p>
          </table:table-cell>
          <table:table-cell office:value-type="float" office:value="0.411">
            <text:p>0.411</text:p>
          </table:table-cell>
          <table:table-cell office:value-type="float" office:value="0.4156">
            <text:p>0.4156</text:p>
          </table:table-cell>
          <table:table-cell office:value-type="float" office:value="0.4197">
            <text:p>0.4197</text:p>
          </table:table-cell>
          <table:table-cell office:value-type="float" office:value="0.4265">
            <text:p>0.4265</text:p>
          </table:table-cell>
          <table:table-cell office:value-type="float" office:value="0.4342">
            <text:p>0.4342</text:p>
          </table:table-cell>
          <table:table-cell office:value-type="float" office:value="0.441887">
            <text:p>0.441887</text:p>
          </table:table-cell>
          <table:table-cell office:value-type="float" office:value="0.0280655">
            <text:p>0.0280655</text:p>
          </table:table-cell>
          <table:table-cell office:value-type="float" office:value="0.0284242">
            <text:p>0.0284242</text:p>
          </table:table-cell>
          <table:table-cell office:value-type="float" office:value="0.0289232">
            <text:p>0.0289232</text:p>
          </table:table-cell>
          <table:table-cell office:value-type="float" office:value="0.0294931">
            <text:p>0.0294931</text:p>
          </table:table-cell>
          <table:table-cell office:value-type="float" office:value="0.0297097">
            <text:p>0.0297097</text:p>
          </table:table-cell>
          <table:table-cell office:value-type="float" office:value="0.0297939">
            <text:p>0.0297939</text:p>
          </table:table-cell>
        </table:table-row>
        <table:table-row table:style-name="ro2">
          <table:table-cell office:value-type="float" office:value="3529">
            <text:p>3529</text:p>
          </table:table-cell>
          <table:table-cell office:value-type="float" office:value="3975">
            <text:p>3975</text:p>
          </table:table-cell>
          <table:table-cell office:value-type="float" office:value="4518">
            <text:p>4518</text:p>
          </table:table-cell>
          <table:table-cell office:value-type="float" office:value="5244">
            <text:p>5244</text:p>
          </table:table-cell>
          <table:table-cell office:value-type="float" office:value="6183">
            <text:p>6183</text:p>
          </table:table-cell>
          <table:table-cell office:value-type="float" office:value="7340">
            <text:p>7340</text:p>
          </table:table-cell>
          <table:table-cell office:value-type="float" office:value="0.4976">
            <text:p>0.4976</text:p>
          </table:table-cell>
          <table:table-cell office:value-type="float" office:value="0.4946">
            <text:p>0.4946</text:p>
          </table:table-cell>
          <table:table-cell office:value-type="float" office:value="0.4786">
            <text:p>0.4786</text:p>
          </table:table-cell>
          <table:table-cell office:value-type="float" office:value="0.4612">
            <text:p>0.4612</text:p>
          </table:table-cell>
          <table:table-cell office:value-type="float" office:value="0.4436">
            <text:p>0.4436</text:p>
          </table:table-cell>
          <table:table-cell office:value-type="float" office:value="0.4173">
            <text:p>0.4173</text:p>
          </table:table-cell>
          <table:table-cell office:value-type="float" office:value="0.4562">
            <text:p>0.4562</text:p>
          </table:table-cell>
          <table:table-cell office:value-type="float" office:value="0.4608">
            <text:p>0.4608</text:p>
          </table:table-cell>
          <table:table-cell office:value-type="float" office:value="0.4664">
            <text:p>0.4664</text:p>
          </table:table-cell>
          <table:table-cell office:value-type="float" office:value="0.4656">
            <text:p>0.4656</text:p>
          </table:table-cell>
          <table:table-cell office:value-type="float" office:value="0.465">
            <text:p>0.465</text:p>
          </table:table-cell>
          <table:table-cell office:value-type="float" office:value="0.460509">
            <text:p>0.460509</text:p>
          </table:table-cell>
          <table:table-cell office:value-type="float" office:value="0.0260697">
            <text:p>0.0260697</text:p>
          </table:table-cell>
          <table:table-cell office:value-type="float" office:value="0.0241509">
            <text:p>0.0241509</text:p>
          </table:table-cell>
          <table:table-cell office:value-type="float" office:value="0.0232404">
            <text:p>0.0232404</text:p>
          </table:table-cell>
          <table:table-cell office:value-type="float" office:value="0.0215484">
            <text:p>0.0215484</text:p>
          </table:table-cell>
          <table:table-cell office:value-type="float" office:value="0.0226427">
            <text:p>0.0226427</text:p>
          </table:table-cell>
          <table:table-cell office:value-type="float" office:value="0.0247956">
            <text:p>0.0247956</text:p>
          </table:table-cell>
        </table:table-row>
        <table:table-row table:style-name="ro2">
          <table:table-cell office:value-type="float" office:value="4375">
            <text:p>4375</text:p>
          </table:table-cell>
          <table:table-cell office:value-type="float" office:value="4922">
            <text:p>4922</text:p>
          </table:table-cell>
          <table:table-cell office:value-type="float" office:value="5484">
            <text:p>5484</text:p>
          </table:table-cell>
          <table:table-cell office:value-type="float" office:value="6169">
            <text:p>6169</text:p>
          </table:table-cell>
          <table:table-cell office:value-type="float" office:value="6863">
            <text:p>6863</text:p>
          </table:table-cell>
          <table:table-cell office:value-type="float" office:value="7915">
            <text:p>7915</text:p>
          </table:table-cell>
          <table:table-cell office:value-type="float" office:value="0.3946">
            <text:p>0.3946</text:p>
          </table:table-cell>
          <table:table-cell office:value-type="float" office:value="0.3787">
            <text:p>0.3787</text:p>
          </table:table-cell>
          <table:table-cell office:value-type="float" office:value="0.3624">
            <text:p>0.3624</text:p>
          </table:table-cell>
          <table:table-cell office:value-type="float" office:value="0.3567">
            <text:p>0.3567</text:p>
          </table:table-cell>
          <table:table-cell office:value-type="float" office:value="0.3483">
            <text:p>0.3483</text:p>
          </table:table-cell>
          <table:table-cell office:value-type="float" office:value="0.3517">
            <text:p>0.3517</text:p>
          </table:table-cell>
          <table:table-cell office:value-type="float" office:value="0.4342">
            <text:p>0.4342</text:p>
          </table:table-cell>
          <table:table-cell office:value-type="float" office:value="0.4388">
            <text:p>0.4388</text:p>
          </table:table-cell>
          <table:table-cell office:value-type="float" office:value="0.4449">
            <text:p>0.4449</text:p>
          </table:table-cell>
          <table:table-cell office:value-type="float" office:value="0.4518">
            <text:p>0.4518</text:p>
          </table:table-cell>
          <table:table-cell office:value-type="float" office:value="0.4608">
            <text:p>0.4608</text:p>
          </table:table-cell>
          <table:table-cell office:value-type="float" office:value="0.462025">
            <text:p>0.462025</text:p>
          </table:table-cell>
          <table:table-cell office:value-type="float" office:value="0.0235429">
            <text:p>0.0235429</text:p>
          </table:table-cell>
          <table:table-cell office:value-type="float" office:value="0.023974">
            <text:p>0.023974</text:p>
          </table:table-cell>
          <table:table-cell office:value-type="float" office:value="0.0246171">
            <text:p>0.0246171</text:p>
          </table:table-cell>
          <table:table-cell office:value-type="float" office:value="0.0249635">
            <text:p>0.0249635</text:p>
          </table:table-cell>
          <table:table-cell office:value-type="float" office:value="0.0254991">
            <text:p>0.0254991</text:p>
          </table:table-cell>
          <table:table-cell office:value-type="float" office:value="0.0257738">
            <text:p>0.0257738</text:p>
          </table:table-cell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1096">
            <text:p>1096</text:p>
          </table:table-cell>
          <table:table-cell office:value-type="float" office:value="1221">
            <text:p>1221</text:p>
          </table:table-cell>
          <table:table-cell office:value-type="float" office:value="1371">
            <text:p>1371</text:p>
          </table:table-cell>
          <table:table-cell office:value-type="float" office:value="1551">
            <text:p>1551</text:p>
          </table:table-cell>
          <table:table-cell office:value-type="float" office:value="1766">
            <text:p>1766</text:p>
          </table:table-cell>
          <table:table-cell office:value-type="float" office:value="0.3692">
            <text:p>0.3692</text:p>
          </table:table-cell>
          <table:table-cell office:value-type="float" office:value="0.3618">
            <text:p>0.3618</text:p>
          </table:table-cell>
          <table:table-cell office:value-type="float" office:value="0.3549">
            <text:p>0.3549</text:p>
          </table:table-cell>
          <table:table-cell office:value-type="float" office:value="0.3453">
            <text:p>0.3453</text:p>
          </table:table-cell>
          <table:table-cell office:value-type="float" office:value="0.3331">
            <text:p>0.3331</text:p>
          </table:table-cell>
          <table:table-cell office:value-type="float" office:value="0.3341">
            <text:p>0.3341</text:p>
          </table:table-cell>
          <table:table-cell office:value-type="float" office:value="0.4357">
            <text:p>0.4357</text:p>
          </table:table-cell>
          <table:table-cell office:value-type="float" office:value="0.4423">
            <text:p>0.4423</text:p>
          </table:table-cell>
          <table:table-cell office:value-type="float" office:value="0.4494">
            <text:p>0.4494</text:p>
          </table:table-cell>
          <table:table-cell office:value-type="float" office:value="0.4532">
            <text:p>0.4532</text:p>
          </table:table-cell>
          <table:table-cell office:value-type="float" office:value="0.4579">
            <text:p>0.4579</text:p>
          </table:table-cell>
          <table:table-cell office:value-type="float" office:value="0.464345">
            <text:p>0.464345</text:p>
          </table:table-cell>
          <table:table-cell office:value-type="float" office:value="0.0282543">
            <text:p>0.0282543</text:p>
          </table:table-cell>
          <table:table-cell office:value-type="float" office:value="0.0282847">
            <text:p>0.0282847</text:p>
          </table:table-cell>
          <table:table-cell office:value-type="float" office:value="0.029484">
            <text:p>0.029484</text:p>
          </table:table-cell>
          <table:table-cell office:value-type="float" office:value="0.0299052">
            <text:p>0.0299052</text:p>
          </table:table-cell>
          <table:table-cell office:value-type="float" office:value="0.030303">
            <text:p>0.030303</text:p>
          </table:table-cell>
          <table:table-cell office:value-type="float" office:value="0.0305776">
            <text:p>0.0305776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753">
            <text:p>753</text:p>
          </table:table-cell>
          <table:table-cell office:value-type="float" office:value="826">
            <text:p>826</text:p>
          </table:table-cell>
          <table:table-cell office:value-type="float" office:value="892">
            <text:p>892</text:p>
          </table:table-cell>
          <table:table-cell office:value-type="float" office:value="966">
            <text:p>966</text:p>
          </table:table-cell>
          <table:table-cell office:value-type="float" office:value="1020">
            <text:p>1020</text:p>
          </table:table-cell>
          <table:table-cell office:value-type="float" office:value="0.297">
            <text:p>0.297</text:p>
          </table:table-cell>
          <table:table-cell office:value-type="float" office:value="0.3039">
            <text:p>0.3039</text:p>
          </table:table-cell>
          <table:table-cell office:value-type="float" office:value="0.3112">
            <text:p>0.3112</text:p>
          </table:table-cell>
          <table:table-cell office:value-type="float" office:value="0.331">
            <text:p>0.331</text:p>
          </table:table-cell>
          <table:table-cell office:value-type="float" office:value="0.3427">
            <text:p>0.3427</text:p>
          </table:table-cell>
          <table:table-cell office:value-type="float" office:value="0.3824">
            <text:p>0.3824</text:p>
          </table:table-cell>
          <table:table-cell office:value-type="float" office:value="0.4649">
            <text:p>0.4649</text:p>
          </table:table-cell>
          <table:table-cell office:value-type="float" office:value="0.4504">
            <text:p>0.4504</text:p>
          </table:table-cell>
          <table:table-cell office:value-type="float" office:value="0.4374">
            <text:p>0.4374</text:p>
          </table:table-cell>
          <table:table-cell office:value-type="float" office:value="0.386">
            <text:p>0.386</text:p>
          </table:table-cell>
          <table:table-cell office:value-type="float" office:value="0.3414">
            <text:p>0.3414</text:p>
          </table:table-cell>
          <table:table-cell office:value-type="float" office:value="0.317204">
            <text:p>0.317204</text:p>
          </table:table-cell>
          <table:table-cell office:value-type="float" office:value="0.0257576">
            <text:p>0.0257576</text:p>
          </table:table-cell>
          <table:table-cell office:value-type="float" office:value="0.0252324">
            <text:p>0.0252324</text:p>
          </table:table-cell>
          <table:table-cell office:value-type="float" office:value="0.0254237">
            <text:p>0.0254237</text:p>
          </table:table-cell>
          <table:table-cell office:value-type="float" office:value="0.0280269">
            <text:p>0.0280269</text:p>
          </table:table-cell>
          <table:table-cell office:value-type="float" office:value="0.0186335">
            <text:p>0.0186335</text:p>
          </table:table-cell>
          <table:table-cell office:value-type="float" office:value="0.045098">
            <text:p>0.045098</text:p>
          </table:table-cell>
        </table:table-row>
        <table:table-row table:style-name="ro2">
          <table:table-cell office:value-type="float" office:value="11626">
            <text:p>11626</text:p>
          </table:table-cell>
          <table:table-cell office:value-type="float" office:value="13323">
            <text:p>13323</text:p>
          </table:table-cell>
          <table:table-cell office:value-type="float" office:value="15310">
            <text:p>15310</text:p>
          </table:table-cell>
          <table:table-cell office:value-type="float" office:value="17305">
            <text:p>17305</text:p>
          </table:table-cell>
          <table:table-cell office:value-type="float" office:value="19382">
            <text:p>19382</text:p>
          </table:table-cell>
          <table:table-cell office:value-type="float" office:value="22025">
            <text:p>22025</text:p>
          </table:table-cell>
          <table:table-cell office:value-type="float" office:value="0.2809">
            <text:p>0.2809</text:p>
          </table:table-cell>
          <table:table-cell office:value-type="float" office:value="0.2698">
            <text:p>0.2698</text:p>
          </table:table-cell>
          <table:table-cell office:value-type="float" office:value="0.2644">
            <text:p>0.2644</text:p>
          </table:table-cell>
          <table:table-cell office:value-type="float" office:value="0.2773">
            <text:p>0.2773</text:p>
          </table:table-cell>
          <table:table-cell office:value-type="float" office:value="0.2935">
            <text:p>0.2935</text:p>
          </table:table-cell>
          <table:table-cell office:value-type="float" office:value="0.3018">
            <text:p>0.3018</text:p>
          </table:table-cell>
          <table:table-cell office:value-type="float" office:value="0.4487">
            <text:p>0.4487</text:p>
          </table:table-cell>
          <table:table-cell office:value-type="float" office:value="0.462">
            <text:p>0.462</text:p>
          </table:table-cell>
          <table:table-cell office:value-type="float" office:value="0.4756">
            <text:p>0.4756</text:p>
          </table:table-cell>
          <table:table-cell office:value-type="float" office:value="0.4533">
            <text:p>0.4533</text:p>
          </table:table-cell>
          <table:table-cell office:value-type="float" office:value="0.432">
            <text:p>0.432</text:p>
          </table:table-cell>
          <table:table-cell office:value-type="float" office:value="0.409953">
            <text:p>0.409953</text:p>
          </table:table-cell>
          <table:table-cell office:value-type="float" office:value="0.0258902">
            <text:p>0.0258902</text:p>
          </table:table-cell>
          <table:table-cell office:value-type="float" office:value="0.0346769">
            <text:p>0.0346769</text:p>
          </table:table-cell>
          <table:table-cell office:value-type="float" office:value="0.0417374">
            <text:p>0.0417374</text:p>
          </table:table-cell>
          <table:table-cell office:value-type="float" office:value="0.036579">
            <text:p>0.036579</text:p>
          </table:table-cell>
          <table:table-cell office:value-type="float" office:value="0.0408627">
            <text:p>0.0408627</text:p>
          </table:table-cell>
          <table:table-cell office:value-type="float" office:value="0.0390919">
            <text:p>0.0390919</text:p>
          </table:table-cell>
        </table:table-row>
        <table:table-row table:style-name="ro2">
          <table:table-cell office:value-type="float" office:value="7461">
            <text:p>7461</text:p>
          </table:table-cell>
          <table:table-cell office:value-type="float" office:value="8338">
            <text:p>8338</text:p>
          </table:table-cell>
          <table:table-cell office:value-type="float" office:value="9395">
            <text:p>9395</text:p>
          </table:table-cell>
          <table:table-cell office:value-type="float" office:value="10498">
            <text:p>10498</text:p>
          </table:table-cell>
          <table:table-cell office:value-type="float" office:value="12095">
            <text:p>12095</text:p>
          </table:table-cell>
          <table:table-cell office:value-type="float" office:value="13711">
            <text:p>13711</text:p>
          </table:table-cell>
          <table:table-cell office:value-type="float" office:value="0.5247">
            <text:p>0.5247</text:p>
          </table:table-cell>
          <table:table-cell office:value-type="float" office:value="0.5148">
            <text:p>0.5148</text:p>
          </table:table-cell>
          <table:table-cell office:value-type="float" office:value="0.5049">
            <text:p>0.5049</text:p>
          </table:table-cell>
          <table:table-cell office:value-type="float" office:value="0.5395">
            <text:p>0.5395</text:p>
          </table:table-cell>
          <table:table-cell office:value-type="float" office:value="0.5705">
            <text:p>0.5705</text:p>
          </table:table-cell>
          <table:table-cell office:value-type="float" office:value="0.5562">
            <text:p>0.5562</text:p>
          </table:table-cell>
          <table:table-cell office:value-type="float" office:value="0.4084">
            <text:p>0.4084</text:p>
          </table:table-cell>
          <table:table-cell office:value-type="float" office:value="0.4158">
            <text:p>0.4158</text:p>
          </table:table-cell>
          <table:table-cell office:value-type="float" office:value="0.4243">
            <text:p>0.4243</text:p>
          </table:table-cell>
          <table:table-cell office:value-type="float" office:value="0.4279">
            <text:p>0.4279</text:p>
          </table:table-cell>
          <table:table-cell office:value-type="float" office:value="0.4318">
            <text:p>0.4318</text:p>
          </table:table-cell>
          <table:table-cell office:value-type="float" office:value="0.432076">
            <text:p>0.432076</text:p>
          </table:table-cell>
          <table:table-cell office:value-type="float" office:value="0.0288165">
            <text:p>0.0288165</text:p>
          </table:table-cell>
          <table:table-cell office:value-type="float" office:value="0.0296234">
            <text:p>0.0296234</text:p>
          </table:table-cell>
          <table:table-cell office:value-type="float" office:value="0.0304417">
            <text:p>0.0304417</text:p>
          </table:table-cell>
          <table:table-cell office:value-type="float" office:value="0.031244">
            <text:p>0.031244</text:p>
          </table:table-cell>
          <table:table-cell office:value-type="float" office:value="0.0315006">
            <text:p>0.0315006</text:p>
          </table:table-cell>
          <table:table-cell office:value-type="float" office:value="0.0317993">
            <text:p>0.0317993</text:p>
          </table:table-cell>
        </table:table-row>
        <table:table-row table:style-name="ro2">
          <table:table-cell office:value-type="float" office:value="3028">
            <text:p>3028</text:p>
          </table:table-cell>
          <table:table-cell office:value-type="float" office:value="3660">
            <text:p>3660</text:p>
          </table:table-cell>
          <table:table-cell office:value-type="float" office:value="4165">
            <text:p>4165</text:p>
          </table:table-cell>
          <table:table-cell office:value-type="float" office:value="4771">
            <text:p>4771</text:p>
          </table:table-cell>
          <table:table-cell office:value-type="float" office:value="5586">
            <text:p>5586</text:p>
          </table:table-cell>
          <table:table-cell office:value-type="float" office:value="6608">
            <text:p>6608</text:p>
          </table:table-cell>
          <table:table-cell office:value-type="float" office:value="0.591">
            <text:p>0.591</text:p>
          </table:table-cell>
          <table:table-cell office:value-type="float" office:value="0.5817">
            <text:p>0.5817</text:p>
          </table:table-cell>
          <table:table-cell office:value-type="float" office:value="0.573">
            <text:p>0.573</text:p>
          </table:table-cell>
          <table:table-cell office:value-type="float" office:value="0.5472">
            <text:p>0.5472</text:p>
          </table:table-cell>
          <table:table-cell office:value-type="float" office:value="0.5195">
            <text:p>0.5195</text:p>
          </table:table-cell>
          <table:table-cell office:value-type="float" office:value="0.5012">
            <text:p>0.5012</text:p>
          </table:table-cell>
          <table:table-cell office:value-type="float" office:value="0.4147">
            <text:p>0.4147</text:p>
          </table:table-cell>
          <table:table-cell office:value-type="float" office:value="0.4252">
            <text:p>0.4252</text:p>
          </table:table-cell>
          <table:table-cell office:value-type="float" office:value="0.4363">
            <text:p>0.4363</text:p>
          </table:table-cell>
          <table:table-cell office:value-type="float" office:value="0.4479">
            <text:p>0.4479</text:p>
          </table:table-cell>
          <table:table-cell office:value-type="float" office:value="0.4595">
            <text:p>0.4595</text:p>
          </table:table-cell>
          <table:table-cell office:value-type="float" office:value="0.466258">
            <text:p>0.466258</text:p>
          </table:table-cell>
          <table:table-cell office:value-type="float" office:value="0.0234478">
            <text:p>0.0234478</text:p>
          </table:table-cell>
          <table:table-cell office:value-type="float" office:value="0.0237705">
            <text:p>0.0237705</text:p>
          </table:table-cell>
          <table:table-cell office:value-type="float" office:value="0.0242497">
            <text:p>0.0242497</text:p>
          </table:table-cell>
          <table:table-cell office:value-type="float" office:value="0.0243136">
            <text:p>0.0243136</text:p>
          </table:table-cell>
          <table:table-cell office:value-type="float" office:value="0.0245256">
            <text:p>0.0245256</text:p>
          </table:table-cell>
          <table:table-cell office:value-type="float" office:value="0.0245157">
            <text:p>0.0245157</text:p>
          </table:table-cell>
        </table:table-row>
        <table:table-row table:style-name="ro2">
          <table:table-cell office:value-type="float" office:value="42305">
            <text:p>42305</text:p>
          </table:table-cell>
          <table:table-cell office:value-type="float" office:value="48676">
            <text:p>48676</text:p>
          </table:table-cell>
          <table:table-cell office:value-type="float" office:value="56581">
            <text:p>56581</text:p>
          </table:table-cell>
          <table:table-cell office:value-type="float" office:value="66346">
            <text:p>66346</text:p>
          </table:table-cell>
          <table:table-cell office:value-type="float" office:value="78430">
            <text:p>78430</text:p>
          </table:table-cell>
          <table:table-cell office:value-type="float" office:value="92016">
            <text:p>92016</text:p>
          </table:table-cell>
          <table:table-cell office:value-type="float" office:value="0.3527">
            <text:p>0.3527</text:p>
          </table:table-cell>
          <table:table-cell office:value-type="float" office:value="0.3546">
            <text:p>0.3546</text:p>
          </table:table-cell>
          <table:table-cell office:value-type="float" office:value="0.3571">
            <text:p>0.3571</text:p>
          </table:table-cell>
          <table:table-cell office:value-type="float" office:value="0.3678">
            <text:p>0.3678</text:p>
          </table:table-cell>
          <table:table-cell office:value-type="float" office:value="0.3787">
            <text:p>0.3787</text:p>
          </table:table-cell>
          <table:table-cell office:value-type="float" office:value="0.367">
            <text:p>0.367</text:p>
          </table:table-cell>
          <table:table-cell office:value-type="float" office:value="0.4543">
            <text:p>0.4543</text:p>
          </table:table-cell>
          <table:table-cell office:value-type="float" office:value="0.4621">
            <text:p>0.4621</text:p>
          </table:table-cell>
          <table:table-cell office:value-type="float" office:value="0.47">
            <text:p>0.47</text:p>
          </table:table-cell>
          <table:table-cell office:value-type="float" office:value="0.4758">
            <text:p>0.4758</text:p>
          </table:table-cell>
          <table:table-cell office:value-type="float" office:value="0.4814">
            <text:p>0.4814</text:p>
          </table:table-cell>
          <table:table-cell office:value-type="float" office:value="0.482562">
            <text:p>0.482562</text:p>
          </table:table-cell>
          <table:table-cell office:value-type="float" office:value="0.0230706">
            <text:p>0.0230706</text:p>
          </table:table-cell>
          <table:table-cell office:value-type="float" office:value="0.0232764">
            <text:p>0.0232764</text:p>
          </table:table-cell>
          <table:table-cell office:value-type="float" office:value="0.0237712">
            <text:p>0.0237712</text:p>
          </table:table-cell>
          <table:table-cell office:value-type="float" office:value="0.0242667">
            <text:p>0.0242667</text:p>
          </table:table-cell>
          <table:table-cell office:value-type="float" office:value="0.0247482">
            <text:p>0.0247482</text:p>
          </table:table-cell>
          <table:table-cell office:value-type="float" office:value="0.0251369">
            <text:p>0.0251369</text:p>
          </table:table-cell>
        </table:table-row>
        <table:table-row table:style-name="ro2">
          <table:table-cell office:value-type="float" office:value="2742">
            <text:p>2742</text:p>
          </table:table-cell>
          <table:table-cell office:value-type="float" office:value="3183">
            <text:p>3183</text:p>
          </table:table-cell>
          <table:table-cell office:value-type="float" office:value="3728">
            <text:p>3728</text:p>
          </table:table-cell>
          <table:table-cell office:value-type="float" office:value="4384">
            <text:p>4384</text:p>
          </table:table-cell>
          <table:table-cell office:value-type="float" office:value="5163">
            <text:p>5163</text:p>
          </table:table-cell>
          <table:table-cell office:value-type="float" office:value="6102">
            <text:p>6102</text:p>
          </table:table-cell>
          <table:table-cell office:value-type="float" office:value="0.5587">
            <text:p>0.5587</text:p>
          </table:table-cell>
          <table:table-cell office:value-type="float" office:value="0.5452">
            <text:p>0.5452</text:p>
          </table:table-cell>
          <table:table-cell office:value-type="float" office:value="0.5322">
            <text:p>0.5322</text:p>
          </table:table-cell>
          <table:table-cell office:value-type="float" office:value="0.526">
            <text:p>0.526</text:p>
          </table:table-cell>
          <table:table-cell office:value-type="float" office:value="0.5197">
            <text:p>0.5197</text:p>
          </table:table-cell>
          <table:table-cell office:value-type="float" office:value="0.5083">
            <text:p>0.5083</text:p>
          </table:table-cell>
          <table:table-cell office:value-type="float" office:value="0.4451">
            <text:p>0.4451</text:p>
          </table:table-cell>
          <table:table-cell office:value-type="float" office:value="0.4601">
            <text:p>0.4601</text:p>
          </table:table-cell>
          <table:table-cell office:value-type="float" office:value="0.4734">
            <text:p>0.4734</text:p>
          </table:table-cell>
          <table:table-cell office:value-type="float" office:value="0.4753">
            <text:p>0.4753</text:p>
          </table:table-cell>
          <table:table-cell office:value-type="float" office:value="0.4771">
            <text:p>0.4771</text:p>
          </table:table-cell>
          <table:table-cell office:value-type="float" office:value="0.481828">
            <text:p>0.481828</text:p>
          </table:table-cell>
          <table:table-cell office:value-type="float" office:value="0.0237053">
            <text:p>0.0237053</text:p>
          </table:table-cell>
          <table:table-cell office:value-type="float" office:value="0.024191">
            <text:p>0.024191</text:p>
          </table:table-cell>
          <table:table-cell office:value-type="float" office:value="0.0241416">
            <text:p>0.0241416</text:p>
          </table:table-cell>
          <table:table-cell office:value-type="float" office:value="0.0241788">
            <text:p>0.0241788</text:p>
          </table:table-cell>
          <table:table-cell office:value-type="float" office:value="0.0238234">
            <text:p>0.0238234</text:p>
          </table:table-cell>
          <table:table-cell office:value-type="float" office:value="0.0237627">
            <text:p>0.0237627</text:p>
          </table:table-cell>
        </table:table-row>
        <table:table-row table:style-name="ro2">
          <table:table-cell office:value-type="float" office:value="3187">
            <text:p>3187</text:p>
          </table:table-cell>
          <table:table-cell office:value-type="float" office:value="3626">
            <text:p>3626</text:p>
          </table:table-cell>
          <table:table-cell office:value-type="float" office:value="4158">
            <text:p>4158</text:p>
          </table:table-cell>
          <table:table-cell office:value-type="float" office:value="4806">
            <text:p>4806</text:p>
          </table:table-cell>
          <table:table-cell office:value-type="float" office:value="5538">
            <text:p>5538</text:p>
          </table:table-cell>
          <table:table-cell office:value-type="float" office:value="6375">
            <text:p>6375</text:p>
          </table:table-cell>
          <table:table-cell office:value-type="float" office:value="0.4207">
            <text:p>0.4207</text:p>
          </table:table-cell>
          <table:table-cell office:value-type="float" office:value="0.4268">
            <text:p>0.4268</text:p>
          </table:table-cell>
          <table:table-cell office:value-type="float" office:value="0.4329">
            <text:p>0.4329</text:p>
          </table:table-cell>
          <table:table-cell office:value-type="float" office:value="0.4529">
            <text:p>0.4529</text:p>
          </table:table-cell>
          <table:table-cell office:value-type="float" office:value="0.4628">
            <text:p>0.4628</text:p>
          </table:table-cell>
          <table:table-cell office:value-type="float" office:value="0.4412">
            <text:p>0.4412</text:p>
          </table:table-cell>
          <table:table-cell office:value-type="float" office:value="0.4266">
            <text:p>0.4266</text:p>
          </table:table-cell>
          <table:table-cell office:value-type="float" office:value="0.4303">
            <text:p>0.4303</text:p>
          </table:table-cell>
          <table:table-cell office:value-type="float" office:value="0.4349">
            <text:p>0.4349</text:p>
          </table:table-cell>
          <table:table-cell office:value-type="float" office:value="0.4377">
            <text:p>0.4377</text:p>
          </table:table-cell>
          <table:table-cell office:value-type="float" office:value="0.441">
            <text:p>0.441</text:p>
          </table:table-cell>
          <table:table-cell office:value-type="float" office:value="0.443098">
            <text:p>0.443098</text:p>
          </table:table-cell>
          <table:table-cell office:value-type="float" office:value="0.0301224">
            <text:p>0.0301224</text:p>
          </table:table-cell>
          <table:table-cell office:value-type="float" office:value="0.0289575">
            <text:p>0.0289575</text:p>
          </table:table-cell>
          <table:table-cell office:value-type="float" office:value="0.028379">
            <text:p>0.028379</text:p>
          </table:table-cell>
          <table:table-cell office:value-type="float" office:value="0.028298">
            <text:p>0.028298</text:p>
          </table:table-cell>
          <table:table-cell office:value-type="float" office:value="0.0283496">
            <text:p>0.0283496</text:p>
          </table:table-cell>
          <table:table-cell office:value-type="float" office:value="0.028549">
            <text:p>0.028549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6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2429">
            <text:p>2429</text:p>
          </table:table-cell>
          <table:table-cell office:value-type="float" office:value="2656">
            <text:p>2656</text:p>
          </table:table-cell>
          <table:table-cell office:value-type="float" office:value="2931">
            <text:p>2931</text:p>
          </table:table-cell>
          <table:table-cell office:value-type="float" office:value="3263">
            <text:p>3263</text:p>
          </table:table-cell>
          <table:table-cell office:value-type="float" office:value="3665">
            <text:p>3665</text:p>
          </table:table-cell>
          <table:table-cell office:value-type="float" office:value="0.4638">
            <text:p>0.4638</text:p>
          </table:table-cell>
          <table:table-cell office:value-type="float" office:value="0.4507">
            <text:p>0.4507</text:p>
          </table:table-cell>
          <table:table-cell office:value-type="float" office:value="0.4384">
            <text:p>0.4384</text:p>
          </table:table-cell>
          <table:table-cell office:value-type="float" office:value="0.4167">
            <text:p>0.4167</text:p>
          </table:table-cell>
          <table:table-cell office:value-type="float" office:value="0.3927">
            <text:p>0.3927</text:p>
          </table:table-cell>
          <table:table-cell office:value-type="float" office:value="0.3697">
            <text:p>0.3697</text:p>
          </table:table-cell>
          <table:table-cell office:value-type="float" office:value="0.4018">
            <text:p>0.4018</text:p>
          </table:table-cell>
          <table:table-cell office:value-type="float" office:value="0.4035">
            <text:p>0.4035</text:p>
          </table:table-cell>
          <table:table-cell office:value-type="float" office:value="0.4057">
            <text:p>0.4057</text:p>
          </table:table-cell>
          <table:table-cell office:value-type="float" office:value="0.4077">
            <text:p>0.4077</text:p>
          </table:table-cell>
          <table:table-cell office:value-type="float" office:value="0.4088">
            <text:p>0.4088</text:p>
          </table:table-cell>
          <table:table-cell office:value-type="float" office:value="0.413417">
            <text:p>0.413417</text:p>
          </table:table-cell>
          <table:table-cell office:value-type="float" office:value="0.0307898">
            <text:p>0.0307898</text:p>
          </table:table-cell>
          <table:table-cell office:value-type="float" office:value="0.0308769">
            <text:p>0.0308769</text:p>
          </table:table-cell>
          <table:table-cell office:value-type="float" office:value="0.03125">
            <text:p>0.03125</text:p>
          </table:table-cell>
          <table:table-cell office:value-type="float" office:value="0.0313886">
            <text:p>0.0313886</text:p>
          </table:table-cell>
          <table:table-cell office:value-type="float" office:value="0.0312596">
            <text:p>0.0312596</text:p>
          </table:table-cell>
          <table:table-cell office:value-type="float" office:value="0.0313779">
            <text:p>0.0313779</text:p>
          </table:table-cell>
        </table:table-row>
        <table:table-row table:style-name="ro2">
          <table:table-cell office:value-type="float" office:value="2935">
            <text:p>2935</text:p>
          </table:table-cell>
          <table:table-cell office:value-type="float" office:value="3267">
            <text:p>3267</text:p>
          </table:table-cell>
          <table:table-cell office:value-type="float" office:value="3668">
            <text:p>3668</text:p>
          </table:table-cell>
          <table:table-cell office:value-type="float" office:value="4156">
            <text:p>4156</text:p>
          </table:table-cell>
          <table:table-cell office:value-type="float" office:value="5345">
            <text:p>5345</text:p>
          </table:table-cell>
          <table:table-cell office:value-type="float" office:value="6370">
            <text:p>6370</text:p>
          </table:table-cell>
          <table:table-cell office:value-type="float" office:value="0.4142">
            <text:p>0.4142</text:p>
          </table:table-cell>
          <table:table-cell office:value-type="float" office:value="0.3797">
            <text:p>0.3797</text:p>
          </table:table-cell>
          <table:table-cell office:value-type="float" office:value="0.3481">
            <text:p>0.3481</text:p>
          </table:table-cell>
          <table:table-cell office:value-type="float" office:value="0.3654">
            <text:p>0.3654</text:p>
          </table:table-cell>
          <table:table-cell office:value-type="float" office:value="0.3869">
            <text:p>0.3869</text:p>
          </table:table-cell>
          <table:table-cell office:value-type="float" office:value="0.3714">
            <text:p>0.3714</text:p>
          </table:table-cell>
          <table:table-cell office:value-type="float" office:value="0.416">
            <text:p>0.416</text:p>
          </table:table-cell>
          <table:table-cell office:value-type="float" office:value="0.4199">
            <text:p>0.4199</text:p>
          </table:table-cell>
          <table:table-cell office:value-type="float" office:value="0.4253">
            <text:p>0.4253</text:p>
          </table:table-cell>
          <table:table-cell office:value-type="float" office:value="0.4323">
            <text:p>0.4323</text:p>
          </table:table-cell>
          <table:table-cell office:value-type="float" office:value="0.4418">
            <text:p>0.4418</text:p>
          </table:table-cell>
          <table:table-cell office:value-type="float" office:value="0.447514">
            <text:p>0.447514</text:p>
          </table:table-cell>
          <table:table-cell office:value-type="float" office:value="0.0293015">
            <text:p>0.0293015</text:p>
          </table:table-cell>
          <table:table-cell office:value-type="float" office:value="0.030303">
            <text:p>0.030303</text:p>
          </table:table-cell>
          <table:table-cell office:value-type="float" office:value="0.0310796">
            <text:p>0.0310796</text:p>
          </table:table-cell>
          <table:table-cell office:value-type="float" office:value="0.0312801">
            <text:p>0.0312801</text:p>
          </table:table-cell>
          <table:table-cell office:value-type="float" office:value="0.0289991">
            <text:p>0.0289991</text:p>
          </table:table-cell>
          <table:table-cell office:value-type="float" office:value="0.0277865">
            <text:p>0.0277865</text:p>
          </table:table-cell>
        </table:table-row>
        <table:table-row table:style-name="ro2">
          <table:table-cell office:value-type="float" office:value="17396">
            <text:p>17396</text:p>
          </table:table-cell>
          <table:table-cell office:value-type="float" office:value="19832">
            <text:p>19832</text:p>
          </table:table-cell>
          <table:table-cell office:value-type="float" office:value="22458">
            <text:p>22458</text:p>
          </table:table-cell>
          <table:table-cell office:value-type="float" office:value="25301">
            <text:p>25301</text:p>
          </table:table-cell>
          <table:table-cell office:value-type="float" office:value="28270">
            <text:p>28270</text:p>
          </table:table-cell>
          <table:table-cell office:value-type="float" office:value="31569">
            <text:p>31569</text:p>
          </table:table-cell>
          <table:table-cell office:value-type="float" office:value="0.352">
            <text:p>0.352</text:p>
          </table:table-cell>
          <table:table-cell office:value-type="float" office:value="0.3613">
            <text:p>0.3613</text:p>
          </table:table-cell>
          <table:table-cell office:value-type="float" office:value="0.3708">
            <text:p>0.3708</text:p>
          </table:table-cell>
          <table:table-cell office:value-type="float" office:value="0.3505">
            <text:p>0.3505</text:p>
          </table:table-cell>
          <table:table-cell office:value-type="float" office:value="0.3341">
            <text:p>0.3341</text:p>
          </table:table-cell>
          <table:table-cell office:value-type="float" office:value="0.3428">
            <text:p>0.3428</text:p>
          </table:table-cell>
          <table:table-cell office:value-type="float" office:value="0.4009">
            <text:p>0.4009</text:p>
          </table:table-cell>
          <table:table-cell office:value-type="float" office:value="0.4087">
            <text:p>0.4087</text:p>
          </table:table-cell>
          <table:table-cell office:value-type="float" office:value="0.4167">
            <text:p>0.4167</text:p>
          </table:table-cell>
          <table:table-cell office:value-type="float" office:value="0.4147">
            <text:p>0.4147</text:p>
          </table:table-cell>
          <table:table-cell office:value-type="float" office:value="0.4127">
            <text:p>0.4127</text:p>
          </table:table-cell>
          <table:table-cell office:value-type="float" office:value="0.41046">
            <text:p>0.41046</text:p>
          </table:table-cell>
          <table:table-cell office:value-type="float" office:value="0.0386296">
            <text:p>0.0386296</text:p>
          </table:table-cell>
          <table:table-cell office:value-type="float" office:value="0.0383723">
            <text:p>0.0383723</text:p>
          </table:table-cell>
          <table:table-cell office:value-type="float" office:value="0.0380265">
            <text:p>0.0380265</text:p>
          </table:table-cell>
          <table:table-cell office:value-type="float" office:value="0.0388127">
            <text:p>0.0388127</text:p>
          </table:table-cell>
          <table:table-cell office:value-type="float" office:value="0.0397595">
            <text:p>0.0397595</text:p>
          </table:table-cell>
          <table:table-cell office:value-type="float" office:value="0.0409896">
            <text:p>0.0409896</text:p>
          </table:table-cell>
        </table:table-row>
        <table:table-row table:style-name="ro2">
          <table:table-cell office:value-type="float" office:value="11165">
            <text:p>11165</text:p>
          </table:table-cell>
          <table:table-cell office:value-type="float" office:value="12359">
            <text:p>12359</text:p>
          </table:table-cell>
          <table:table-cell office:value-type="float" office:value="13859">
            <text:p>13859</text:p>
          </table:table-cell>
          <table:table-cell office:value-type="float" office:value="16012">
            <text:p>16012</text:p>
          </table:table-cell>
          <table:table-cell office:value-type="float" office:value="18681">
            <text:p>18681</text:p>
          </table:table-cell>
          <table:table-cell office:value-type="float" office:value="21822">
            <text:p>21822</text:p>
          </table:table-cell>
          <table:table-cell office:value-type="float" office:value="0.3519">
            <text:p>0.3519</text:p>
          </table:table-cell>
          <table:table-cell office:value-type="float" office:value="0.3469">
            <text:p>0.3469</text:p>
          </table:table-cell>
          <table:table-cell office:value-type="float" office:value="0.3375">
            <text:p>0.3375</text:p>
          </table:table-cell>
          <table:table-cell office:value-type="float" office:value="0.3332">
            <text:p>0.3332</text:p>
          </table:table-cell>
          <table:table-cell office:value-type="float" office:value="0.3258">
            <text:p>0.3258</text:p>
          </table:table-cell>
          <table:table-cell office:value-type="float" office:value="0.3205">
            <text:p>0.3205</text:p>
          </table:table-cell>
          <table:table-cell office:value-type="float" office:value="0.4425">
            <text:p>0.4425</text:p>
          </table:table-cell>
          <table:table-cell office:value-type="float" office:value="0.4441">
            <text:p>0.4441</text:p>
          </table:table-cell>
          <table:table-cell office:value-type="float" office:value="0.4436">
            <text:p>0.4436</text:p>
          </table:table-cell>
          <table:table-cell office:value-type="float" office:value="0.4466">
            <text:p>0.4466</text:p>
          </table:table-cell>
          <table:table-cell office:value-type="float" office:value="0.4492">
            <text:p>0.4492</text:p>
          </table:table-cell>
          <table:table-cell office:value-type="float" office:value="0.451719">
            <text:p>0.451719</text:p>
          </table:table-cell>
          <table:table-cell office:value-type="float" office:value="0.0294671">
            <text:p>0.0294671</text:p>
          </table:table-cell>
          <table:table-cell office:value-type="float" office:value="0.0275912">
            <text:p>0.0275912</text:p>
          </table:table-cell>
          <table:table-cell office:value-type="float" office:value="0.0268418">
            <text:p>0.0268418</text:p>
          </table:table-cell>
          <table:table-cell office:value-type="float" office:value="0.0271047">
            <text:p>0.0271047</text:p>
          </table:table-cell>
          <table:table-cell office:value-type="float" office:value="0.0273005">
            <text:p>0.0273005</text:p>
          </table:table-cell>
          <table:table-cell office:value-type="float" office:value="0.027816">
            <text:p>0.027816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370">
            <text:p>370</text:p>
          </table:table-cell>
          <table:table-cell office:value-type="float" office:value="419">
            <text:p>419</text:p>
          </table:table-cell>
          <table:table-cell office:value-type="float" office:value="482">
            <text:p>482</text:p>
          </table:table-cell>
          <table:table-cell office:value-type="float" office:value="563">
            <text:p>563</text:p>
          </table:table-cell>
          <table:table-cell office:value-type="float" office:value="664">
            <text:p>664</text:p>
          </table:table-cell>
          <table:table-cell office:value-type="float" office:value="0.5457">
            <text:p>0.5457</text:p>
          </table:table-cell>
          <table:table-cell office:value-type="float" office:value="0.5092">
            <text:p>0.5092</text:p>
          </table:table-cell>
          <table:table-cell office:value-type="float" office:value="0.4739">
            <text:p>0.4739</text:p>
          </table:table-cell>
          <table:table-cell office:value-type="float" office:value="0.4581">
            <text:p>0.4581</text:p>
          </table:table-cell>
          <table:table-cell office:value-type="float" office:value="0.4344">
            <text:p>0.4344</text:p>
          </table:table-cell>
          <table:table-cell office:value-type="float" office:value="0.4105">
            <text:p>0.4105</text:p>
          </table:table-cell>
          <table:table-cell office:value-type="float" office:value="0.4324">
            <text:p>0.4324</text:p>
          </table:table-cell>
          <table:table-cell office:value-type="float" office:value="0.4383">
            <text:p>0.4383</text:p>
          </table:table-cell>
          <table:table-cell office:value-type="float" office:value="0.4447">
            <text:p>0.4447</text:p>
          </table:table-cell>
          <table:table-cell office:value-type="float" office:value="0.4487">
            <text:p>0.4487</text:p>
          </table:table-cell>
          <table:table-cell office:value-type="float" office:value="0.4526">
            <text:p>0.4526</text:p>
          </table:table-cell>
          <table:table-cell office:value-type="float" office:value="0.458227">
            <text:p>0.458227</text:p>
          </table:table-cell>
          <table:table-cell office:value-type="float" office:value="0.0276074">
            <text:p>0.0276074</text:p>
          </table:table-cell>
          <table:table-cell office:value-type="float" office:value="0.027027">
            <text:p>0.027027</text:p>
          </table:table-cell>
          <table:table-cell office:value-type="float" office:value="0.0286396">
            <text:p>0.0286396</text:p>
          </table:table-cell>
          <table:table-cell office:value-type="float" office:value="0.0290456">
            <text:p>0.0290456</text:p>
          </table:table-cell>
          <table:table-cell office:value-type="float" office:value="0.0284192">
            <text:p>0.0284192</text:p>
          </table:table-cell>
          <table:table-cell office:value-type="float" office:value="0.0301205">
            <text:p>0.0301205</text:p>
          </table:table-cell>
        </table:table-row>
        <table:table-row table:style-name="ro2">
          <table:table-cell office:value-type="float" office:value="10026">
            <text:p>10026</text:p>
          </table:table-cell>
          <table:table-cell office:value-type="float" office:value="11586">
            <text:p>11586</text:p>
          </table:table-cell>
          <table:table-cell office:value-type="float" office:value="13513">
            <text:p>13513</text:p>
          </table:table-cell>
          <table:table-cell office:value-type="float" office:value="15900">
            <text:p>15900</text:p>
          </table:table-cell>
          <table:table-cell office:value-type="float" office:value="18867">
            <text:p>18867</text:p>
          </table:table-cell>
          <table:table-cell office:value-type="float" office:value="22748">
            <text:p>22748</text:p>
          </table:table-cell>
          <table:table-cell office:value-type="float" office:value="0.5506">
            <text:p>0.5506</text:p>
          </table:table-cell>
          <table:table-cell office:value-type="float" office:value="0.5412">
            <text:p>0.5412</text:p>
          </table:table-cell>
          <table:table-cell office:value-type="float" office:value="0.5308">
            <text:p>0.5308</text:p>
          </table:table-cell>
          <table:table-cell office:value-type="float" office:value="0.5183">
            <text:p>0.5183</text:p>
          </table:table-cell>
          <table:table-cell office:value-type="float" office:value="0.507">
            <text:p>0.507</text:p>
          </table:table-cell>
          <table:table-cell office:value-type="float" office:value="0.4908">
            <text:p>0.4908</text:p>
          </table:table-cell>
          <table:table-cell office:value-type="float" office:value="0.4589">
            <text:p>0.4589</text:p>
          </table:table-cell>
          <table:table-cell office:value-type="float" office:value="0.4667">
            <text:p>0.4667</text:p>
          </table:table-cell>
          <table:table-cell office:value-type="float" office:value="0.4718">
            <text:p>0.4718</text:p>
          </table:table-cell>
          <table:table-cell office:value-type="float" office:value="0.4776">
            <text:p>0.4776</text:p>
          </table:table-cell>
          <table:table-cell office:value-type="float" office:value="0.4843">
            <text:p>0.4843</text:p>
          </table:table-cell>
          <table:table-cell office:value-type="float" office:value="0.488189">
            <text:p>0.488189</text:p>
          </table:table-cell>
          <table:table-cell office:value-type="float" office:value="0.0286256">
            <text:p>0.0286256</text:p>
          </table:table-cell>
          <table:table-cell office:value-type="float" office:value="0.0256344">
            <text:p>0.0256344</text:p>
          </table:table-cell>
          <table:table-cell office:value-type="float" office:value="0.0239769">
            <text:p>0.0239769</text:p>
          </table:table-cell>
          <table:table-cell office:value-type="float" office:value="0.0231447">
            <text:p>0.0231447</text:p>
          </table:table-cell>
          <table:table-cell office:value-type="float" office:value="0.0230561">
            <text:p>0.0230561</text:p>
          </table:table-cell>
          <table:table-cell office:value-type="float" office:value="0.023035">
            <text:p>0.023035</text:p>
          </table:table-cell>
        </table:table-row>
        <table:table-row table:style-name="ro2">
          <table:table-cell office:value-type="float" office:value="1514">
            <text:p>1514</text:p>
          </table:table-cell>
          <table:table-cell office:value-type="float" office:value="1627">
            <text:p>1627</text:p>
          </table:table-cell>
          <table:table-cell office:value-type="float" office:value="2020">
            <text:p>2020</text:p>
          </table:table-cell>
          <table:table-cell office:value-type="float" office:value="2285">
            <text:p>2285</text:p>
          </table:table-cell>
          <table:table-cell office:value-type="float" office:value="2615">
            <text:p>2615</text:p>
          </table:table-cell>
          <table:table-cell office:value-type="float" office:value="3028">
            <text:p>3028</text:p>
          </table:table-cell>
          <table:table-cell office:value-type="float" office:value="0.4639">
            <text:p>0.4639</text:p>
          </table:table-cell>
          <table:table-cell office:value-type="float" office:value="0.4563">
            <text:p>0.4563</text:p>
          </table:table-cell>
          <table:table-cell office:value-type="float" office:value="0.4489">
            <text:p>0.4489</text:p>
          </table:table-cell>
          <table:table-cell office:value-type="float" office:value="0.4403">
            <text:p>0.4403</text:p>
          </table:table-cell>
          <table:table-cell office:value-type="float" office:value="0.4318">
            <text:p>0.4318</text:p>
          </table:table-cell>
          <table:table-cell office:value-type="float" office:value="0.4095">
            <text:p>0.4095</text:p>
          </table:table-cell>
          <table:table-cell office:value-type="float" office:value="0.4253">
            <text:p>0.4253</text:p>
          </table:table-cell>
          <table:table-cell office:value-type="float" office:value="0.4303">
            <text:p>0.4303</text:p>
          </table:table-cell>
          <table:table-cell office:value-type="float" office:value="0.4354">
            <text:p>0.4354</text:p>
          </table:table-cell>
          <table:table-cell office:value-type="float" office:value="0.4406">
            <text:p>0.4406</text:p>
          </table:table-cell>
          <table:table-cell office:value-type="float" office:value="0.4433">
            <text:p>0.4433</text:p>
          </table:table-cell>
          <table:table-cell office:value-type="float" office:value="0.448075">
            <text:p>0.448075</text:p>
          </table:table-cell>
          <table:table-cell office:value-type="float" office:value="0.0356671">
            <text:p>0.0356671</text:p>
          </table:table-cell>
          <table:table-cell office:value-type="float" office:value="0.0331899">
            <text:p>0.0331899</text:p>
          </table:table-cell>
          <table:table-cell office:value-type="float" office:value="0.0311881">
            <text:p>0.0311881</text:p>
          </table:table-cell>
          <table:table-cell office:value-type="float" office:value="0.0310722">
            <text:p>0.0310722</text:p>
          </table:table-cell>
          <table:table-cell office:value-type="float" office:value="0.03174">
            <text:p>0.03174</text:p>
          </table:table-cell>
          <table:table-cell office:value-type="float" office:value="0.0320343">
            <text:p>0.0320343</text:p>
          </table:table-cell>
        </table:table-row>
        <table:table-row table:style-name="ro2">
          <table:table-cell office:value-type="float" office:value="4221">
            <text:p>4221</text:p>
          </table:table-cell>
          <table:table-cell office:value-type="float" office:value="4630">
            <text:p>4630</text:p>
          </table:table-cell>
          <table:table-cell office:value-type="float" office:value="5127">
            <text:p>5127</text:p>
          </table:table-cell>
          <table:table-cell office:value-type="float" office:value="5611">
            <text:p>5611</text:p>
          </table:table-cell>
          <table:table-cell office:value-type="float" office:value="6384">
            <text:p>6384</text:p>
          </table:table-cell>
          <table:table-cell office:value-type="float" office:value="7261">
            <text:p>7261</text:p>
          </table:table-cell>
          <table:table-cell office:value-type="float" office:value="0.2798">
            <text:p>0.2798</text:p>
          </table:table-cell>
          <table:table-cell office:value-type="float" office:value="0.2703">
            <text:p>0.2703</text:p>
          </table:table-cell>
          <table:table-cell office:value-type="float" office:value="0.2586">
            <text:p>0.2586</text:p>
          </table:table-cell>
          <table:table-cell office:value-type="float" office:value="0.2835">
            <text:p>0.2835</text:p>
          </table:table-cell>
          <table:table-cell office:value-type="float" office:value="0.2989">
            <text:p>0.2989</text:p>
          </table:table-cell>
          <table:table-cell office:value-type="float" office:value="0.3063">
            <text:p>0.3063</text:p>
          </table:table-cell>
          <table:table-cell office:value-type="float" office:value="0.4337">
            <text:p>0.4337</text:p>
          </table:table-cell>
          <table:table-cell office:value-type="float" office:value="0.4474">
            <text:p>0.4474</text:p>
          </table:table-cell>
          <table:table-cell office:value-type="float" office:value="0.4623">
            <text:p>0.4623</text:p>
          </table:table-cell>
          <table:table-cell office:value-type="float" office:value="0.4405">
            <text:p>0.4405</text:p>
          </table:table-cell>
          <table:table-cell office:value-type="float" office:value="0.4202">
            <text:p>0.4202</text:p>
          </table:table-cell>
          <table:table-cell office:value-type="float" office:value="0.39171">
            <text:p>0.39171</text:p>
          </table:table-cell>
          <table:table-cell office:value-type="float" office:value="0.0416963">
            <text:p>0.0416963</text:p>
          </table:table-cell>
          <table:table-cell office:value-type="float" office:value="0.0356371">
            <text:p>0.0356371</text:p>
          </table:table-cell>
          <table:table-cell office:value-type="float" office:value="0.0376438">
            <text:p>0.0376438</text:p>
          </table:table-cell>
          <table:table-cell office:value-type="float" office:value="0.0351096">
            <text:p>0.0351096</text:p>
          </table:table-cell>
          <table:table-cell office:value-type="float" office:value="0.0377506">
            <text:p>0.0377506</text:p>
          </table:table-cell>
          <table:table-cell office:value-type="float" office:value="0.0384245">
            <text:p>0.0384245</text:p>
          </table:table-cell>
        </table:table-row>
        <table:table-row table:style-name="ro2">
          <table:table-cell office:value-type="float" office:value="6562">
            <text:p>6562</text:p>
          </table:table-cell>
          <table:table-cell office:value-type="float" office:value="8047">
            <text:p>8047</text:p>
          </table:table-cell>
          <table:table-cell office:value-type="float" office:value="9806">
            <text:p>9806</text:p>
          </table:table-cell>
          <table:table-cell office:value-type="float" office:value="11183">
            <text:p>11183</text:p>
          </table:table-cell>
          <table:table-cell office:value-type="float" office:value="13120">
            <text:p>13120</text:p>
          </table:table-cell>
          <table:table-cell office:value-type="float" office:value="15647">
            <text:p>15647</text:p>
          </table:table-cell>
          <table:table-cell office:value-type="float" office:value="0.4953">
            <text:p>0.4953</text:p>
          </table:table-cell>
          <table:table-cell office:value-type="float" office:value="0.4874">
            <text:p>0.4874</text:p>
          </table:table-cell>
          <table:table-cell office:value-type="float" office:value="0.4867">
            <text:p>0.4867</text:p>
          </table:table-cell>
          <table:table-cell office:value-type="float" office:value="0.487">
            <text:p>0.487</text:p>
          </table:table-cell>
          <table:table-cell office:value-type="float" office:value="0.4873">
            <text:p>0.4873</text:p>
          </table:table-cell>
          <table:table-cell office:value-type="float" office:value="0.4804">
            <text:p>0.4804</text:p>
          </table:table-cell>
          <table:table-cell office:value-type="float" office:value="0.4669">
            <text:p>0.4669</text:p>
          </table:table-cell>
          <table:table-cell office:value-type="float" office:value="0.4676">
            <text:p>0.4676</text:p>
          </table:table-cell>
          <table:table-cell office:value-type="float" office:value="0.4686">
            <text:p>0.4686</text:p>
          </table:table-cell>
          <table:table-cell office:value-type="float" office:value="0.4746">
            <text:p>0.4746</text:p>
          </table:table-cell>
          <table:table-cell office:value-type="float" office:value="0.4768">
            <text:p>0.4768</text:p>
          </table:table-cell>
          <table:table-cell office:value-type="float" office:value="0.480565">
            <text:p>0.480565</text:p>
          </table:table-cell>
          <table:table-cell office:value-type="float" office:value="0.0263639">
            <text:p>0.0263639</text:p>
          </table:table-cell>
          <table:table-cell office:value-type="float" office:value="0.0259724">
            <text:p>0.0259724</text:p>
          </table:table-cell>
          <table:table-cell office:value-type="float" office:value="0.0258005">
            <text:p>0.0258005</text:p>
          </table:table-cell>
          <table:table-cell office:value-type="float" office:value="0.0254851">
            <text:p>0.0254851</text:p>
          </table:table-cell>
          <table:table-cell office:value-type="float" office:value="0.0250762">
            <text:p>0.0250762</text:p>
          </table:table-cell>
          <table:table-cell office:value-type="float" office:value="0.0247971">
            <text:p>0.0247971</text:p>
          </table:table-cell>
        </table:table-row>
        <table:table-row table:style-name="ro2">
          <table:table-cell office:value-type="float" office:value="15310">
            <text:p>15310</text:p>
          </table:table-cell>
          <table:table-cell office:value-type="float" office:value="17335">
            <text:p>17335</text:p>
          </table:table-cell>
          <table:table-cell office:value-type="float" office:value="19769">
            <text:p>19769</text:p>
          </table:table-cell>
          <table:table-cell office:value-type="float" office:value="22726">
            <text:p>22726</text:p>
          </table:table-cell>
          <table:table-cell office:value-type="float" office:value="26225">
            <text:p>26225</text:p>
          </table:table-cell>
          <table:table-cell office:value-type="float" office:value="30398">
            <text:p>30398</text:p>
          </table:table-cell>
          <table:table-cell office:value-type="float" office:value="0.4755">
            <text:p>0.4755</text:p>
          </table:table-cell>
          <table:table-cell office:value-type="float" office:value="0.4621">
            <text:p>0.4621</text:p>
          </table:table-cell>
          <table:table-cell office:value-type="float" office:value="0.4454">
            <text:p>0.4454</text:p>
          </table:table-cell>
          <table:table-cell office:value-type="float" office:value="0.4249">
            <text:p>0.4249</text:p>
          </table:table-cell>
          <table:table-cell office:value-type="float" office:value="0.3957">
            <text:p>0.3957</text:p>
          </table:table-cell>
          <table:table-cell office:value-type="float" office:value="0.38">
            <text:p>0.38</text:p>
          </table:table-cell>
          <table:table-cell office:value-type="float" office:value="0.4403">
            <text:p>0.4403</text:p>
          </table:table-cell>
          <table:table-cell office:value-type="float" office:value="0.4427">
            <text:p>0.4427</text:p>
          </table:table-cell>
          <table:table-cell office:value-type="float" office:value="0.4415">
            <text:p>0.4415</text:p>
          </table:table-cell>
          <table:table-cell office:value-type="float" office:value="0.4462">
            <text:p>0.4462</text:p>
          </table:table-cell>
          <table:table-cell office:value-type="float" office:value="0.4489">
            <text:p>0.4489</text:p>
          </table:table-cell>
          <table:table-cell office:value-type="float" office:value="0.453564">
            <text:p>0.453564</text:p>
          </table:table-cell>
          <table:table-cell office:value-type="float" office:value="0.0294579">
            <text:p>0.0294579</text:p>
          </table:table-cell>
          <table:table-cell office:value-type="float" office:value="0.0285549">
            <text:p>0.0285549</text:p>
          </table:table-cell>
          <table:table-cell office:value-type="float" office:value="0.0283272">
            <text:p>0.0283272</text:p>
          </table:table-cell>
          <table:table-cell office:value-type="float" office:value="0.0283816">
            <text:p>0.0283816</text:p>
          </table:table-cell>
          <table:table-cell office:value-type="float" office:value="0.0250524">
            <text:p>0.0250524</text:p>
          </table:table-cell>
          <table:table-cell office:value-type="float" office:value="0.0252977">
            <text:p>0.0252977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3614">
            <text:p>3614</text:p>
          </table:table-cell>
          <table:table-cell office:value-type="float" office:value="4189">
            <text:p>4189</text:p>
          </table:table-cell>
          <table:table-cell office:value-type="float" office:value="4841">
            <text:p>4841</text:p>
          </table:table-cell>
          <table:table-cell office:value-type="float" office:value="5738">
            <text:p>5738</text:p>
          </table:table-cell>
          <table:table-cell office:value-type="float" office:value="7006">
            <text:p>7006</text:p>
          </table:table-cell>
          <table:table-cell office:value-type="float" office:value="0.3623">
            <text:p>0.3623</text:p>
          </table:table-cell>
          <table:table-cell office:value-type="float" office:value="0.3576">
            <text:p>0.3576</text:p>
          </table:table-cell>
          <table:table-cell office:value-type="float" office:value="0.3522">
            <text:p>0.3522</text:p>
          </table:table-cell>
          <table:table-cell office:value-type="float" office:value="0.3454">
            <text:p>0.3454</text:p>
          </table:table-cell>
          <table:table-cell office:value-type="float" office:value="0.3386">
            <text:p>0.3386</text:p>
          </table:table-cell>
          <table:table-cell office:value-type="float" office:value="0.3344">
            <text:p>0.3344</text:p>
          </table:table-cell>
          <table:table-cell office:value-type="float" office:value="0.4518">
            <text:p>0.4518</text:p>
          </table:table-cell>
          <table:table-cell office:value-type="float" office:value="0.4565">
            <text:p>0.4565</text:p>
          </table:table-cell>
          <table:table-cell office:value-type="float" office:value="0.4604">
            <text:p>0.4604</text:p>
          </table:table-cell>
          <table:table-cell office:value-type="float" office:value="0.4649">
            <text:p>0.4649</text:p>
          </table:table-cell>
          <table:table-cell office:value-type="float" office:value="0.4694">
            <text:p>0.4694</text:p>
          </table:table-cell>
          <table:table-cell office:value-type="float" office:value="0.472946">
            <text:p>0.472946</text:p>
          </table:table-cell>
          <table:table-cell office:value-type="float" office:value="0.0235594">
            <text:p>0.0235594</text:p>
          </table:table-cell>
          <table:table-cell office:value-type="float" office:value="0.024073">
            <text:p>0.024073</text:p>
          </table:table-cell>
          <table:table-cell office:value-type="float" office:value="0.0248269">
            <text:p>0.0248269</text:p>
          </table:table-cell>
          <table:table-cell office:value-type="float" office:value="0.0258211">
            <text:p>0.0258211</text:p>
          </table:table-cell>
          <table:table-cell office:value-type="float" office:value="0.0238759">
            <text:p>0.0238759</text:p>
          </table:table-cell>
          <table:table-cell office:value-type="float" office:value="0.0235512">
            <text:p>0.0235512</text:p>
          </table:table-cell>
        </table:table-row>
        <table:table-row table:style-name="ro2">
          <table:table-cell office:value-type="float" office:value="3812">
            <text:p>3812</text:p>
          </table:table-cell>
          <table:table-cell office:value-type="float" office:value="4466">
            <text:p>4466</text:p>
          </table:table-cell>
          <table:table-cell office:value-type="float" office:value="5260">
            <text:p>5260</text:p>
          </table:table-cell>
          <table:table-cell office:value-type="float" office:value="6143">
            <text:p>6143</text:p>
          </table:table-cell>
          <table:table-cell office:value-type="float" office:value="7126">
            <text:p>7126</text:p>
          </table:table-cell>
          <table:table-cell office:value-type="float" office:value="8292">
            <text:p>8292</text:p>
          </table:table-cell>
          <table:table-cell office:value-type="float" office:value="0.4416">
            <text:p>0.4416</text:p>
          </table:table-cell>
          <table:table-cell office:value-type="float" office:value="0.4328">
            <text:p>0.4328</text:p>
          </table:table-cell>
          <table:table-cell office:value-type="float" office:value="0.4284">
            <text:p>0.4284</text:p>
          </table:table-cell>
          <table:table-cell office:value-type="float" office:value="0.4268">
            <text:p>0.4268</text:p>
          </table:table-cell>
          <table:table-cell office:value-type="float" office:value="0.425">
            <text:p>0.425</text:p>
          </table:table-cell>
          <table:table-cell office:value-type="float" office:value="0.4057">
            <text:p>0.4057</text:p>
          </table:table-cell>
          <table:table-cell office:value-type="float" office:value="0.4551">
            <text:p>0.4551</text:p>
          </table:table-cell>
          <table:table-cell office:value-type="float" office:value="0.4596">
            <text:p>0.4596</text:p>
          </table:table-cell>
          <table:table-cell office:value-type="float" office:value="0.4653">
            <text:p>0.4653</text:p>
          </table:table-cell>
          <table:table-cell office:value-type="float" office:value="0.4686">
            <text:p>0.4686</text:p>
          </table:table-cell>
          <table:table-cell office:value-type="float" office:value="0.4725">
            <text:p>0.4725</text:p>
          </table:table-cell>
          <table:table-cell office:value-type="float" office:value="0.476089">
            <text:p>0.476089</text:p>
          </table:table-cell>
          <table:table-cell office:value-type="float" office:value="0.0285939">
            <text:p>0.0285939</text:p>
          </table:table-cell>
          <table:table-cell office:value-type="float" office:value="0.0279893">
            <text:p>0.0279893</text:p>
          </table:table-cell>
          <table:table-cell office:value-type="float" office:value="0.0269962">
            <text:p>0.0269962</text:p>
          </table:table-cell>
          <table:table-cell office:value-type="float" office:value="0.0262087">
            <text:p>0.0262087</text:p>
          </table:table-cell>
          <table:table-cell office:value-type="float" office:value="0.0262419">
            <text:p>0.0262419</text:p>
          </table:table-cell>
          <table:table-cell office:value-type="float" office:value="0.0274964">
            <text:p>0.0274964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6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0.3939">
            <text:p>0.3939</text:p>
          </table:table-cell>
          <table:table-cell office:value-type="float" office:value="0.3872">
            <text:p>0.3872</text:p>
          </table:table-cell>
          <table:table-cell office:value-type="float" office:value="0.3807">
            <text:p>0.3807</text:p>
          </table:table-cell>
          <table:table-cell office:value-type="float" office:value="0.4212">
            <text:p>0.4212</text:p>
          </table:table-cell>
          <table:table-cell office:value-type="float" office:value="0.4739">
            <text:p>0.4739</text:p>
          </table:table-cell>
          <table:table-cell office:value-type="float" office:value="0.502">
            <text:p>0.502</text:p>
          </table:table-cell>
          <table:table-cell office:value-type="float" office:value="0.3809">
            <text:p>0.3809</text:p>
          </table:table-cell>
          <table:table-cell office:value-type="float" office:value="0.3762">
            <text:p>0.3762</text:p>
          </table:table-cell>
          <table:table-cell office:value-type="float" office:value="0.3724">
            <text:p>0.3724</text:p>
          </table:table-cell>
          <table:table-cell office:value-type="float" office:value="0.3326">
            <text:p>0.3326</text:p>
          </table:table-cell>
          <table:table-cell office:value-type="float" office:value="0.2971">
            <text:p>0.2971</text:p>
          </table:table-cell>
          <table:table-cell office:value-type="float" office:value="0.272638">
            <text:p>0.272638</text:p>
          </table:table-cell>
          <table:table-cell office:value-type="float" office:value="0.0649351">
            <text:p>0.0649351</text:p>
          </table:table-cell>
          <table:table-cell office:value-type="float" office:value="0.0723404">
            <text:p>0.0723404</text:p>
          </table:table-cell>
          <table:table-cell office:value-type="float" office:value="0.083682">
            <text:p>0.083682</text:p>
          </table:table-cell>
          <table:table-cell office:value-type="float" office:value="0.097561">
            <text:p>0.097561</text:p>
          </table:table-cell>
          <table:table-cell office:value-type="float" office:value="0.1044177">
            <text:p>0.1044177</text:p>
          </table:table-cell>
          <table:table-cell office:value-type="float" office:value="0.1146245">
            <text:p>0.1146245</text:p>
          </table:table-cell>
        </table:table-row>
        <table:table-row table:style-name="ro2">
          <table:table-cell office:value-type="float" office:value="17909">
            <text:p>17909</text:p>
          </table:table-cell>
          <table:table-cell office:value-type="float" office:value="19678">
            <text:p>19678</text:p>
          </table:table-cell>
          <table:table-cell office:value-type="float" office:value="21324">
            <text:p>21324</text:p>
          </table:table-cell>
          <table:table-cell office:value-type="float" office:value="22727">
            <text:p>22727</text:p>
          </table:table-cell>
          <table:table-cell office:value-type="float" office:value="24043">
            <text:p>24043</text:p>
          </table:table-cell>
          <table:table-cell office:value-type="float" office:value="25379">
            <text:p>25379</text:p>
          </table:table-cell>
          <table:table-cell office:value-type="float" office:value="0.3727">
            <text:p>0.3727</text:p>
          </table:table-cell>
          <table:table-cell office:value-type="float" office:value="0.3874">
            <text:p>0.3874</text:p>
          </table:table-cell>
          <table:table-cell office:value-type="float" office:value="0.4083">
            <text:p>0.4083</text:p>
          </table:table-cell>
          <table:table-cell office:value-type="float" office:value="0.4475">
            <text:p>0.4475</text:p>
          </table:table-cell>
          <table:table-cell office:value-type="float" office:value="0.4928">
            <text:p>0.4928</text:p>
          </table:table-cell>
          <table:table-cell office:value-type="float" office:value="0.5013">
            <text:p>0.5013</text:p>
          </table:table-cell>
          <table:table-cell office:value-type="float" office:value="0.3354">
            <text:p>0.3354</text:p>
          </table:table-cell>
          <table:table-cell office:value-type="float" office:value="0.3175">
            <text:p>0.3175</text:p>
          </table:table-cell>
          <table:table-cell office:value-type="float" office:value="0.3019">
            <text:p>0.3019</text:p>
          </table:table-cell>
          <table:table-cell office:value-type="float" office:value="0.2608">
            <text:p>0.2608</text:p>
          </table:table-cell>
          <table:table-cell office:value-type="float" office:value="0.2252">
            <text:p>0.2252</text:p>
          </table:table-cell>
          <table:table-cell office:value-type="float" office:value="0.215075">
            <text:p>0.215075</text:p>
          </table:table-cell>
          <table:table-cell office:value-type="float" office:value="0.0749902">
            <text:p>0.0749902</text:p>
          </table:table-cell>
          <table:table-cell office:value-type="float" office:value="0.0766846">
            <text:p>0.0766846</text:p>
          </table:table-cell>
          <table:table-cell office:value-type="float" office:value="0.0786438">
            <text:p>0.0786438</text:p>
          </table:table-cell>
          <table:table-cell office:value-type="float" office:value="0.085361">
            <text:p>0.085361</text:p>
          </table:table-cell>
          <table:table-cell office:value-type="float" office:value="0.0951212">
            <text:p>0.0951212</text:p>
          </table:table-cell>
          <table:table-cell office:value-type="float" office:value="0.1042988">
            <text:p>0.1042988</text:p>
          </table:table-cell>
        </table:table-row>
        <table:table-row table:style-name="ro2">
          <table:table-cell office:value-type="float" office:value="1236">
            <text:p>1236</text:p>
          </table:table-cell>
          <table:table-cell office:value-type="float" office:value="1482">
            <text:p>1482</text:p>
          </table:table-cell>
          <table:table-cell office:value-type="float" office:value="1731">
            <text:p>1731</text:p>
          </table:table-cell>
          <table:table-cell office:value-type="float" office:value="1968">
            <text:p>1968</text:p>
          </table:table-cell>
          <table:table-cell office:value-type="float" office:value="2284">
            <text:p>2284</text:p>
          </table:table-cell>
          <table:table-cell office:value-type="float" office:value="2642">
            <text:p>2642</text:p>
          </table:table-cell>
          <table:table-cell office:value-type="float" office:value="0.3022">
            <text:p>0.3022</text:p>
          </table:table-cell>
          <table:table-cell office:value-type="float" office:value="0.3011">
            <text:p>0.3011</text:p>
          </table:table-cell>
          <table:table-cell office:value-type="float" office:value="0.3075">
            <text:p>0.3075</text:p>
          </table:table-cell>
          <table:table-cell office:value-type="float" office:value="0.3264">
            <text:p>0.3264</text:p>
          </table:table-cell>
          <table:table-cell office:value-type="float" office:value="0.3503">
            <text:p>0.3503</text:p>
          </table:table-cell>
          <table:table-cell office:value-type="float" office:value="0.3632">
            <text:p>0.3632</text:p>
          </table:table-cell>
          <table:table-cell office:value-type="float" office:value="0.474">
            <text:p>0.474</text:p>
          </table:table-cell>
          <table:table-cell office:value-type="float" office:value="0.4671">
            <text:p>0.4671</text:p>
          </table:table-cell>
          <table:table-cell office:value-type="float" office:value="0.4615">
            <text:p>0.4615</text:p>
          </table:table-cell>
          <table:table-cell office:value-type="float" office:value="0.4211">
            <text:p>0.4211</text:p>
          </table:table-cell>
          <table:table-cell office:value-type="float" office:value="0.3843">
            <text:p>0.3843</text:p>
          </table:table-cell>
          <table:table-cell office:value-type="float" office:value="0.366802">
            <text:p>0.366802</text:p>
          </table:table-cell>
          <table:table-cell office:value-type="float" office:value="0.0323625">
            <text:p>0.0323625</text:p>
          </table:table-cell>
          <table:table-cell office:value-type="float" office:value="0.0310391">
            <text:p>0.0310391</text:p>
          </table:table-cell>
          <table:table-cell office:value-type="float" office:value="0.0323512">
            <text:p>0.0323512</text:p>
          </table:table-cell>
          <table:table-cell office:value-type="float" office:value="0.0340447">
            <text:p>0.0340447</text:p>
          </table:table-cell>
          <table:table-cell office:value-type="float" office:value="0.0363398">
            <text:p>0.0363398</text:p>
          </table:table-cell>
          <table:table-cell office:value-type="float" office:value="0.0389856">
            <text:p>0.0389856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6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3806">
            <text:p>3806</text:p>
          </table:table-cell>
          <table:table-cell office:value-type="float" office:value="4423">
            <text:p>4423</text:p>
          </table:table-cell>
          <table:table-cell office:value-type="float" office:value="5048">
            <text:p>5048</text:p>
          </table:table-cell>
          <table:table-cell office:value-type="float" office:value="5697">
            <text:p>5697</text:p>
          </table:table-cell>
          <table:table-cell office:value-type="float" office:value="6416">
            <text:p>6416</text:p>
          </table:table-cell>
          <table:table-cell office:value-type="float" office:value="0.2806">
            <text:p>0.2806</text:p>
          </table:table-cell>
          <table:table-cell office:value-type="float" office:value="0.2709">
            <text:p>0.2709</text:p>
          </table:table-cell>
          <table:table-cell office:value-type="float" office:value="0.2616">
            <text:p>0.2616</text:p>
          </table:table-cell>
          <table:table-cell office:value-type="float" office:value="0.2671">
            <text:p>0.2671</text:p>
          </table:table-cell>
          <table:table-cell office:value-type="float" office:value="0.2757">
            <text:p>0.2757</text:p>
          </table:table-cell>
          <table:table-cell office:value-type="float" office:value="0.2902">
            <text:p>0.2902</text:p>
          </table:table-cell>
          <table:table-cell office:value-type="float" office:value="0.4682">
            <text:p>0.4682</text:p>
          </table:table-cell>
          <table:table-cell office:value-type="float" office:value="0.4756">
            <text:p>0.4756</text:p>
          </table:table-cell>
          <table:table-cell office:value-type="float" office:value="0.4839">
            <text:p>0.4839</text:p>
          </table:table-cell>
          <table:table-cell office:value-type="float" office:value="0.4601">
            <text:p>0.4601</text:p>
          </table:table-cell>
          <table:table-cell office:value-type="float" office:value="0.4385">
            <text:p>0.4385</text:p>
          </table:table-cell>
          <table:table-cell office:value-type="float" office:value="0.407127">
            <text:p>0.407127</text:p>
          </table:table-cell>
          <table:table-cell office:value-type="float" office:value="0.0303312">
            <text:p>0.0303312</text:p>
          </table:table-cell>
          <table:table-cell office:value-type="float" office:value="0.0299527">
            <text:p>0.0299527</text:p>
          </table:table-cell>
          <table:table-cell office:value-type="float" office:value="0.029844">
            <text:p>0.029844</text:p>
          </table:table-cell>
          <table:table-cell office:value-type="float" office:value="0.0301109">
            <text:p>0.0301109</text:p>
          </table:table-cell>
          <table:table-cell office:value-type="float" office:value="0.0312445">
            <text:p>0.0312445</text:p>
          </table:table-cell>
          <table:table-cell office:value-type="float" office:value="0.032419">
            <text:p>0.032419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3006">
            <text:p>3006</text:p>
          </table:table-cell>
          <table:table-cell office:value-type="float" office:value="3588">
            <text:p>3588</text:p>
          </table:table-cell>
          <table:table-cell office:value-type="float" office:value="4085">
            <text:p>4085</text:p>
          </table:table-cell>
          <table:table-cell office:value-type="float" office:value="4525">
            <text:p>4525</text:p>
          </table:table-cell>
          <table:table-cell office:value-type="float" office:value="4768">
            <text:p>4768</text:p>
          </table:table-cell>
          <table:table-cell office:value-type="float" office:value="0.3262">
            <text:p>0.3262</text:p>
          </table:table-cell>
          <table:table-cell office:value-type="float" office:value="0.3314">
            <text:p>0.3314</text:p>
          </table:table-cell>
          <table:table-cell office:value-type="float" office:value="0.3297">
            <text:p>0.3297</text:p>
          </table:table-cell>
          <table:table-cell office:value-type="float" office:value="0.3353">
            <text:p>0.3353</text:p>
          </table:table-cell>
          <table:table-cell office:value-type="float" office:value="0.3505">
            <text:p>0.3505</text:p>
          </table:table-cell>
          <table:table-cell office:value-type="float" office:value="0.3842">
            <text:p>0.3842</text:p>
          </table:table-cell>
          <table:table-cell office:value-type="float" office:value="0.451">
            <text:p>0.451</text:p>
          </table:table-cell>
          <table:table-cell office:value-type="float" office:value="0.4561">
            <text:p>0.4561</text:p>
          </table:table-cell>
          <table:table-cell office:value-type="float" office:value="0.4611">
            <text:p>0.4611</text:p>
          </table:table-cell>
          <table:table-cell office:value-type="float" office:value="0.4564">
            <text:p>0.4564</text:p>
          </table:table-cell>
          <table:table-cell office:value-type="float" office:value="0.4519">
            <text:p>0.4519</text:p>
          </table:table-cell>
          <table:table-cell office:value-type="float" office:value="0.446106">
            <text:p>0.446106</text:p>
          </table:table-cell>
          <table:table-cell office:value-type="float" office:value="0.0256809">
            <text:p>0.0256809</text:p>
          </table:table-cell>
          <table:table-cell office:value-type="float" office:value="0.0262808">
            <text:p>0.0262808</text:p>
          </table:table-cell>
          <table:table-cell office:value-type="float" office:value="0.0278707">
            <text:p>0.0278707</text:p>
          </table:table-cell>
          <table:table-cell office:value-type="float" office:value="0.0288862">
            <text:p>0.0288862</text:p>
          </table:table-cell>
          <table:table-cell office:value-type="float" office:value="0.0307182">
            <text:p>0.0307182</text:p>
          </table:table-cell>
          <table:table-cell office:value-type="float" office:value="0.0337668">
            <text:p>0.0337668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6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2">
          <table:table-cell office:value-type="float" office:value="3964">
            <text:p>3964</text:p>
          </table:table-cell>
          <table:table-cell office:value-type="float" office:value="4568">
            <text:p>4568</text:p>
          </table:table-cell>
          <table:table-cell office:value-type="float" office:value="5246">
            <text:p>5246</text:p>
          </table:table-cell>
          <table:table-cell office:value-type="float" office:value="6023">
            <text:p>6023</text:p>
          </table:table-cell>
          <table:table-cell office:value-type="float" office:value="6917">
            <text:p>6917</text:p>
          </table:table-cell>
          <table:table-cell office:value-type="float" office:value="7963">
            <text:p>7963</text:p>
          </table:table-cell>
          <table:table-cell office:value-type="float" office:value="0.3198">
            <text:p>0.3198</text:p>
          </table:table-cell>
          <table:table-cell office:value-type="float" office:value="0.3105">
            <text:p>0.3105</text:p>
          </table:table-cell>
          <table:table-cell office:value-type="float" office:value="0.3025">
            <text:p>0.3025</text:p>
          </table:table-cell>
          <table:table-cell office:value-type="float" office:value="0.2934">
            <text:p>0.2934</text:p>
          </table:table-cell>
          <table:table-cell office:value-type="float" office:value="0.2844">
            <text:p>0.2844</text:p>
          </table:table-cell>
          <table:table-cell office:value-type="float" office:value="0.2839">
            <text:p>0.2839</text:p>
          </table:table-cell>
          <table:table-cell office:value-type="float" office:value="0.46">
            <text:p>0.46</text:p>
          </table:table-cell>
          <table:table-cell office:value-type="float" office:value="0.4599">
            <text:p>0.4599</text:p>
          </table:table-cell>
          <table:table-cell office:value-type="float" office:value="0.4591">
            <text:p>0.4591</text:p>
          </table:table-cell>
          <table:table-cell office:value-type="float" office:value="0.4589">
            <text:p>0.4589</text:p>
          </table:table-cell>
          <table:table-cell office:value-type="float" office:value="0.4588">
            <text:p>0.4588</text:p>
          </table:table-cell>
          <table:table-cell office:value-type="float" office:value="0.459384">
            <text:p>0.459384</text:p>
          </table:table-cell>
          <table:table-cell office:value-type="float" office:value="0.0264884">
            <text:p>0.0264884</text:p>
          </table:table-cell>
          <table:table-cell office:value-type="float" office:value="0.0273643">
            <text:p>0.0273643</text:p>
          </table:table-cell>
          <table:table-cell office:value-type="float" office:value="0.0284026">
            <text:p>0.0284026</text:p>
          </table:table-cell>
          <table:table-cell office:value-type="float" office:value="0.0280591">
            <text:p>0.0280591</text:p>
          </table:table-cell>
          <table:table-cell office:value-type="float" office:value="0.0284806">
            <text:p>0.0284806</text:p>
          </table:table-cell>
          <table:table-cell office:value-type="float" office:value="0.0293859">
            <text:p>0.0293859</text:p>
          </table:table-cell>
        </table:table-row>
        <table:table-row table:style-name="ro2">
          <table:table-cell office:value-type="float" office:value="3807">
            <text:p>3807</text:p>
          </table:table-cell>
          <table:table-cell office:value-type="float" office:value="4147">
            <text:p>4147</text:p>
          </table:table-cell>
          <table:table-cell office:value-type="float" office:value="4535">
            <text:p>4535</text:p>
          </table:table-cell>
          <table:table-cell office:value-type="float" office:value="4937">
            <text:p>4937</text:p>
          </table:table-cell>
          <table:table-cell office:value-type="float" office:value="5370">
            <text:p>5370</text:p>
          </table:table-cell>
          <table:table-cell office:value-type="float" office:value="5889">
            <text:p>5889</text:p>
          </table:table-cell>
          <table:table-cell office:value-type="float" office:value="0.533">
            <text:p>0.533</text:p>
          </table:table-cell>
          <table:table-cell office:value-type="float" office:value="0.5227">
            <text:p>0.5227</text:p>
          </table:table-cell>
          <table:table-cell office:value-type="float" office:value="0.5203">
            <text:p>0.5203</text:p>
          </table:table-cell>
          <table:table-cell office:value-type="float" office:value="0.4938">
            <text:p>0.4938</text:p>
          </table:table-cell>
          <table:table-cell office:value-type="float" office:value="0.4726">
            <text:p>0.4726</text:p>
          </table:table-cell>
          <table:table-cell office:value-type="float" office:value="0.4765">
            <text:p>0.4765</text:p>
          </table:table-cell>
          <table:table-cell office:value-type="float" office:value="0.4093">
            <text:p>0.4093</text:p>
          </table:table-cell>
          <table:table-cell office:value-type="float" office:value="0.4193">
            <text:p>0.4193</text:p>
          </table:table-cell>
          <table:table-cell office:value-type="float" office:value="0.4298">
            <text:p>0.4298</text:p>
          </table:table-cell>
          <table:table-cell office:value-type="float" office:value="0.4322">
            <text:p>0.4322</text:p>
          </table:table-cell>
          <table:table-cell office:value-type="float" office:value="0.436">
            <text:p>0.436</text:p>
          </table:table-cell>
          <table:table-cell office:value-type="float" office:value="0.435224">
            <text:p>0.435224</text:p>
          </table:table-cell>
          <table:table-cell office:value-type="float" office:value="0.0504334">
            <text:p>0.0504334</text:p>
          </table:table-cell>
          <table:table-cell office:value-type="float" office:value="0.0487099">
            <text:p>0.0487099</text:p>
          </table:table-cell>
          <table:table-cell office:value-type="float" office:value="0.046968">
            <text:p>0.046968</text:p>
          </table:table-cell>
          <table:table-cell office:value-type="float" office:value="0.0455742">
            <text:p>0.0455742</text:p>
          </table:table-cell>
          <table:table-cell office:value-type="float" office:value="0.0443203">
            <text:p>0.0443203</text:p>
          </table:table-cell>
          <table:table-cell office:value-type="float" office:value="0.0427916">
            <text:p>0.0427916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2293">
            <text:p>2293</text:p>
          </table:table-cell>
          <table:table-cell office:value-type="float" office:value="2627">
            <text:p>2627</text:p>
          </table:table-cell>
          <table:table-cell office:value-type="float" office:value="3081">
            <text:p>3081</text:p>
          </table:table-cell>
          <table:table-cell office:value-type="float" office:value="3662">
            <text:p>3662</text:p>
          </table:table-cell>
          <table:table-cell office:value-type="float" office:value="4383">
            <text:p>4383</text:p>
          </table:table-cell>
          <table:table-cell office:value-type="float" office:value="0.3195">
            <text:p>0.3195</text:p>
          </table:table-cell>
          <table:table-cell office:value-type="float" office:value="0.3046">
            <text:p>0.3046</text:p>
          </table:table-cell>
          <table:table-cell office:value-type="float" office:value="0.3007">
            <text:p>0.3007</text:p>
          </table:table-cell>
          <table:table-cell office:value-type="float" office:value="0.2997">
            <text:p>0.2997</text:p>
          </table:table-cell>
          <table:table-cell office:value-type="float" office:value="0.2946">
            <text:p>0.2946</text:p>
          </table:table-cell>
          <table:table-cell office:value-type="float" office:value="0.2973">
            <text:p>0.2973</text:p>
          </table:table-cell>
          <table:table-cell office:value-type="float" office:value="0.4559">
            <text:p>0.4559</text:p>
          </table:table-cell>
          <table:table-cell office:value-type="float" office:value="0.466">
            <text:p>0.466</text:p>
          </table:table-cell>
          <table:table-cell office:value-type="float" office:value="0.4755">
            <text:p>0.4755</text:p>
          </table:table-cell>
          <table:table-cell office:value-type="float" office:value="0.4764">
            <text:p>0.4764</text:p>
          </table:table-cell>
          <table:table-cell office:value-type="float" office:value="0.4782">
            <text:p>0.4782</text:p>
          </table:table-cell>
          <table:table-cell office:value-type="float" office:value="0.469136">
            <text:p>0.469136</text:p>
          </table:table-cell>
          <table:table-cell office:value-type="float" office:value="0.022739">
            <text:p>0.022739</text:p>
          </table:table-cell>
          <table:table-cell office:value-type="float" office:value="0.0244222">
            <text:p>0.0244222</text:p>
          </table:table-cell>
          <table:table-cell office:value-type="float" office:value="0.0255044">
            <text:p>0.0255044</text:p>
          </table:table-cell>
          <table:table-cell office:value-type="float" office:value="0.0266147">
            <text:p>0.0266147</text:p>
          </table:table-cell>
          <table:table-cell office:value-type="float" office:value="0.0297652">
            <text:p>0.0297652</text:p>
          </table:table-cell>
          <table:table-cell office:value-type="float" office:value="0.0323979">
            <text:p>0.0323979</text:p>
          </table:table-cell>
        </table:table-row>
        <table:table-row table:style-name="ro2">
          <table:table-cell office:value-type="float" office:value="1629">
            <text:p>1629</text:p>
          </table:table-cell>
          <table:table-cell office:value-type="float" office:value="1760">
            <text:p>1760</text:p>
          </table:table-cell>
          <table:table-cell office:value-type="float" office:value="1869">
            <text:p>1869</text:p>
          </table:table-cell>
          <table:table-cell office:value-type="float" office:value="2013">
            <text:p>2013</text:p>
          </table:table-cell>
          <table:table-cell office:value-type="float" office:value="2133">
            <text:p>2133</text:p>
          </table:table-cell>
          <table:table-cell office:value-type="float" office:value="2311">
            <text:p>2311</text:p>
          </table:table-cell>
          <table:table-cell office:value-type="float" office:value="0.41">
            <text:p>0.41</text:p>
          </table:table-cell>
          <table:table-cell office:value-type="float" office:value="0.3949">
            <text:p>0.3949</text:p>
          </table:table-cell>
          <table:table-cell office:value-type="float" office:value="0.3804">
            <text:p>0.3804</text:p>
          </table:table-cell>
          <table:table-cell office:value-type="float" office:value="0.4014">
            <text:p>0.4014</text:p>
          </table:table-cell>
          <table:table-cell office:value-type="float" office:value="0.4354">
            <text:p>0.4354</text:p>
          </table:table-cell>
          <table:table-cell office:value-type="float" office:value="0.4688">
            <text:p>0.4688</text:p>
          </table:table-cell>
          <table:table-cell office:value-type="float" office:value="0.4171">
            <text:p>0.4171</text:p>
          </table:table-cell>
          <table:table-cell office:value-type="float" office:value="0.4423">
            <text:p>0.4423</text:p>
          </table:table-cell>
          <table:table-cell office:value-type="float" office:value="0.4696">
            <text:p>0.4696</text:p>
          </table:table-cell>
          <table:table-cell office:value-type="float" office:value="0.4357">
            <text:p>0.4357</text:p>
          </table:table-cell>
          <table:table-cell office:value-type="float" office:value="0.4057">
            <text:p>0.4057</text:p>
          </table:table-cell>
          <table:table-cell office:value-type="float" office:value="0.366941">
            <text:p>0.366941</text:p>
          </table:table-cell>
          <table:table-cell office:value-type="float" office:value="0.0429711">
            <text:p>0.0429711</text:p>
          </table:table-cell>
          <table:table-cell office:value-type="float" office:value="0.0539773">
            <text:p>0.0539773</text:p>
          </table:table-cell>
          <table:table-cell office:value-type="float" office:value="0.0556447">
            <text:p>0.0556447</text:p>
          </table:table-cell>
          <table:table-cell office:value-type="float" office:value="0.0581222">
            <text:p>0.0581222</text:p>
          </table:table-cell>
          <table:table-cell office:value-type="float" office:value="0.0675105">
            <text:p>0.0675105</text:p>
          </table:table-cell>
          <table:table-cell office:value-type="float" office:value="0.0705322">
            <text:p>0.0705322</text:p>
          </table:table-cell>
        </table:table-row>
        <table:table-row table:style-name="ro2">
          <table:table-cell office:value-type="float" office:value="38020">
            <text:p>38020</text:p>
          </table:table-cell>
          <table:table-cell office:value-type="float" office:value="44752">
            <text:p>44752</text:p>
          </table:table-cell>
          <table:table-cell office:value-type="float" office:value="52771">
            <text:p>52771</text:p>
          </table:table-cell>
          <table:table-cell office:value-type="float" office:value="61918">
            <text:p>61918</text:p>
          </table:table-cell>
          <table:table-cell office:value-type="float" office:value="70416">
            <text:p>70416</text:p>
          </table:table-cell>
          <table:table-cell office:value-type="float" office:value="79376">
            <text:p>79376</text:p>
          </table:table-cell>
          <table:table-cell office:value-type="float" office:value="0.2892">
            <text:p>0.2892</text:p>
          </table:table-cell>
          <table:table-cell office:value-type="float" office:value="0.2822">
            <text:p>0.2822</text:p>
          </table:table-cell>
          <table:table-cell office:value-type="float" office:value="0.2746">
            <text:p>0.2746</text:p>
          </table:table-cell>
          <table:table-cell office:value-type="float" office:value="0.29">
            <text:p>0.29</text:p>
          </table:table-cell>
          <table:table-cell office:value-type="float" office:value="0.316">
            <text:p>0.316</text:p>
          </table:table-cell>
          <table:table-cell office:value-type="float" office:value="0.3321">
            <text:p>0.3321</text:p>
          </table:table-cell>
          <table:table-cell office:value-type="float" office:value="0.4562">
            <text:p>0.4562</text:p>
          </table:table-cell>
          <table:table-cell office:value-type="float" office:value="0.4612">
            <text:p>0.4612</text:p>
          </table:table-cell>
          <table:table-cell office:value-type="float" office:value="0.4667">
            <text:p>0.4667</text:p>
          </table:table-cell>
          <table:table-cell office:value-type="float" office:value="0.4567">
            <text:p>0.4567</text:p>
          </table:table-cell>
          <table:table-cell office:value-type="float" office:value="0.4469">
            <text:p>0.4469</text:p>
          </table:table-cell>
          <table:table-cell office:value-type="float" office:value="0.422018">
            <text:p>0.422018</text:p>
          </table:table-cell>
          <table:table-cell office:value-type="float" office:value="0.0330089">
            <text:p>0.0330089</text:p>
          </table:table-cell>
          <table:table-cell office:value-type="float" office:value="0.0334287">
            <text:p>0.0334287</text:p>
          </table:table-cell>
          <table:table-cell office:value-type="float" office:value="0.0339201">
            <text:p>0.0339201</text:p>
          </table:table-cell>
          <table:table-cell office:value-type="float" office:value="0.0339966">
            <text:p>0.0339966</text:p>
          </table:table-cell>
          <table:table-cell office:value-type="float" office:value="0.0354323">
            <text:p>0.0354323</text:p>
          </table:table-cell>
          <table:table-cell office:value-type="float" office:value="0.0359932">
            <text:p>0.0359932</text:p>
          </table:table-cell>
        </table:table-row>
        <table:table-row table:style-name="ro2">
          <table:table-cell office:value-type="float" office:value="1493">
            <text:p>1493</text:p>
          </table:table-cell>
          <table:table-cell office:value-type="float" office:value="1750">
            <text:p>1750</text:p>
          </table:table-cell>
          <table:table-cell office:value-type="float" office:value="2053">
            <text:p>2053</text:p>
          </table:table-cell>
          <table:table-cell office:value-type="float" office:value="2408">
            <text:p>2408</text:p>
          </table:table-cell>
          <table:table-cell office:value-type="float" office:value="2771">
            <text:p>2771</text:p>
          </table:table-cell>
          <table:table-cell office:value-type="float" office:value="3272">
            <text:p>3272</text:p>
          </table:table-cell>
          <table:table-cell office:value-type="float" office:value="0.2966">
            <text:p>0.2966</text:p>
          </table:table-cell>
          <table:table-cell office:value-type="float" office:value="0.2984">
            <text:p>0.2984</text:p>
          </table:table-cell>
          <table:table-cell office:value-type="float" office:value="0.3013">
            <text:p>0.3013</text:p>
          </table:table-cell>
          <table:table-cell office:value-type="float" office:value="0.2965">
            <text:p>0.2965</text:p>
          </table:table-cell>
          <table:table-cell office:value-type="float" office:value="0.2977">
            <text:p>0.2977</text:p>
          </table:table-cell>
          <table:table-cell office:value-type="float" office:value="0.3035">
            <text:p>0.3035</text:p>
          </table:table-cell>
          <table:table-cell office:value-type="float" office:value="0.4797">
            <text:p>0.4797</text:p>
          </table:table-cell>
          <table:table-cell office:value-type="float" office:value="0.4812">
            <text:p>0.4812</text:p>
          </table:table-cell>
          <table:table-cell office:value-type="float" office:value="0.483">
            <text:p>0.483</text:p>
          </table:table-cell>
          <table:table-cell office:value-type="float" office:value="0.4788">
            <text:p>0.4788</text:p>
          </table:table-cell>
          <table:table-cell office:value-type="float" office:value="0.4743">
            <text:p>0.4743</text:p>
          </table:table-cell>
          <table:table-cell office:value-type="float" office:value="0.467153">
            <text:p>0.467153</text:p>
          </table:table-cell>
          <table:table-cell office:value-type="float" office:value="0.0234427">
            <text:p>0.0234427</text:p>
          </table:table-cell>
          <table:table-cell office:value-type="float" office:value="0.0234286">
            <text:p>0.0234286</text:p>
          </table:table-cell>
          <table:table-cell office:value-type="float" office:value="0.0238675">
            <text:p>0.0238675</text:p>
          </table:table-cell>
          <table:table-cell office:value-type="float" office:value="0.0236711">
            <text:p>0.0236711</text:p>
          </table:table-cell>
          <table:table-cell office:value-type="float" office:value="0.024179">
            <text:p>0.024179</text:p>
          </table:table-cell>
          <table:table-cell office:value-type="float" office:value="0.0250611">
            <text:p>0.0250611</text:p>
          </table:table-cell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1326">
            <text:p>1326</text:p>
          </table:table-cell>
          <table:table-cell office:value-type="float" office:value="1531">
            <text:p>1531</text:p>
          </table:table-cell>
          <table:table-cell office:value-type="float" office:value="1748">
            <text:p>1748</text:p>
          </table:table-cell>
          <table:table-cell office:value-type="float" office:value="1956">
            <text:p>1956</text:p>
          </table:table-cell>
          <table:table-cell office:value-type="float" office:value="2180">
            <text:p>2180</text:p>
          </table:table-cell>
          <table:table-cell office:value-type="float" office:value="0.3336">
            <text:p>0.3336</text:p>
          </table:table-cell>
          <table:table-cell office:value-type="float" office:value="0.3342">
            <text:p>0.3342</text:p>
          </table:table-cell>
          <table:table-cell office:value-type="float" office:value="0.3364">
            <text:p>0.3364</text:p>
          </table:table-cell>
          <table:table-cell office:value-type="float" office:value="0.3328">
            <text:p>0.3328</text:p>
          </table:table-cell>
          <table:table-cell office:value-type="float" office:value="0.3359">
            <text:p>0.3359</text:p>
          </table:table-cell>
          <table:table-cell office:value-type="float" office:value="0.3486">
            <text:p>0.3486</text:p>
          </table:table-cell>
          <table:table-cell office:value-type="float" office:value="0.4349">
            <text:p>0.4349</text:p>
          </table:table-cell>
          <table:table-cell office:value-type="float" office:value="0.4384">
            <text:p>0.4384</text:p>
          </table:table-cell>
          <table:table-cell office:value-type="float" office:value="0.4422">
            <text:p>0.4422</text:p>
          </table:table-cell>
          <table:table-cell office:value-type="float" office:value="0.4224">
            <text:p>0.4224</text:p>
          </table:table-cell>
          <table:table-cell office:value-type="float" office:value="0.4043">
            <text:p>0.4043</text:p>
          </table:table-cell>
          <table:table-cell office:value-type="float" office:value="0.375555">
            <text:p>0.375555</text:p>
          </table:table-cell>
          <table:table-cell office:value-type="float" office:value="0.0400697">
            <text:p>0.0400697</text:p>
          </table:table-cell>
          <table:table-cell office:value-type="float" office:value="0.040724">
            <text:p>0.040724</text:p>
          </table:table-cell>
          <table:table-cell office:value-type="float" office:value="0.0404964">
            <text:p>0.0404964</text:p>
          </table:table-cell>
          <table:table-cell office:value-type="float" office:value="0.0394737">
            <text:p>0.0394737</text:p>
          </table:table-cell>
          <table:table-cell office:value-type="float" office:value="0.041411">
            <text:p>0.041411</text:p>
          </table:table-cell>
          <table:table-cell office:value-type="float" office:value="0.0449541">
            <text:p>0.0449541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6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6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896">
            <text:p>896</text:p>
          </table:table-cell>
          <table:table-cell office:value-type="float" office:value="971">
            <text:p>971</text:p>
          </table:table-cell>
          <table:table-cell office:value-type="float" office:value="1012">
            <text:p>1012</text:p>
          </table:table-cell>
          <table:table-cell office:value-type="float" office:value="1082">
            <text:p>1082</text:p>
          </table:table-cell>
          <table:table-cell office:value-type="float" office:value="1178">
            <text:p>1178</text:p>
          </table:table-cell>
          <table:table-cell office:value-type="float" office:value="0.3621">
            <text:p>0.3621</text:p>
          </table:table-cell>
          <table:table-cell office:value-type="float" office:value="0.3294">
            <text:p>0.3294</text:p>
          </table:table-cell>
          <table:table-cell office:value-type="float" office:value="0.3319">
            <text:p>0.3319</text:p>
          </table:table-cell>
          <table:table-cell office:value-type="float" office:value="0.3516">
            <text:p>0.3516</text:p>
          </table:table-cell>
          <table:table-cell office:value-type="float" office:value="0.3626">
            <text:p>0.3626</text:p>
          </table:table-cell>
          <table:table-cell office:value-type="float" office:value="0.3797">
            <text:p>0.3797</text:p>
          </table:table-cell>
          <table:table-cell office:value-type="float" office:value="0.4305">
            <text:p>0.4305</text:p>
          </table:table-cell>
          <table:table-cell office:value-type="float" office:value="0.4255">
            <text:p>0.4255</text:p>
          </table:table-cell>
          <table:table-cell office:value-type="float" office:value="0.421">
            <text:p>0.421</text:p>
          </table:table-cell>
          <table:table-cell office:value-type="float" office:value="0.3812">
            <text:p>0.3812</text:p>
          </table:table-cell>
          <table:table-cell office:value-type="float" office:value="0.3452">
            <text:p>0.3452</text:p>
          </table:table-cell>
          <table:table-cell office:value-type="float" office:value="0.329125">
            <text:p>0.329125</text:p>
          </table:table-cell>
          <table:table-cell office:value-type="float" office:value="0.0391459">
            <text:p>0.0391459</text:p>
          </table:table-cell>
          <table:table-cell office:value-type="float" office:value="0.0357143">
            <text:p>0.0357143</text:p>
          </table:table-cell>
          <table:table-cell office:value-type="float" office:value="0.0442842">
            <text:p>0.0442842</text:p>
          </table:table-cell>
          <table:table-cell office:value-type="float" office:value="0.0494071">
            <text:p>0.0494071</text:p>
          </table:table-cell>
          <table:table-cell office:value-type="float" office:value="0.0554529">
            <text:p>0.0554529</text:p>
          </table:table-cell>
          <table:table-cell office:value-type="float" office:value="0.0551783">
            <text:p>0.0551783</text:p>
          </table:table-cell>
        </table:table-row>
        <table:table-row table:style-name="ro2">
          <table:table-cell office:value-type="float" office:value="180671">
            <text:p>180671</text:p>
          </table:table-cell>
          <table:table-cell office:value-type="float" office:value="194303">
            <text:p>194303</text:p>
          </table:table-cell>
          <table:table-cell office:value-type="float" office:value="205051">
            <text:p>205051</text:p>
          </table:table-cell>
          <table:table-cell office:value-type="float" office:value="215972">
            <text:p>215972</text:p>
          </table:table-cell>
          <table:table-cell office:value-type="float" office:value="227757">
            <text:p>227757</text:p>
          </table:table-cell>
          <table:table-cell office:value-type="float" office:value="239283">
            <text:p>239283</text:p>
          </table:table-cell>
          <table:table-cell office:value-type="float" office:value="0.405">
            <text:p>0.405</text:p>
          </table:table-cell>
          <table:table-cell office:value-type="float" office:value="0.4111">
            <text:p>0.4111</text:p>
          </table:table-cell>
          <table:table-cell office:value-type="float" office:value="0.4254">
            <text:p>0.4254</text:p>
          </table:table-cell>
          <table:table-cell office:value-type="float" office:value="0.4533">
            <text:p>0.4533</text:p>
          </table:table-cell>
          <table:table-cell office:value-type="float" office:value="0.4825">
            <text:p>0.4825</text:p>
          </table:table-cell>
          <table:table-cell office:value-type="float" office:value="0.4881">
            <text:p>0.4881</text:p>
          </table:table-cell>
          <table:table-cell office:value-type="float" office:value="0.3104">
            <text:p>0.3104</text:p>
          </table:table-cell>
          <table:table-cell office:value-type="float" office:value="0.2956">
            <text:p>0.2956</text:p>
          </table:table-cell>
          <table:table-cell office:value-type="float" office:value="0.2825">
            <text:p>0.2825</text:p>
          </table:table-cell>
          <table:table-cell office:value-type="float" office:value="0.2523">
            <text:p>0.2523</text:p>
          </table:table-cell>
          <table:table-cell office:value-type="float" office:value="0.2252">
            <text:p>0.2252</text:p>
          </table:table-cell>
          <table:table-cell office:value-type="float" office:value="0.21879">
            <text:p>0.21879</text:p>
          </table:table-cell>
          <table:table-cell office:value-type="float" office:value="0.0923114">
            <text:p>0.0923114</text:p>
          </table:table-cell>
          <table:table-cell office:value-type="float" office:value="0.0947283">
            <text:p>0.0947283</text:p>
          </table:table-cell>
          <table:table-cell office:value-type="float" office:value="0.0980537">
            <text:p>0.0980537</text:p>
          </table:table-cell>
          <table:table-cell office:value-type="float" office:value="0.1050877">
            <text:p>0.1050877</text:p>
          </table:table-cell>
          <table:table-cell office:value-type="float" office:value="0.1128615">
            <text:p>0.1128615</text:p>
          </table:table-cell>
          <table:table-cell office:value-type="float" office:value="0.1192312">
            <text:p>0.1192312</text:p>
          </table:table-cell>
        </table:table-row>
        <table:table-row table:style-name="ro2">
          <table:table-cell office:value-type="float" office:value="20616">
            <text:p>20616</text:p>
          </table:table-cell>
          <table:table-cell office:value-type="float" office:value="22283">
            <text:p>22283</text:p>
          </table:table-cell>
          <table:table-cell office:value-type="float" office:value="23962">
            <text:p>23962</text:p>
          </table:table-cell>
          <table:table-cell office:value-type="float" office:value="26052">
            <text:p>26052</text:p>
          </table:table-cell>
          <table:table-cell office:value-type="float" office:value="28237">
            <text:p>28237</text:p>
          </table:table-cell>
          <table:table-cell office:value-type="float" office:value="30331">
            <text:p>30331</text:p>
          </table:table-cell>
          <table:table-cell office:value-type="float" office:value="0.3934">
            <text:p>0.3934</text:p>
          </table:table-cell>
          <table:table-cell office:value-type="float" office:value="0.3906">
            <text:p>0.3906</text:p>
          </table:table-cell>
          <table:table-cell office:value-type="float" office:value="0.3897">
            <text:p>0.3897</text:p>
          </table:table-cell>
          <table:table-cell office:value-type="float" office:value="0.3765">
            <text:p>0.3765</text:p>
          </table:table-cell>
          <table:table-cell office:value-type="float" office:value="0.3649">
            <text:p>0.3649</text:p>
          </table:table-cell>
          <table:table-cell office:value-type="float" office:value="0.3588">
            <text:p>0.3588</text:p>
          </table:table-cell>
          <table:table-cell office:value-type="float" office:value="0.3078">
            <text:p>0.3078</text:p>
          </table:table-cell>
          <table:table-cell office:value-type="float" office:value="0.3007">
            <text:p>0.3007</text:p>
          </table:table-cell>
          <table:table-cell office:value-type="float" office:value="0.2935">
            <text:p>0.2935</text:p>
          </table:table-cell>
          <table:table-cell office:value-type="float" office:value="0.2968">
            <text:p>0.2968</text:p>
          </table:table-cell>
          <table:table-cell office:value-type="float" office:value="0.3002">
            <text:p>0.3002</text:p>
          </table:table-cell>
          <table:table-cell office:value-type="float" office:value="0.309847">
            <text:p>0.309847</text:p>
          </table:table-cell>
          <table:table-cell office:value-type="float" office:value="0.0554424">
            <text:p>0.0554424</text:p>
          </table:table-cell>
          <table:table-cell office:value-type="float" office:value="0.0622448">
            <text:p>0.0622448</text:p>
          </table:table-cell>
          <table:table-cell office:value-type="float" office:value="0.0695268">
            <text:p>0.0695268</text:p>
          </table:table-cell>
          <table:table-cell office:value-type="float" office:value="0.076117">
            <text:p>0.076117</text:p>
          </table:table-cell>
          <table:table-cell office:value-type="float" office:value="0.0817013">
            <text:p>0.0817013</text:p>
          </table:table-cell>
          <table:table-cell office:value-type="float" office:value="0.0860835">
            <text:p>0.0860835</text:p>
          </table:table-cell>
        </table:table-row>
        <table:table-row table:style-name="ro2">
          <table:table-cell office:value-type="float" office:value="3428">
            <text:p>3428</text:p>
          </table:table-cell>
          <table:table-cell office:value-type="float" office:value="3841">
            <text:p>3841</text:p>
          </table:table-cell>
          <table:table-cell office:value-type="float" office:value="4325">
            <text:p>4325</text:p>
          </table:table-cell>
          <table:table-cell office:value-type="float" office:value="4894">
            <text:p>4894</text:p>
          </table:table-cell>
          <table:table-cell office:value-type="float" office:value="5570">
            <text:p>5570</text:p>
          </table:table-cell>
          <table:table-cell office:value-type="float" office:value="6371">
            <text:p>6371</text:p>
          </table:table-cell>
          <table:table-cell office:value-type="float" office:value="0.3454">
            <text:p>0.3454</text:p>
          </table:table-cell>
          <table:table-cell office:value-type="float" office:value="0.3367">
            <text:p>0.3367</text:p>
          </table:table-cell>
          <table:table-cell office:value-type="float" office:value="0.3267">
            <text:p>0.3267</text:p>
          </table:table-cell>
          <table:table-cell office:value-type="float" office:value="0.3203">
            <text:p>0.3203</text:p>
          </table:table-cell>
          <table:table-cell office:value-type="float" office:value="0.3122">
            <text:p>0.3122</text:p>
          </table:table-cell>
          <table:table-cell office:value-type="float" office:value="0.3119">
            <text:p>0.3119</text:p>
          </table:table-cell>
          <table:table-cell office:value-type="float" office:value="0.4281">
            <text:p>0.4281</text:p>
          </table:table-cell>
          <table:table-cell office:value-type="float" office:value="0.4287">
            <text:p>0.4287</text:p>
          </table:table-cell>
          <table:table-cell office:value-type="float" office:value="0.4299">
            <text:p>0.4299</text:p>
          </table:table-cell>
          <table:table-cell office:value-type="float" office:value="0.4324">
            <text:p>0.4324</text:p>
          </table:table-cell>
          <table:table-cell office:value-type="float" office:value="0.435">
            <text:p>0.435</text:p>
          </table:table-cell>
          <table:table-cell office:value-type="float" office:value="0.437126">
            <text:p>0.437126</text:p>
          </table:table-cell>
          <table:table-cell office:value-type="float" office:value="0.031797">
            <text:p>0.031797</text:p>
          </table:table-cell>
          <table:table-cell office:value-type="float" office:value="0.0325436">
            <text:p>0.0325436</text:p>
          </table:table-cell>
          <table:table-cell office:value-type="float" office:value="0.0332948">
            <text:p>0.0332948</text:p>
          </table:table-cell>
          <table:table-cell office:value-type="float" office:value="0.0331018">
            <text:p>0.0331018</text:p>
          </table:table-cell>
          <table:table-cell office:value-type="float" office:value="0.032675">
            <text:p>0.032675</text:p>
          </table:table-cell>
          <table:table-cell office:value-type="float" office:value="0.0320201">
            <text:p>0.0320201</text:p>
          </table:table-cell>
        </table:table-row>
        <table:table-row table:style-name="ro2">
          <table:table-cell office:value-type="float" office:value="72594">
            <text:p>72594</text:p>
          </table:table-cell>
          <table:table-cell office:value-type="float" office:value="84292">
            <text:p>84292</text:p>
          </table:table-cell>
          <table:table-cell office:value-type="float" office:value="95847">
            <text:p>95847</text:p>
          </table:table-cell>
          <table:table-cell office:value-type="float" office:value="108032">
            <text:p>108032</text:p>
          </table:table-cell>
          <table:table-cell office:value-type="float" office:value="121286">
            <text:p>121286</text:p>
          </table:table-cell>
          <table:table-cell office:value-type="float" office:value="135564">
            <text:p>135564</text:p>
          </table:table-cell>
          <table:table-cell office:value-type="float" office:value="0.3215">
            <text:p>0.3215</text:p>
          </table:table-cell>
          <table:table-cell office:value-type="float" office:value="0.3219">
            <text:p>0.3219</text:p>
          </table:table-cell>
          <table:table-cell office:value-type="float" office:value="0.3291">
            <text:p>0.3291</text:p>
          </table:table-cell>
          <table:table-cell office:value-type="float" office:value="0.3458">
            <text:p>0.3458</text:p>
          </table:table-cell>
          <table:table-cell office:value-type="float" office:value="0.3648">
            <text:p>0.3648</text:p>
          </table:table-cell>
          <table:table-cell office:value-type="float" office:value="0.3662">
            <text:p>0.3662</text:p>
          </table:table-cell>
          <table:table-cell office:value-type="float" office:value="0.4357">
            <text:p>0.4357</text:p>
          </table:table-cell>
          <table:table-cell office:value-type="float" office:value="0.4287">
            <text:p>0.4287</text:p>
          </table:table-cell>
          <table:table-cell office:value-type="float" office:value="0.4224">
            <text:p>0.4224</text:p>
          </table:table-cell>
          <table:table-cell office:value-type="float" office:value="0.3991">
            <text:p>0.3991</text:p>
          </table:table-cell>
          <table:table-cell office:value-type="float" office:value="0.3773">
            <text:p>0.3773</text:p>
          </table:table-cell>
          <table:table-cell office:value-type="float" office:value="0.364046">
            <text:p>0.364046</text:p>
          </table:table-cell>
          <table:table-cell office:value-type="float" office:value="0.0289693">
            <text:p>0.0289693</text:p>
          </table:table-cell>
          <table:table-cell office:value-type="float" office:value="0.03164">
            <text:p>0.03164</text:p>
          </table:table-cell>
          <table:table-cell office:value-type="float" office:value="0.0344716">
            <text:p>0.0344716</text:p>
          </table:table-cell>
          <table:table-cell office:value-type="float" office:value="0.0369613">
            <text:p>0.0369613</text:p>
          </table:table-cell>
          <table:table-cell office:value-type="float" office:value="0.0404334">
            <text:p>0.0404334</text:p>
          </table:table-cell>
          <table:table-cell office:value-type="float" office:value="0.0429908">
            <text:p>0.0429908</text:p>
          </table:table-cell>
        </table:table-row>
        <table:table-row table:style-name="ro2">
          <table:table-cell office:value-type="float" office:value="7614">
            <text:p>7614</text:p>
          </table:table-cell>
          <table:table-cell office:value-type="float" office:value="8579">
            <text:p>8579</text:p>
          </table:table-cell>
          <table:table-cell office:value-type="float" office:value="9504">
            <text:p>9504</text:p>
          </table:table-cell>
          <table:table-cell office:value-type="float" office:value="10350">
            <text:p>10350</text:p>
          </table:table-cell>
          <table:table-cell office:value-type="float" office:value="11145">
            <text:p>11145</text:p>
          </table:table-cell>
          <table:table-cell office:value-type="float" office:value="12122">
            <text:p>12122</text:p>
          </table:table-cell>
          <table:table-cell office:value-type="float" office:value="0.3258">
            <text:p>0.3258</text:p>
          </table:table-cell>
          <table:table-cell office:value-type="float" office:value="0.3153">
            <text:p>0.3153</text:p>
          </table:table-cell>
          <table:table-cell office:value-type="float" office:value="0.311">
            <text:p>0.311</text:p>
          </table:table-cell>
          <table:table-cell office:value-type="float" office:value="0.3223">
            <text:p>0.3223</text:p>
          </table:table-cell>
          <table:table-cell office:value-type="float" office:value="0.3378">
            <text:p>0.3378</text:p>
          </table:table-cell>
          <table:table-cell office:value-type="float" office:value="0.3528">
            <text:p>0.3528</text:p>
          </table:table-cell>
          <table:table-cell office:value-type="float" office:value="0.3939">
            <text:p>0.3939</text:p>
          </table:table-cell>
          <table:table-cell office:value-type="float" office:value="0.3896">
            <text:p>0.3896</text:p>
          </table:table-cell>
          <table:table-cell office:value-type="float" office:value="0.3859">
            <text:p>0.3859</text:p>
          </table:table-cell>
          <table:table-cell office:value-type="float" office:value="0.3529">
            <text:p>0.3529</text:p>
          </table:table-cell>
          <table:table-cell office:value-type="float" office:value="0.3228">
            <text:p>0.3228</text:p>
          </table:table-cell>
          <table:table-cell office:value-type="float" office:value="0.302278">
            <text:p>0.302278</text:p>
          </table:table-cell>
          <table:table-cell office:value-type="float" office:value="0.0474127">
            <text:p>0.0474127</text:p>
          </table:table-cell>
          <table:table-cell office:value-type="float" office:value="0.049423">
            <text:p>0.049423</text:p>
          </table:table-cell>
          <table:table-cell office:value-type="float" office:value="0.0508207">
            <text:p>0.0508207</text:p>
          </table:table-cell>
          <table:table-cell office:value-type="float" office:value="0.0536232">
            <text:p>0.0536232</text:p>
          </table:table-cell>
          <table:table-cell office:value-type="float" office:value="0.0559892">
            <text:p>0.0559892</text:p>
          </table:table-cell>
          <table:table-cell office:value-type="float" office:value="0.0583237">
            <text:p>0.0583237</text:p>
          </table:table-cell>
        </table:table-row>
        <table:table-row table:style-name="ro2">
          <table:table-cell office:value-type="float" office:value="15939">
            <text:p>15939</text:p>
          </table:table-cell>
          <table:table-cell office:value-type="float" office:value="18506">
            <text:p>18506</text:p>
          </table:table-cell>
          <table:table-cell office:value-type="float" office:value="21360">
            <text:p>21360</text:p>
          </table:table-cell>
          <table:table-cell office:value-type="float" office:value="23991">
            <text:p>23991</text:p>
          </table:table-cell>
          <table:table-cell office:value-type="float" office:value="26906">
            <text:p>26906</text:p>
          </table:table-cell>
          <table:table-cell office:value-type="float" office:value="29879">
            <text:p>29879</text:p>
          </table:table-cell>
          <table:table-cell office:value-type="float" office:value="0.3026">
            <text:p>0.3026</text:p>
          </table:table-cell>
          <table:table-cell office:value-type="float" office:value="0.2947">
            <text:p>0.2947</text:p>
          </table:table-cell>
          <table:table-cell office:value-type="float" office:value="0.2928">
            <text:p>0.2928</text:p>
          </table:table-cell>
          <table:table-cell office:value-type="float" office:value="0.3002">
            <text:p>0.3002</text:p>
          </table:table-cell>
          <table:table-cell office:value-type="float" office:value="0.3087">
            <text:p>0.3087</text:p>
          </table:table-cell>
          <table:table-cell office:value-type="float" office:value="0.3236">
            <text:p>0.3236</text:p>
          </table:table-cell>
          <table:table-cell office:value-type="float" office:value="0.4633">
            <text:p>0.4633</text:p>
          </table:table-cell>
          <table:table-cell office:value-type="float" office:value="0.4579">
            <text:p>0.4579</text:p>
          </table:table-cell>
          <table:table-cell office:value-type="float" office:value="0.4535">
            <text:p>0.4535</text:p>
          </table:table-cell>
          <table:table-cell office:value-type="float" office:value="0.4226">
            <text:p>0.4226</text:p>
          </table:table-cell>
          <table:table-cell office:value-type="float" office:value="0.3942">
            <text:p>0.3942</text:p>
          </table:table-cell>
          <table:table-cell office:value-type="float" office:value="0.371577">
            <text:p>0.371577</text:p>
          </table:table-cell>
          <table:table-cell office:value-type="float" office:value="0.0321852">
            <text:p>0.0321852</text:p>
          </table:table-cell>
          <table:table-cell office:value-type="float" office:value="0.0323138">
            <text:p>0.0323138</text:p>
          </table:table-cell>
          <table:table-cell office:value-type="float" office:value="0.032912">
            <text:p>0.032912</text:p>
          </table:table-cell>
          <table:table-cell office:value-type="float" office:value="0.0348881">
            <text:p>0.0348881</text:p>
          </table:table-cell>
          <table:table-cell office:value-type="float" office:value="0.0368319">
            <text:p>0.0368319</text:p>
          </table:table-cell>
          <table:table-cell office:value-type="float" office:value="0.0386224">
            <text:p>0.0386224</text:p>
          </table:table-cell>
        </table:table-row>
        <table:table-row table:style-name="ro2">
          <table:table-cell office:value-type="float" office:value="4413">
            <text:p>4413</text:p>
          </table:table-cell>
          <table:table-cell office:value-type="float" office:value="5162">
            <text:p>5162</text:p>
          </table:table-cell>
          <table:table-cell office:value-type="float" office:value="6051">
            <text:p>6051</text:p>
          </table:table-cell>
          <table:table-cell office:value-type="float" office:value="7035">
            <text:p>7035</text:p>
          </table:table-cell>
          <table:table-cell office:value-type="float" office:value="8123">
            <text:p>8123</text:p>
          </table:table-cell>
          <table:table-cell office:value-type="float" office:value="9317">
            <text:p>9317</text:p>
          </table:table-cell>
          <table:table-cell office:value-type="float" office:value="0.3166">
            <text:p>0.3166</text:p>
          </table:table-cell>
          <table:table-cell office:value-type="float" office:value="0.3107">
            <text:p>0.3107</text:p>
          </table:table-cell>
          <table:table-cell office:value-type="float" office:value="0.31">
            <text:p>0.31</text:p>
          </table:table-cell>
          <table:table-cell office:value-type="float" office:value="0.3041">
            <text:p>0.3041</text:p>
          </table:table-cell>
          <table:table-cell office:value-type="float" office:value="0.3002">
            <text:p>0.3002</text:p>
          </table:table-cell>
          <table:table-cell office:value-type="float" office:value="0.3027">
            <text:p>0.3027</text:p>
          </table:table-cell>
          <table:table-cell office:value-type="float" office:value="0.4482">
            <text:p>0.4482</text:p>
          </table:table-cell>
          <table:table-cell office:value-type="float" office:value="0.4505">
            <text:p>0.4505</text:p>
          </table:table-cell>
          <table:table-cell office:value-type="float" office:value="0.4534">
            <text:p>0.4534</text:p>
          </table:table-cell>
          <table:table-cell office:value-type="float" office:value="0.443">
            <text:p>0.443</text:p>
          </table:table-cell>
          <table:table-cell office:value-type="float" office:value="0.4331">
            <text:p>0.4331</text:p>
          </table:table-cell>
          <table:table-cell office:value-type="float" office:value="0.417902">
            <text:p>0.417902</text:p>
          </table:table-cell>
          <table:table-cell office:value-type="float" office:value="0.0401088">
            <text:p>0.0401088</text:p>
          </table:table-cell>
          <table:table-cell office:value-type="float" office:value="0.0387447">
            <text:p>0.0387447</text:p>
          </table:table-cell>
          <table:table-cell office:value-type="float" office:value="0.0373492">
            <text:p>0.0373492</text:p>
          </table:table-cell>
          <table:table-cell office:value-type="float" office:value="0.0363895">
            <text:p>0.0363895</text:p>
          </table:table-cell>
          <table:table-cell office:value-type="float" office:value="0.0363166">
            <text:p>0.0363166</text:p>
          </table:table-cell>
          <table:table-cell office:value-type="float" office:value="0.0370291">
            <text:p>0.0370291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645">
            <text:p>645</text:p>
          </table:table-cell>
          <table:table-cell office:value-type="float" office:value="709">
            <text:p>709</text:p>
          </table:table-cell>
          <table:table-cell office:value-type="float" office:value="734">
            <text:p>734</text:p>
          </table:table-cell>
          <table:table-cell office:value-type="float" office:value="759">
            <text:p>759</text:p>
          </table:table-cell>
          <table:table-cell office:value-type="float" office:value="790">
            <text:p>790</text:p>
          </table:table-cell>
          <table:table-cell office:value-type="float" office:value="0.3011">
            <text:p>0.3011</text:p>
          </table:table-cell>
          <table:table-cell office:value-type="float" office:value="0.2956">
            <text:p>0.2956</text:p>
          </table:table-cell>
          <table:table-cell office:value-type="float" office:value="0.2985">
            <text:p>0.2985</text:p>
          </table:table-cell>
          <table:table-cell office:value-type="float" office:value="0.3299">
            <text:p>0.3299</text:p>
          </table:table-cell>
          <table:table-cell office:value-type="float" office:value="0.3815">
            <text:p>0.3815</text:p>
          </table:table-cell>
          <table:table-cell office:value-type="float" office:value="0.4266">
            <text:p>0.4266</text:p>
          </table:table-cell>
          <table:table-cell office:value-type="float" office:value="0.4851">
            <text:p>0.4851</text:p>
          </table:table-cell>
          <table:table-cell office:value-type="float" office:value="0.4803">
            <text:p>0.4803</text:p>
          </table:table-cell>
          <table:table-cell office:value-type="float" office:value="0.477">
            <text:p>0.477</text:p>
          </table:table-cell>
          <table:table-cell office:value-type="float" office:value="0.4329">
            <text:p>0.4329</text:p>
          </table:table-cell>
          <table:table-cell office:value-type="float" office:value="0.3929">
            <text:p>0.3929</text:p>
          </table:table-cell>
          <table:table-cell office:value-type="float" office:value="0.369845">
            <text:p>0.369845</text:p>
          </table:table-cell>
          <table:table-cell office:value-type="float" office:value="0.0333919">
            <text:p>0.0333919</text:p>
          </table:table-cell>
          <table:table-cell office:value-type="float" office:value="0.0341085">
            <text:p>0.0341085</text:p>
          </table:table-cell>
          <table:table-cell office:value-type="float" office:value="0.0352609">
            <text:p>0.0352609</text:p>
          </table:table-cell>
          <table:table-cell office:value-type="float" office:value="0.0367847">
            <text:p>0.0367847</text:p>
          </table:table-cell>
          <table:table-cell office:value-type="float" office:value="0.0395257">
            <text:p>0.0395257</text:p>
          </table:table-cell>
          <table:table-cell office:value-type="float" office:value="0.0379747">
            <text:p>0.0379747</text:p>
          </table:table-cell>
        </table:table-row>
        <table:table-row table:style-name="ro2">
          <table:table-cell office:value-type="float" office:value="1774">
            <text:p>1774</text:p>
          </table:table-cell>
          <table:table-cell office:value-type="float" office:value="2051">
            <text:p>2051</text:p>
          </table:table-cell>
          <table:table-cell office:value-type="float" office:value="2351">
            <text:p>2351</text:p>
          </table:table-cell>
          <table:table-cell office:value-type="float" office:value="2682">
            <text:p>2682</text:p>
          </table:table-cell>
          <table:table-cell office:value-type="float" office:value="3147">
            <text:p>3147</text:p>
          </table:table-cell>
          <table:table-cell office:value-type="float" office:value="3693">
            <text:p>3693</text:p>
          </table:table-cell>
          <table:table-cell office:value-type="float" office:value="0.3205">
            <text:p>0.3205</text:p>
          </table:table-cell>
          <table:table-cell office:value-type="float" office:value="0.3178">
            <text:p>0.3178</text:p>
          </table:table-cell>
          <table:table-cell office:value-type="float" office:value="0.3156">
            <text:p>0.3156</text:p>
          </table:table-cell>
          <table:table-cell office:value-type="float" office:value="0.3288">
            <text:p>0.3288</text:p>
          </table:table-cell>
          <table:table-cell office:value-type="float" office:value="0.333">
            <text:p>0.333</text:p>
          </table:table-cell>
          <table:table-cell office:value-type="float" office:value="0.3312">
            <text:p>0.3312</text:p>
          </table:table-cell>
          <table:table-cell office:value-type="float" office:value="0.4606">
            <text:p>0.4606</text:p>
          </table:table-cell>
          <table:table-cell office:value-type="float" office:value="0.4582">
            <text:p>0.4582</text:p>
          </table:table-cell>
          <table:table-cell office:value-type="float" office:value="0.4571">
            <text:p>0.4571</text:p>
          </table:table-cell>
          <table:table-cell office:value-type="float" office:value="0.4417">
            <text:p>0.4417</text:p>
          </table:table-cell>
          <table:table-cell office:value-type="float" office:value="0.4269">
            <text:p>0.4269</text:p>
          </table:table-cell>
          <table:table-cell office:value-type="float" office:value="0.41661">
            <text:p>0.41661</text:p>
          </table:table-cell>
          <table:table-cell office:value-type="float" office:value="0.0326945">
            <text:p>0.0326945</text:p>
          </table:table-cell>
          <table:table-cell office:value-type="float" office:value="0.0331546">
            <text:p>0.0331546</text:p>
          </table:table-cell>
          <table:table-cell office:value-type="float" office:value="0.0340281">
            <text:p>0.0340281</text:p>
          </table:table-cell>
          <table:table-cell office:value-type="float" office:value="0.0346756">
            <text:p>0.0346756</text:p>
          </table:table-cell>
          <table:table-cell office:value-type="float" office:value="0.0346362">
            <text:p>0.0346362</text:p>
          </table:table-cell>
          <table:table-cell office:value-type="float" office:value="0.034931">
            <text:p>0.034931</text:p>
          </table:table-cell>
        </table:table-row>
        <table:table-row table:style-name="ro2">
          <table:table-cell office:value-type="float" office:value="9931">
            <text:p>9931</text:p>
          </table:table-cell>
          <table:table-cell office:value-type="float" office:value="11467">
            <text:p>11467</text:p>
          </table:table-cell>
          <table:table-cell office:value-type="float" office:value="13193">
            <text:p>13193</text:p>
          </table:table-cell>
          <table:table-cell office:value-type="float" office:value="15161">
            <text:p>15161</text:p>
          </table:table-cell>
          <table:table-cell office:value-type="float" office:value="17295">
            <text:p>17295</text:p>
          </table:table-cell>
          <table:table-cell office:value-type="float" office:value="19417">
            <text:p>19417</text:p>
          </table:table-cell>
          <table:table-cell office:value-type="float" office:value="0.3199">
            <text:p>0.3199</text:p>
          </table:table-cell>
          <table:table-cell office:value-type="float" office:value="0.3036">
            <text:p>0.3036</text:p>
          </table:table-cell>
          <table:table-cell office:value-type="float" office:value="0.293">
            <text:p>0.293</text:p>
          </table:table-cell>
          <table:table-cell office:value-type="float" office:value="0.3006">
            <text:p>0.3006</text:p>
          </table:table-cell>
          <table:table-cell office:value-type="float" office:value="0.3107">
            <text:p>0.3107</text:p>
          </table:table-cell>
          <table:table-cell office:value-type="float" office:value="0.3201">
            <text:p>0.3201</text:p>
          </table:table-cell>
          <table:table-cell office:value-type="float" office:value="0.4332">
            <text:p>0.4332</text:p>
          </table:table-cell>
          <table:table-cell office:value-type="float" office:value="0.4365">
            <text:p>0.4365</text:p>
          </table:table-cell>
          <table:table-cell office:value-type="float" office:value="0.4402">
            <text:p>0.4402</text:p>
          </table:table-cell>
          <table:table-cell office:value-type="float" office:value="0.4286">
            <text:p>0.4286</text:p>
          </table:table-cell>
          <table:table-cell office:value-type="float" office:value="0.4176">
            <text:p>0.4176</text:p>
          </table:table-cell>
          <table:table-cell office:value-type="float" office:value="0.404442">
            <text:p>0.404442</text:p>
          </table:table-cell>
          <table:table-cell office:value-type="float" office:value="0.0343369">
            <text:p>0.0343369</text:p>
          </table:table-cell>
          <table:table-cell office:value-type="float" office:value="0.0348827">
            <text:p>0.0348827</text:p>
          </table:table-cell>
          <table:table-cell office:value-type="float" office:value="0.0346396">
            <text:p>0.0346396</text:p>
          </table:table-cell>
          <table:table-cell office:value-type="float" office:value="0.0354198">
            <text:p>0.0354198</text:p>
          </table:table-cell>
          <table:table-cell office:value-type="float" office:value="0.0359063">
            <text:p>0.0359063</text:p>
          </table:table-cell>
          <table:table-cell office:value-type="float" office:value="0.0364114">
            <text:p>0.0364114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332">
            <text:p>332</text:p>
          </table:table-cell>
          <table:table-cell office:value-type="float" office:value="372">
            <text:p>372</text:p>
          </table:table-cell>
          <table:table-cell office:value-type="float" office:value="364">
            <text:p>364</text:p>
          </table:table-cell>
          <table:table-cell office:value-type="float" office:value="352">
            <text:p>352</text:p>
          </table:table-cell>
          <table:table-cell office:value-type="float" office:value="383">
            <text:p>383</text:p>
          </table:table-cell>
          <table:table-cell office:value-type="float" office:value="0.2793">
            <text:p>0.2793</text:p>
          </table:table-cell>
          <table:table-cell office:value-type="float" office:value="0.2697">
            <text:p>0.2697</text:p>
          </table:table-cell>
          <table:table-cell office:value-type="float" office:value="0.2661">
            <text:p>0.2661</text:p>
          </table:table-cell>
          <table:table-cell office:value-type="float" office:value="0.2788">
            <text:p>0.2788</text:p>
          </table:table-cell>
          <table:table-cell office:value-type="float" office:value="0.2921">
            <text:p>0.2921</text:p>
          </table:table-cell>
          <table:table-cell office:value-type="float" office:value="0.294">
            <text:p>0.294</text:p>
          </table:table-cell>
          <table:table-cell office:value-type="float" office:value="0.4756">
            <text:p>0.4756</text:p>
          </table:table-cell>
          <table:table-cell office:value-type="float" office:value="0.4789">
            <text:p>0.4789</text:p>
          </table:table-cell>
          <table:table-cell office:value-type="float" office:value="0.484">
            <text:p>0.484</text:p>
          </table:table-cell>
          <table:table-cell office:value-type="float" office:value="0.4375">
            <text:p>0.4375</text:p>
          </table:table-cell>
          <table:table-cell office:value-type="float" office:value="0.3972">
            <text:p>0.3972</text:p>
          </table:table-cell>
          <table:table-cell office:value-type="float" office:value="0.370726">
            <text:p>0.370726</text:p>
          </table:table-cell>
          <table:table-cell office:value-type="float" office:value="0.0413793">
            <text:p>0.0413793</text:p>
          </table:table-cell>
          <table:table-cell office:value-type="float" office:value="0.0391566">
            <text:p>0.0391566</text:p>
          </table:table-cell>
          <table:table-cell office:value-type="float" office:value="0.0376344">
            <text:p>0.0376344</text:p>
          </table:table-cell>
          <table:table-cell office:value-type="float" office:value="0.0384615">
            <text:p>0.0384615</text:p>
          </table:table-cell>
          <table:table-cell office:value-type="float" office:value="0.0454545">
            <text:p>0.0454545</text:p>
          </table:table-cell>
          <table:table-cell office:value-type="float" office:value="0.0417755">
            <text:p>0.0417755</text:p>
          </table:table-cell>
        </table:table-row>
        <table:table-row table:style-name="ro2">
          <table:table-cell office:value-type="float" office:value="2538">
            <text:p>2538</text:p>
          </table:table-cell>
          <table:table-cell office:value-type="float" office:value="2693">
            <text:p>2693</text:p>
          </table:table-cell>
          <table:table-cell office:value-type="float" office:value="2808">
            <text:p>2808</text:p>
          </table:table-cell>
          <table:table-cell office:value-type="float" office:value="2829">
            <text:p>2829</text:p>
          </table:table-cell>
          <table:table-cell office:value-type="float" office:value="2914">
            <text:p>2914</text:p>
          </table:table-cell>
          <table:table-cell office:value-type="float" office:value="3008">
            <text:p>3008</text:p>
          </table:table-cell>
          <table:table-cell office:value-type="float" office:value="0.4054">
            <text:p>0.4054</text:p>
          </table:table-cell>
          <table:table-cell office:value-type="float" office:value="0.397">
            <text:p>0.397</text:p>
          </table:table-cell>
          <table:table-cell office:value-type="float" office:value="0.3957">
            <text:p>0.3957</text:p>
          </table:table-cell>
          <table:table-cell office:value-type="float" office:value="0.3967">
            <text:p>0.3967</text:p>
          </table:table-cell>
          <table:table-cell office:value-type="float" office:value="0.3932">
            <text:p>0.3932</text:p>
          </table:table-cell>
          <table:table-cell office:value-type="float" office:value="0.3983">
            <text:p>0.3983</text:p>
          </table:table-cell>
          <table:table-cell office:value-type="float" office:value="0.2785">
            <text:p>0.2785</text:p>
          </table:table-cell>
          <table:table-cell office:value-type="float" office:value="0.2788">
            <text:p>0.2788</text:p>
          </table:table-cell>
          <table:table-cell office:value-type="float" office:value="0.2792">
            <text:p>0.2792</text:p>
          </table:table-cell>
          <table:table-cell office:value-type="float" office:value="0.275">
            <text:p>0.275</text:p>
          </table:table-cell>
          <table:table-cell office:value-type="float" office:value="0.2707">
            <text:p>0.2707</text:p>
          </table:table-cell>
          <table:table-cell office:value-type="float" office:value="0.268811">
            <text:p>0.268811</text:p>
          </table:table-cell>
          <table:table-cell office:value-type="float" office:value="0.0811663">
            <text:p>0.0811663</text:p>
          </table:table-cell>
          <table:table-cell office:value-type="float" office:value="0.0835499">
            <text:p>0.0835499</text:p>
          </table:table-cell>
          <table:table-cell office:value-type="float" office:value="0.0886752">
            <text:p>0.0886752</text:p>
          </table:table-cell>
          <table:table-cell office:value-type="float" office:value="0.096147">
            <text:p>0.096147</text:p>
          </table:table-cell>
          <table:table-cell office:value-type="float" office:value="0.1050103">
            <text:p>0.1050103</text:p>
          </table:table-cell>
          <table:table-cell office:value-type="float" office:value="0.109375">
            <text:p>0.109375</text:p>
          </table:table-cell>
        </table:table-row>
        <table:table-row table:style-name="ro2">
          <table:table-cell office:value-type="float" office:value="7502">
            <text:p>7502</text:p>
          </table:table-cell>
          <table:table-cell office:value-type="float" office:value="8970">
            <text:p>8970</text:p>
          </table:table-cell>
          <table:table-cell office:value-type="float" office:value="10604">
            <text:p>10604</text:p>
          </table:table-cell>
          <table:table-cell office:value-type="float" office:value="12665">
            <text:p>12665</text:p>
          </table:table-cell>
          <table:table-cell office:value-type="float" office:value="15024">
            <text:p>15024</text:p>
          </table:table-cell>
          <table:table-cell office:value-type="float" office:value="17317">
            <text:p>17317</text:p>
          </table:table-cell>
          <table:table-cell office:value-type="float" office:value="0.3182">
            <text:p>0.3182</text:p>
          </table:table-cell>
          <table:table-cell office:value-type="float" office:value="0.3014">
            <text:p>0.3014</text:p>
          </table:table-cell>
          <table:table-cell office:value-type="float" office:value="0.29">
            <text:p>0.29</text:p>
          </table:table-cell>
          <table:table-cell office:value-type="float" office:value="0.308">
            <text:p>0.308</text:p>
          </table:table-cell>
          <table:table-cell office:value-type="float" office:value="0.3293">
            <text:p>0.3293</text:p>
          </table:table-cell>
          <table:table-cell office:value-type="float" office:value="0.339">
            <text:p>0.339</text:p>
          </table:table-cell>
          <table:table-cell office:value-type="float" office:value="0.461">
            <text:p>0.461</text:p>
          </table:table-cell>
          <table:table-cell office:value-type="float" office:value="0.4589">
            <text:p>0.4589</text:p>
          </table:table-cell>
          <table:table-cell office:value-type="float" office:value="0.4567">
            <text:p>0.4567</text:p>
          </table:table-cell>
          <table:table-cell office:value-type="float" office:value="0.4331">
            <text:p>0.4331</text:p>
          </table:table-cell>
          <table:table-cell office:value-type="float" office:value="0.4109">
            <text:p>0.4109</text:p>
          </table:table-cell>
          <table:table-cell office:value-type="float" office:value="0.395009">
            <text:p>0.395009</text:p>
          </table:table-cell>
          <table:table-cell office:value-type="float" office:value="0.0243935">
            <text:p>0.0243935</text:p>
          </table:table-cell>
          <table:table-cell office:value-type="float" office:value="0.0261984">
            <text:p>0.0261984</text:p>
          </table:table-cell>
          <table:table-cell office:value-type="float" office:value="0.028857">
            <text:p>0.028857</text:p>
          </table:table-cell>
          <table:table-cell office:value-type="float" office:value="0.0307935">
            <text:p>0.0307935</text:p>
          </table:table-cell>
          <table:table-cell office:value-type="float" office:value="0.0319489">
            <text:p>0.0319489</text:p>
          </table:table-cell>
          <table:table-cell office:value-type="float" office:value="0.0340706">
            <text:p>0.0340706</text:p>
          </table:table-cell>
        </table:table-row>
        <table:table-row table:style-name="ro2">
          <table:table-cell office:value-type="float" office:value="10775">
            <text:p>10775</text:p>
          </table:table-cell>
          <table:table-cell office:value-type="float" office:value="12071">
            <text:p>12071</text:p>
          </table:table-cell>
          <table:table-cell office:value-type="float" office:value="13623">
            <text:p>13623</text:p>
          </table:table-cell>
          <table:table-cell office:value-type="float" office:value="15378">
            <text:p>15378</text:p>
          </table:table-cell>
          <table:table-cell office:value-type="float" office:value="16063">
            <text:p>16063</text:p>
          </table:table-cell>
          <table:table-cell office:value-type="float" office:value="14519">
            <text:p>14519</text:p>
          </table:table-cell>
          <table:table-cell office:value-type="float" office:value="0.3343">
            <text:p>0.3343</text:p>
          </table:table-cell>
          <table:table-cell office:value-type="float" office:value="0.3342">
            <text:p>0.3342</text:p>
          </table:table-cell>
          <table:table-cell office:value-type="float" office:value="0.3309">
            <text:p>0.3309</text:p>
          </table:table-cell>
          <table:table-cell office:value-type="float" office:value="0.3167">
            <text:p>0.3167</text:p>
          </table:table-cell>
          <table:table-cell office:value-type="float" office:value="0.3008">
            <text:p>0.3008</text:p>
          </table:table-cell>
          <table:table-cell office:value-type="float" office:value="0.274">
            <text:p>0.274</text:p>
          </table:table-cell>
          <table:table-cell office:value-type="float" office:value="0.4248">
            <text:p>0.4248</text:p>
          </table:table-cell>
          <table:table-cell office:value-type="float" office:value="0.4259">
            <text:p>0.4259</text:p>
          </table:table-cell>
          <table:table-cell office:value-type="float" office:value="0.4302">
            <text:p>0.4302</text:p>
          </table:table-cell>
          <table:table-cell office:value-type="float" office:value="0.429">
            <text:p>0.429</text:p>
          </table:table-cell>
          <table:table-cell office:value-type="float" office:value="0.4292">
            <text:p>0.4292</text:p>
          </table:table-cell>
          <table:table-cell office:value-type="float" office:value="0.418605">
            <text:p>0.418605</text:p>
          </table:table-cell>
          <table:table-cell office:value-type="float" office:value="0.0207889">
            <text:p>0.0207889</text:p>
          </table:table-cell>
          <table:table-cell office:value-type="float" office:value="0.0213735">
            <text:p>0.0213735</text:p>
          </table:table-cell>
          <table:table-cell office:value-type="float" office:value="0.0220216">
            <text:p>0.0220216</text:p>
          </table:table-cell>
          <table:table-cell office:value-type="float" office:value="0.0236052">
            <text:p>0.0236052</text:p>
          </table:table-cell>
          <table:table-cell office:value-type="float" office:value="0.0253377">
            <text:p>0.0253377</text:p>
          </table:table-cell>
          <table:table-cell office:value-type="float" office:value="0.0266547">
            <text:p>0.0266547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91">
            <text:p>191</text:p>
          </table:table-cell>
          <table:table-cell office:value-type="float" office:value="220">
            <text:p>220</text:p>
          </table:table-cell>
          <table:table-cell office:value-type="float" office:value="272">
            <text:p>272</text:p>
          </table:table-cell>
          <table:table-cell office:value-type="float" office:value="347">
            <text:p>347</text:p>
          </table:table-cell>
          <table:table-cell office:value-type="float" office:value="429">
            <text:p>429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3385">
            <text:p>0.3385</text:p>
          </table:table-cell>
          <table:table-cell office:value-type="float" office:value="0.4006">
            <text:p>0.4006</text:p>
          </table:table-cell>
          <table:table-cell office:value-type="float" office:value="0.434">
            <text:p>0.434</text:p>
          </table:table-cell>
          <table:table-cell office:value-type="string">
            <text:p><text:s text:c="4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3983">
            <text:p>0.3983</text:p>
          </table:table-cell>
          <table:table-cell office:value-type="float" office:value="0.3459">
            <text:p>0.3459</text:p>
          </table:table-cell>
          <table:table-cell office:value-type="float" office:value="0.335641">
            <text:p>0.335641</text:p>
          </table:table-cell>
          <table:table-cell office:value-type="float" office:value="0.025641">
            <text:p>0.025641</text:p>
          </table:table-cell>
          <table:table-cell office:value-type="float" office:value="0.0209424">
            <text:p>0.0209424</text:p>
          </table:table-cell>
          <table:table-cell office:value-type="float" office:value="0.0227273">
            <text:p>0.0227273</text:p>
          </table:table-cell>
          <table:table-cell office:value-type="float" office:value="0.0220588">
            <text:p>0.0220588</text:p>
          </table:table-cell>
          <table:table-cell office:value-type="float" office:value="0.0201729">
            <text:p>0.0201729</text:p>
          </table:table-cell>
          <table:table-cell office:value-type="float" office:value="0.018648">
            <text:p>0.018648</text:p>
          </table:table-cell>
        </table:table-row>
        <table:table-row table:style-name="ro2">
          <table:table-cell office:value-type="float" office:value="51419">
            <text:p>51419</text:p>
          </table:table-cell>
          <table:table-cell office:value-type="float" office:value="58312">
            <text:p>58312</text:p>
          </table:table-cell>
          <table:table-cell office:value-type="float" office:value="66671">
            <text:p>66671</text:p>
          </table:table-cell>
          <table:table-cell office:value-type="float" office:value="76582">
            <text:p>76582</text:p>
          </table:table-cell>
          <table:table-cell office:value-type="float" office:value="88219">
            <text:p>88219</text:p>
          </table:table-cell>
          <table:table-cell office:value-type="float" office:value="101147">
            <text:p>101147</text:p>
          </table:table-cell>
          <table:table-cell office:value-type="float" office:value="0.3392">
            <text:p>0.3392</text:p>
          </table:table-cell>
          <table:table-cell office:value-type="float" office:value="0.3223">
            <text:p>0.3223</text:p>
          </table:table-cell>
          <table:table-cell office:value-type="float" office:value="0.3076">
            <text:p>0.3076</text:p>
          </table:table-cell>
          <table:table-cell office:value-type="float" office:value="0.2964">
            <text:p>0.2964</text:p>
          </table:table-cell>
          <table:table-cell office:value-type="float" office:value="0.2872">
            <text:p>0.2872</text:p>
          </table:table-cell>
          <table:table-cell office:value-type="float" office:value="0.2868">
            <text:p>0.2868</text:p>
          </table:table-cell>
          <table:table-cell office:value-type="float" office:value="0.4077">
            <text:p>0.4077</text:p>
          </table:table-cell>
          <table:table-cell office:value-type="float" office:value="0.4298">
            <text:p>0.4298</text:p>
          </table:table-cell>
          <table:table-cell office:value-type="float" office:value="0.4549">
            <text:p>0.4549</text:p>
          </table:table-cell>
          <table:table-cell office:value-type="float" office:value="0.4571">
            <text:p>0.4571</text:p>
          </table:table-cell>
          <table:table-cell office:value-type="float" office:value="0.461">
            <text:p>0.461</text:p>
          </table:table-cell>
          <table:table-cell office:value-type="float" office:value="0.45815">
            <text:p>0.45815</text:p>
          </table:table-cell>
          <table:table-cell office:value-type="float" office:value="0.0371264">
            <text:p>0.0371264</text:p>
          </table:table-cell>
          <table:table-cell office:value-type="float" office:value="0.037145">
            <text:p>0.037145</text:p>
          </table:table-cell>
          <table:table-cell office:value-type="float" office:value="0.0350677">
            <text:p>0.0350677</text:p>
          </table:table-cell>
          <table:table-cell office:value-type="float" office:value="0.0359876">
            <text:p>0.0359876</text:p>
          </table:table-cell>
          <table:table-cell office:value-type="float" office:value="0.034097">
            <text:p>0.034097</text:p>
          </table:table-cell>
          <table:table-cell office:value-type="float" office:value="0.0308363">
            <text:p>0.0308363</text:p>
          </table:table-cell>
        </table:table-row>
        <table:table-row table:style-name="ro2">
          <table:table-cell office:value-type="float" office:value="21746">
            <text:p>21746</text:p>
          </table:table-cell>
          <table:table-cell office:value-type="float" office:value="24167">
            <text:p>24167</text:p>
          </table:table-cell>
          <table:table-cell office:value-type="float" office:value="27102">
            <text:p>27102</text:p>
          </table:table-cell>
          <table:table-cell office:value-type="float" office:value="30441">
            <text:p>30441</text:p>
          </table:table-cell>
          <table:table-cell office:value-type="float" office:value="33821">
            <text:p>33821</text:p>
          </table:table-cell>
          <table:table-cell office:value-type="float" office:value="37544">
            <text:p>37544</text:p>
          </table:table-cell>
          <table:table-cell office:value-type="float" office:value="0.459">
            <text:p>0.459</text:p>
          </table:table-cell>
          <table:table-cell office:value-type="float" office:value="0.4546">
            <text:p>0.4546</text:p>
          </table:table-cell>
          <table:table-cell office:value-type="float" office:value="0.4476">
            <text:p>0.4476</text:p>
          </table:table-cell>
          <table:table-cell office:value-type="float" office:value="0.4494">
            <text:p>0.4494</text:p>
          </table:table-cell>
          <table:table-cell office:value-type="float" office:value="0.4526">
            <text:p>0.4526</text:p>
          </table:table-cell>
          <table:table-cell office:value-type="float" office:value="0.452">
            <text:p>0.452</text:p>
          </table:table-cell>
          <table:table-cell office:value-type="float" office:value="0.4103">
            <text:p>0.4103</text:p>
          </table:table-cell>
          <table:table-cell office:value-type="float" office:value="0.4111">
            <text:p>0.4111</text:p>
          </table:table-cell>
          <table:table-cell office:value-type="float" office:value="0.4131">
            <text:p>0.4131</text:p>
          </table:table-cell>
          <table:table-cell office:value-type="float" office:value="0.4041">
            <text:p>0.4041</text:p>
          </table:table-cell>
          <table:table-cell office:value-type="float" office:value="0.3954">
            <text:p>0.3954</text:p>
          </table:table-cell>
          <table:table-cell office:value-type="float" office:value="0.374846">
            <text:p>0.374846</text:p>
          </table:table-cell>
          <table:table-cell office:value-type="float" office:value="0.0341212">
            <text:p>0.0341212</text:p>
          </table:table-cell>
          <table:table-cell office:value-type="float" office:value="0.0352961">
            <text:p>0.0352961</text:p>
          </table:table-cell>
          <table:table-cell office:value-type="float" office:value="0.0372297">
            <text:p>0.0372297</text:p>
          </table:table-cell>
          <table:table-cell office:value-type="float" office:value="0.0384679">
            <text:p>0.0384679</text:p>
          </table:table-cell>
          <table:table-cell office:value-type="float" office:value="0.0398273">
            <text:p>0.0398273</text:p>
          </table:table-cell>
          <table:table-cell office:value-type="float" office:value="0.0379022">
            <text:p>0.0379022</text:p>
          </table:table-cell>
        </table:table-row>
        <table:table-row table:style-name="ro2">
          <table:table-cell office:value-type="float" office:value="657492">
            <text:p>657492</text:p>
          </table:table-cell>
          <table:table-cell office:value-type="float" office:value="729191">
            <text:p>729191</text:p>
          </table:table-cell>
          <table:table-cell office:value-type="float" office:value="830675">
            <text:p>830675</text:p>
          </table:table-cell>
          <table:table-cell office:value-type="float" office:value="927269">
            <text:p>927269</text:p>
          </table:table-cell>
          <table:table-cell office:value-type="float" office:value="996134">
            <text:p>996134</text:p>
          </table:table-cell>
          <table:table-cell office:value-type="float" office:value="1059522">
            <text:p>1059522</text:p>
          </table:table-cell>
          <table:table-cell office:value-type="float" office:value="0.5187">
            <text:p>0.5187</text:p>
          </table:table-cell>
          <table:table-cell office:value-type="float" office:value="0.5383">
            <text:p>0.5383</text:p>
          </table:table-cell>
          <table:table-cell office:value-type="float" office:value="0.5234">
            <text:p>0.5234</text:p>
          </table:table-cell>
          <table:table-cell office:value-type="float" office:value="0.5283">
            <text:p>0.5283</text:p>
          </table:table-cell>
          <table:table-cell office:value-type="float" office:value="0.5576">
            <text:p>0.5576</text:p>
          </table:table-cell>
          <table:table-cell office:value-type="float" office:value="0.5942">
            <text:p>0.5942</text:p>
          </table:table-cell>
          <table:table-cell office:value-type="float" office:value="0.3898">
            <text:p>0.3898</text:p>
          </table:table-cell>
          <table:table-cell office:value-type="float" office:value="0.3934">
            <text:p>0.3934</text:p>
          </table:table-cell>
          <table:table-cell office:value-type="float" office:value="0.3975">
            <text:p>0.3975</text:p>
          </table:table-cell>
          <table:table-cell office:value-type="float" office:value="0.3737">
            <text:p>0.3737</text:p>
          </table:table-cell>
          <table:table-cell office:value-type="float" office:value="0.3544">
            <text:p>0.3544</text:p>
          </table:table-cell>
          <table:table-cell office:value-type="float" office:value="0.297468">
            <text:p>0.297468</text:p>
          </table:table-cell>
          <table:table-cell office:value-type="float" office:value="0.0483185">
            <text:p>0.0483185</text:p>
          </table:table-cell>
          <table:table-cell office:value-type="float" office:value="0.0439624">
            <text:p>0.0439624</text:p>
          </table:table-cell>
          <table:table-cell office:value-type="float" office:value="0.0431047">
            <text:p>0.0431047</text:p>
          </table:table-cell>
          <table:table-cell office:value-type="float" office:value="0.0440325">
            <text:p>0.0440325</text:p>
          </table:table-cell>
          <table:table-cell office:value-type="float" office:value="0.0472155">
            <text:p>0.0472155</text:p>
          </table:table-cell>
          <table:table-cell office:value-type="float" office:value="0.0529286">
            <text:p>0.0529286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3692">
            <text:p>3692</text:p>
          </table:table-cell>
          <table:table-cell office:value-type="float" office:value="3942">
            <text:p>3942</text:p>
          </table:table-cell>
          <table:table-cell office:value-type="float" office:value="4396">
            <text:p>4396</text:p>
          </table:table-cell>
          <table:table-cell office:value-type="float" office:value="5039">
            <text:p>5039</text:p>
          </table:table-cell>
          <table:table-cell office:value-type="float" office:value="5456">
            <text:p>5456</text:p>
          </table:table-cell>
          <table:table-cell office:value-type="float" office:value="0.3894">
            <text:p>0.3894</text:p>
          </table:table-cell>
          <table:table-cell office:value-type="float" office:value="0.3903">
            <text:p>0.3903</text:p>
          </table:table-cell>
          <table:table-cell office:value-type="float" office:value="0.4173">
            <text:p>0.4173</text:p>
          </table:table-cell>
          <table:table-cell office:value-type="float" office:value="0.468">
            <text:p>0.468</text:p>
          </table:table-cell>
          <table:table-cell office:value-type="float" office:value="0.5023">
            <text:p>0.5023</text:p>
          </table:table-cell>
          <table:table-cell office:value-type="float" office:value="0.5253">
            <text:p>0.5253</text:p>
          </table:table-cell>
          <table:table-cell office:value-type="float" office:value="0.4089">
            <text:p>0.4089</text:p>
          </table:table-cell>
          <table:table-cell office:value-type="float" office:value="0.3877">
            <text:p>0.3877</text:p>
          </table:table-cell>
          <table:table-cell office:value-type="float" office:value="0.3701">
            <text:p>0.3701</text:p>
          </table:table-cell>
          <table:table-cell office:value-type="float" office:value="0.3074">
            <text:p>0.3074</text:p>
          </table:table-cell>
          <table:table-cell office:value-type="float" office:value="0.2553">
            <text:p>0.2553</text:p>
          </table:table-cell>
          <table:table-cell office:value-type="float" office:value="0.236863">
            <text:p>0.236863</text:p>
          </table:table-cell>
          <table:table-cell office:value-type="float" office:value="0.0279675">
            <text:p>0.0279675</text:p>
          </table:table-cell>
          <table:table-cell office:value-type="float" office:value="0.0325027">
            <text:p>0.0325027</text:p>
          </table:table-cell>
          <table:table-cell office:value-type="float" office:value="0.0395738">
            <text:p>0.0395738</text:p>
          </table:table-cell>
          <table:table-cell office:value-type="float" office:value="0.0539126">
            <text:p>0.0539126</text:p>
          </table:table-cell>
          <table:table-cell office:value-type="float" office:value="0.0644969">
            <text:p>0.0644969</text:p>
          </table:table-cell>
          <table:table-cell office:value-type="float" office:value="0.0756965">
            <text:p>0.0756965</text:p>
          </table:table-cell>
        </table:table-row>
        <table:table-row table:style-name="ro2">
          <table:table-cell office:value-type="float" office:value="442344">
            <text:p>442344</text:p>
          </table:table-cell>
          <table:table-cell office:value-type="float" office:value="495156">
            <text:p>495156</text:p>
          </table:table-cell>
          <table:table-cell office:value-type="float" office:value="554911">
            <text:p>554911</text:p>
          </table:table-cell>
          <table:table-cell office:value-type="float" office:value="620701">
            <text:p>620701</text:p>
          </table:table-cell>
          <table:table-cell office:value-type="float" office:value="688856">
            <text:p>688856</text:p>
          </table:table-cell>
          <table:table-cell office:value-type="float" office:value="769183">
            <text:p>769183</text:p>
          </table:table-cell>
          <table:table-cell office:value-type="float" office:value="0.4426">
            <text:p>0.4426</text:p>
          </table:table-cell>
          <table:table-cell office:value-type="float" office:value="0.4259">
            <text:p>0.4259</text:p>
          </table:table-cell>
          <table:table-cell office:value-type="float" office:value="0.4088">
            <text:p>0.4088</text:p>
          </table:table-cell>
          <table:table-cell office:value-type="float" office:value="0.3973">
            <text:p>0.3973</text:p>
          </table:table-cell>
          <table:table-cell office:value-type="float" office:value="0.386">
            <text:p>0.386</text:p>
          </table:table-cell>
          <table:table-cell office:value-type="float" office:value="0.3833">
            <text:p>0.3833</text:p>
          </table:table-cell>
          <table:table-cell office:value-type="float" office:value="0.3974">
            <text:p>0.3974</text:p>
          </table:table-cell>
          <table:table-cell office:value-type="float" office:value="0.4016">
            <text:p>0.4016</text:p>
          </table:table-cell>
          <table:table-cell office:value-type="float" office:value="0.4048">
            <text:p>0.4048</text:p>
          </table:table-cell>
          <table:table-cell office:value-type="float" office:value="0.394">
            <text:p>0.394</text:p>
          </table:table-cell>
          <table:table-cell office:value-type="float" office:value="0.3856">
            <text:p>0.3856</text:p>
          </table:table-cell>
          <table:table-cell office:value-type="float" office:value="0.368113">
            <text:p>0.368113</text:p>
          </table:table-cell>
          <table:table-cell office:value-type="float" office:value="0.0343217">
            <text:p>0.0343217</text:p>
          </table:table-cell>
          <table:table-cell office:value-type="float" office:value="0.0353788">
            <text:p>0.0353788</text:p>
          </table:table-cell>
          <table:table-cell office:value-type="float" office:value="0.036541">
            <text:p>0.036541</text:p>
          </table:table-cell>
          <table:table-cell office:value-type="float" office:value="0.0382616">
            <text:p>0.0382616</text:p>
          </table:table-cell>
          <table:table-cell office:value-type="float" office:value="0.0404947">
            <text:p>0.0404947</text:p>
          </table:table-cell>
          <table:table-cell office:value-type="float" office:value="0.0425087">
            <text:p>0.0425087</text:p>
          </table:table-cell>
        </table:table-row>
        <table:table-row table:style-name="ro2">
          <table:table-cell office:value-type="float" office:value="96194">
            <text:p>96194</text:p>
          </table:table-cell>
          <table:table-cell office:value-type="float" office:value="107041">
            <text:p>107041</text:p>
          </table:table-cell>
          <table:table-cell office:value-type="float" office:value="120280">
            <text:p>120280</text:p>
          </table:table-cell>
          <table:table-cell office:value-type="float" office:value="135666">
            <text:p>135666</text:p>
          </table:table-cell>
          <table:table-cell office:value-type="float" office:value="150958">
            <text:p>150958</text:p>
          </table:table-cell>
          <table:table-cell office:value-type="float" office:value="167332">
            <text:p>167332</text:p>
          </table:table-cell>
          <table:table-cell office:value-type="string">
            <text:p><text:s text:c="5"/>NA</text:p>
          </table:table-cell>
          <table:table-cell office:value-type="float" office:value="0.3902">
            <text:p>0.3902</text:p>
          </table:table-cell>
          <table:table-cell office:value-type="float" office:value="0.3883">
            <text:p>0.3883</text:p>
          </table:table-cell>
          <table:table-cell office:value-type="float" office:value="0.3822">
            <text:p>0.3822</text:p>
          </table:table-cell>
          <table:table-cell office:value-type="float" office:value="0.3793">
            <text:p>0.3793</text:p>
          </table:table-cell>
          <table:table-cell office:value-type="float" office:value="0.3853">
            <text:p>0.3853</text:p>
          </table:table-cell>
          <table:table-cell office:value-type="string">
            <text:p><text:s text:c="4"/>NA</text:p>
          </table:table-cell>
          <table:table-cell office:value-type="float" office:value="0.4117">
            <text:p>0.4117</text:p>
          </table:table-cell>
          <table:table-cell office:value-type="float" office:value="0.4224">
            <text:p>0.4224</text:p>
          </table:table-cell>
          <table:table-cell office:value-type="float" office:value="0.4168">
            <text:p>0.4168</text:p>
          </table:table-cell>
          <table:table-cell office:value-type="float" office:value="0.4102">
            <text:p>0.4102</text:p>
          </table:table-cell>
          <table:table-cell office:value-type="float" office:value="0.387127">
            <text:p>0.387127</text:p>
          </table:table-cell>
          <table:table-cell office:value-type="float" office:value="0.0333597">
            <text:p>0.0333597</text:p>
          </table:table-cell>
          <table:table-cell office:value-type="float" office:value="0.0309508">
            <text:p>0.0309508</text:p>
          </table:table-cell>
          <table:table-cell office:value-type="float" office:value="0.0306202">
            <text:p>0.0306202</text:p>
          </table:table-cell>
          <table:table-cell office:value-type="float" office:value="0.0318503">
            <text:p>0.0318503</text:p>
          </table:table-cell>
          <table:table-cell office:value-type="float" office:value="0.0334331">
            <text:p>0.0334331</text:p>
          </table:table-cell>
          <table:table-cell office:value-type="float" office:value="0.0359824">
            <text:p>0.0359824</text:p>
          </table:table-cell>
        </table:table-row>
        <table:table-row table:style-name="ro2">
          <table:table-cell office:value-type="float" office:value="20301">
            <text:p>20301</text:p>
          </table:table-cell>
          <table:table-cell office:value-type="float" office:value="24078">
            <text:p>24078</text:p>
          </table:table-cell>
          <table:table-cell office:value-type="float" office:value="28397">
            <text:p>28397</text:p>
          </table:table-cell>
          <table:table-cell office:value-type="float" office:value="33344">
            <text:p>33344</text:p>
          </table:table-cell>
          <table:table-cell office:value-type="float" office:value="38635">
            <text:p>38635</text:p>
          </table:table-cell>
          <table:table-cell office:value-type="float" office:value="44632">
            <text:p>44632</text:p>
          </table:table-cell>
          <table:table-cell office:value-type="float" office:value="0.2942">
            <text:p>0.2942</text:p>
          </table:table-cell>
          <table:table-cell office:value-type="float" office:value="0.2889">
            <text:p>0.2889</text:p>
          </table:table-cell>
          <table:table-cell office:value-type="float" office:value="0.2854">
            <text:p>0.2854</text:p>
          </table:table-cell>
          <table:table-cell office:value-type="float" office:value="0.2841">
            <text:p>0.2841</text:p>
          </table:table-cell>
          <table:table-cell office:value-type="float" office:value="0.2855">
            <text:p>0.2855</text:p>
          </table:table-cell>
          <table:table-cell office:value-type="float" office:value="0.2831">
            <text:p>0.2831</text:p>
          </table:table-cell>
          <table:table-cell office:value-type="float" office:value="0.4707">
            <text:p>0.4707</text:p>
          </table:table-cell>
          <table:table-cell office:value-type="float" office:value="0.4661">
            <text:p>0.4661</text:p>
          </table:table-cell>
          <table:table-cell office:value-type="float" office:value="0.4621">
            <text:p>0.4621</text:p>
          </table:table-cell>
          <table:table-cell office:value-type="float" office:value="0.4512">
            <text:p>0.4512</text:p>
          </table:table-cell>
          <table:table-cell office:value-type="float" office:value="0.4406">
            <text:p>0.4406</text:p>
          </table:table-cell>
          <table:table-cell office:value-type="float" office:value="0.427056">
            <text:p>0.427056</text:p>
          </table:table-cell>
          <table:table-cell office:value-type="float" office:value="0.0210334">
            <text:p>0.0210334</text:p>
          </table:table-cell>
          <table:table-cell office:value-type="float" office:value="0.0266633">
            <text:p>0.0266633</text:p>
          </table:table-cell>
          <table:table-cell office:value-type="float" office:value="0.030637">
            <text:p>0.030637</text:p>
          </table:table-cell>
          <table:table-cell office:value-type="float" office:value="0.0331094">
            <text:p>0.0331094</text:p>
          </table:table-cell>
          <table:table-cell office:value-type="float" office:value="0.0335706">
            <text:p>0.0335706</text:p>
          </table:table-cell>
          <table:table-cell office:value-type="float" office:value="0.0334737">
            <text:p>0.0334737</text:p>
          </table:table-cell>
        </table:table-row>
        <table:table-row table:style-name="ro2">
          <table:table-cell office:value-type="float" office:value="6847">
            <text:p>6847</text:p>
          </table:table-cell>
          <table:table-cell office:value-type="float" office:value="7976">
            <text:p>7976</text:p>
          </table:table-cell>
          <table:table-cell office:value-type="float" office:value="9356">
            <text:p>9356</text:p>
          </table:table-cell>
          <table:table-cell office:value-type="float" office:value="11020">
            <text:p>11020</text:p>
          </table:table-cell>
          <table:table-cell office:value-type="float" office:value="13291">
            <text:p>13291</text:p>
          </table:table-cell>
          <table:table-cell office:value-type="float" office:value="15898">
            <text:p>15898</text:p>
          </table:table-cell>
          <table:table-cell office:value-type="float" office:value="0.2671">
            <text:p>0.2671</text:p>
          </table:table-cell>
          <table:table-cell office:value-type="float" office:value="0.2621">
            <text:p>0.2621</text:p>
          </table:table-cell>
          <table:table-cell office:value-type="float" office:value="0.2553">
            <text:p>0.2553</text:p>
          </table:table-cell>
          <table:table-cell office:value-type="float" office:value="0.2643">
            <text:p>0.2643</text:p>
          </table:table-cell>
          <table:table-cell office:value-type="float" office:value="0.2689">
            <text:p>0.2689</text:p>
          </table:table-cell>
          <table:table-cell office:value-type="float" office:value="0.2698">
            <text:p>0.2698</text:p>
          </table:table-cell>
          <table:table-cell office:value-type="float" office:value="0.4612">
            <text:p>0.4612</text:p>
          </table:table-cell>
          <table:table-cell office:value-type="float" office:value="0.4637">
            <text:p>0.4637</text:p>
          </table:table-cell>
          <table:table-cell office:value-type="float" office:value="0.466">
            <text:p>0.466</text:p>
          </table:table-cell>
          <table:table-cell office:value-type="float" office:value="0.4682">
            <text:p>0.4682</text:p>
          </table:table-cell>
          <table:table-cell office:value-type="float" office:value="0.4702">
            <text:p>0.4702</text:p>
          </table:table-cell>
          <table:table-cell office:value-type="float" office:value="0.469459">
            <text:p>0.469459</text:p>
          </table:table-cell>
          <table:table-cell office:value-type="float" office:value="0.0243902">
            <text:p>0.0243902</text:p>
          </table:table-cell>
          <table:table-cell office:value-type="float" office:value="0.024323">
            <text:p>0.024323</text:p>
          </table:table-cell>
          <table:table-cell office:value-type="float" office:value="0.0243694">
            <text:p>0.0243694</text:p>
          </table:table-cell>
          <table:table-cell office:value-type="float" office:value="0.0247731">
            <text:p>0.0247731</text:p>
          </table:table-cell>
          <table:table-cell office:value-type="float" office:value="0.0257317">
            <text:p>0.0257317</text:p>
          </table:table-cell>
          <table:table-cell office:value-type="float" office:value="0.0265442">
            <text:p>0.0265442</text:p>
          </table:table-cell>
        </table:table-row>
        <table:table-row table:style-name="ro2">
          <table:table-cell office:value-type="float" office:value="2114">
            <text:p>2114</text:p>
          </table:table-cell>
          <table:table-cell office:value-type="float" office:value="2563">
            <text:p>2563</text:p>
          </table:table-cell>
          <table:table-cell office:value-type="float" office:value="2974">
            <text:p>2974</text:p>
          </table:table-cell>
          <table:table-cell office:value-type="float" office:value="3455">
            <text:p>3455</text:p>
          </table:table-cell>
          <table:table-cell office:value-type="float" office:value="3878">
            <text:p>3878</text:p>
          </table:table-cell>
          <table:table-cell office:value-type="float" office:value="4233">
            <text:p>4233</text:p>
          </table:table-cell>
          <table:table-cell office:value-type="float" office:value="0.359">
            <text:p>0.359</text:p>
          </table:table-cell>
          <table:table-cell office:value-type="float" office:value="0.3555">
            <text:p>0.3555</text:p>
          </table:table-cell>
          <table:table-cell office:value-type="float" office:value="0.3679">
            <text:p>0.3679</text:p>
          </table:table-cell>
          <table:table-cell office:value-type="float" office:value="0.364">
            <text:p>0.364</text:p>
          </table:table-cell>
          <table:table-cell office:value-type="float" office:value="0.3729">
            <text:p>0.3729</text:p>
          </table:table-cell>
          <table:table-cell office:value-type="float" office:value="0.3803">
            <text:p>0.3803</text:p>
          </table:table-cell>
          <table:table-cell office:value-type="float" office:value="0.3604">
            <text:p>0.3604</text:p>
          </table:table-cell>
          <table:table-cell office:value-type="float" office:value="0.3456">
            <text:p>0.3456</text:p>
          </table:table-cell>
          <table:table-cell office:value-type="float" office:value="0.3312">
            <text:p>0.3312</text:p>
          </table:table-cell>
          <table:table-cell office:value-type="float" office:value="0.3283">
            <text:p>0.3283</text:p>
          </table:table-cell>
          <table:table-cell office:value-type="float" office:value="0.3254">
            <text:p>0.3254</text:p>
          </table:table-cell>
          <table:table-cell office:value-type="float" office:value="0.31679">
            <text:p>0.31679</text:p>
          </table:table-cell>
          <table:table-cell office:value-type="float" office:value="0.0487228">
            <text:p>0.0487228</text:p>
          </table:table-cell>
          <table:table-cell office:value-type="float" office:value="0.0585252">
            <text:p>0.0585252</text:p>
          </table:table-cell>
          <table:table-cell office:value-type="float" office:value="0.066577">
            <text:p>0.066577</text:p>
          </table:table-cell>
          <table:table-cell office:value-type="float" office:value="0.0778582">
            <text:p>0.0778582</text:p>
          </table:table-cell>
          <table:table-cell office:value-type="float" office:value="0.0861269">
            <text:p>0.0861269</text:p>
          </table:table-cell>
          <table:table-cell office:value-type="float" office:value="0.0878809">
            <text:p>0.0878809</text:p>
          </table:table-cell>
        </table:table-row>
        <table:table-row table:style-name="ro2">
          <table:table-cell office:value-type="float" office:value="94096">
            <text:p>94096</text:p>
          </table:table-cell>
          <table:table-cell office:value-type="float" office:value="98881">
            <text:p>98881</text:p>
          </table:table-cell>
          <table:table-cell office:value-type="float" office:value="104331">
            <text:p>104331</text:p>
          </table:table-cell>
          <table:table-cell office:value-type="float" office:value="111524">
            <text:p>111524</text:p>
          </table:table-cell>
          <table:table-cell office:value-type="float" office:value="116807">
            <text:p>116807</text:p>
          </table:table-cell>
          <table:table-cell office:value-type="float" office:value="120837">
            <text:p>120837</text:p>
          </table:table-cell>
          <table:table-cell office:value-type="float" office:value="0.4752">
            <text:p>0.4752</text:p>
          </table:table-cell>
          <table:table-cell office:value-type="float" office:value="0.4935">
            <text:p>0.4935</text:p>
          </table:table-cell>
          <table:table-cell office:value-type="float" office:value="0.5104">
            <text:p>0.5104</text:p>
          </table:table-cell>
          <table:table-cell office:value-type="float" office:value="0.4926">
            <text:p>0.4926</text:p>
          </table:table-cell>
          <table:table-cell office:value-type="float" office:value="0.4889">
            <text:p>0.4889</text:p>
          </table:table-cell>
          <table:table-cell office:value-type="float" office:value="0.495">
            <text:p>0.495</text:p>
          </table:table-cell>
          <table:table-cell office:value-type="float" office:value="0.3023">
            <text:p>0.3023</text:p>
          </table:table-cell>
          <table:table-cell office:value-type="float" office:value="0.2686">
            <text:p>0.2686</text:p>
          </table:table-cell>
          <table:table-cell office:value-type="float" office:value="0.2402">
            <text:p>0.2402</text:p>
          </table:table-cell>
          <table:table-cell office:value-type="float" office:value="0.238">
            <text:p>0.238</text:p>
          </table:table-cell>
          <table:table-cell office:value-type="float" office:value="0.2356">
            <text:p>0.2356</text:p>
          </table:table-cell>
          <table:table-cell office:value-type="float" office:value="0.217575">
            <text:p>0.217575</text:p>
          </table:table-cell>
          <table:table-cell office:value-type="float" office:value="0.0573563">
            <text:p>0.0573563</text:p>
          </table:table-cell>
          <table:table-cell office:value-type="float" office:value="0.0624893">
            <text:p>0.0624893</text:p>
          </table:table-cell>
          <table:table-cell office:value-type="float" office:value="0.0706501">
            <text:p>0.0706501</text:p>
          </table:table-cell>
          <table:table-cell office:value-type="float" office:value="0.0788171">
            <text:p>0.0788171</text:p>
          </table:table-cell>
          <table:table-cell office:value-type="float" office:value="0.0904055">
            <text:p>0.0904055</text:p>
          </table:table-cell>
          <table:table-cell office:value-type="float" office:value="0.1030314">
            <text:p>0.1030314</text:p>
          </table:table-cell>
        </table:table-row>
        <table:table-row table:style-name="ro2">
          <table:table-cell office:value-type="float" office:value="1695">
            <text:p>1695</text:p>
          </table:table-cell>
          <table:table-cell office:value-type="float" office:value="1962">
            <text:p>1962</text:p>
          </table:table-cell>
          <table:table-cell office:value-type="float" office:value="2299">
            <text:p>2299</text:p>
          </table:table-cell>
          <table:table-cell office:value-type="float" office:value="2600">
            <text:p>2600</text:p>
          </table:table-cell>
          <table:table-cell office:value-type="float" office:value="2923">
            <text:p>2923</text:p>
          </table:table-cell>
          <table:table-cell office:value-type="float" office:value="3407">
            <text:p>3407</text:p>
          </table:table-cell>
          <table:table-cell office:value-type="float" office:value="0.259">
            <text:p>0.259</text:p>
          </table:table-cell>
          <table:table-cell office:value-type="float" office:value="0.2578">
            <text:p>0.2578</text:p>
          </table:table-cell>
          <table:table-cell office:value-type="float" office:value="0.2536">
            <text:p>0.2536</text:p>
          </table:table-cell>
          <table:table-cell office:value-type="float" office:value="0.2359">
            <text:p>0.2359</text:p>
          </table:table-cell>
          <table:table-cell office:value-type="float" office:value="0.2207">
            <text:p>0.2207</text:p>
          </table:table-cell>
          <table:table-cell office:value-type="float" office:value="0.2279">
            <text:p>0.2279</text:p>
          </table:table-cell>
          <table:table-cell office:value-type="float" office:value="0.4441">
            <text:p>0.4441</text:p>
          </table:table-cell>
          <table:table-cell office:value-type="float" office:value="0.4508">
            <text:p>0.4508</text:p>
          </table:table-cell>
          <table:table-cell office:value-type="float" office:value="0.4586">
            <text:p>0.4586</text:p>
          </table:table-cell>
          <table:table-cell office:value-type="float" office:value="0.4759">
            <text:p>0.4759</text:p>
          </table:table-cell>
          <table:table-cell office:value-type="float" office:value="0.4941">
            <text:p>0.4941</text:p>
          </table:table-cell>
          <table:table-cell office:value-type="float" office:value="0.482356">
            <text:p>0.482356</text:p>
          </table:table-cell>
          <table:table-cell office:value-type="float" office:value="0.040708">
            <text:p>0.040708</text:p>
          </table:table-cell>
          <table:table-cell office:value-type="float" office:value="0.0366972">
            <text:p>0.0366972</text:p>
          </table:table-cell>
          <table:table-cell office:value-type="float" office:value="0.031318">
            <text:p>0.031318</text:p>
          </table:table-cell>
          <table:table-cell office:value-type="float" office:value="0.0284615">
            <text:p>0.0284615</text:p>
          </table:table-cell>
          <table:table-cell office:value-type="float" office:value="0.0311324">
            <text:p>0.0311324</text:p>
          </table:table-cell>
          <table:table-cell office:value-type="float" office:value="0.0281773">
            <text:p>0.0281773</text:p>
          </table:table-cell>
        </table:table-row>
        <table:table-row table:style-name="ro2">
          <table:table-cell office:value-type="float" office:value="25003">
            <text:p>25003</text:p>
          </table:table-cell>
          <table:table-cell office:value-type="float" office:value="28530">
            <text:p>28530</text:p>
          </table:table-cell>
          <table:table-cell office:value-type="float" office:value="31923">
            <text:p>31923</text:p>
          </table:table-cell>
          <table:table-cell office:value-type="float" office:value="35281">
            <text:p>35281</text:p>
          </table:table-cell>
          <table:table-cell office:value-type="float" office:value="38124">
            <text:p>38124</text:p>
          </table:table-cell>
          <table:table-cell office:value-type="float" office:value="40806">
            <text:p>40806</text:p>
          </table:table-cell>
          <table:table-cell office:value-type="float" office:value="0.3381">
            <text:p>0.3381</text:p>
          </table:table-cell>
          <table:table-cell office:value-type="float" office:value="0.3438">
            <text:p>0.3438</text:p>
          </table:table-cell>
          <table:table-cell office:value-type="float" office:value="0.3573">
            <text:p>0.3573</text:p>
          </table:table-cell>
          <table:table-cell office:value-type="float" office:value="0.3674">
            <text:p>0.3674</text:p>
          </table:table-cell>
          <table:table-cell office:value-type="float" office:value="0.3863">
            <text:p>0.3863</text:p>
          </table:table-cell>
          <table:table-cell office:value-type="float" office:value="0.4089">
            <text:p>0.4089</text:p>
          </table:table-cell>
          <table:table-cell office:value-type="float" office:value="0.4195">
            <text:p>0.4195</text:p>
          </table:table-cell>
          <table:table-cell office:value-type="float" office:value="0.4184">
            <text:p>0.4184</text:p>
          </table:table-cell>
          <table:table-cell office:value-type="float" office:value="0.4209">
            <text:p>0.4209</text:p>
          </table:table-cell>
          <table:table-cell office:value-type="float" office:value="0.3781">
            <text:p>0.3781</text:p>
          </table:table-cell>
          <table:table-cell office:value-type="float" office:value="0.3399">
            <text:p>0.3399</text:p>
          </table:table-cell>
          <table:table-cell office:value-type="float" office:value="0.312336">
            <text:p>0.312336</text:p>
          </table:table-cell>
          <table:table-cell office:value-type="float" office:value="0.033276">
            <text:p>0.033276</text:p>
          </table:table-cell>
          <table:table-cell office:value-type="float" office:value="0.0327725">
            <text:p>0.0327725</text:p>
          </table:table-cell>
          <table:table-cell office:value-type="float" office:value="0.0329543">
            <text:p>0.0329543</text:p>
          </table:table-cell>
          <table:table-cell office:value-type="float" office:value="0.0360817">
            <text:p>0.0360817</text:p>
          </table:table-cell>
          <table:table-cell office:value-type="float" office:value="0.0381125">
            <text:p>0.0381125</text:p>
          </table:table-cell>
          <table:table-cell office:value-type="float" office:value="0.0428859">
            <text:p>0.0428859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471">
            <text:p>471</text:p>
          </table:table-cell>
          <table:table-cell office:value-type="float" office:value="744">
            <text:p>744</text:p>
          </table:table-cell>
          <table:table-cell office:value-type="float" office:value="1007">
            <text:p>1007</text:p>
          </table:table-cell>
          <table:table-cell office:value-type="float" office:value="1375">
            <text:p>1375</text:p>
          </table:table-cell>
          <table:table-cell office:value-type="float" office:value="1720">
            <text:p>1720</text:p>
          </table:table-cell>
          <table:table-cell office:value-type="float" office:value="0.4">
            <text:p>0.4</text:p>
          </table:table-cell>
          <table:table-cell office:value-type="float" office:value="0.3571">
            <text:p>0.3571</text:p>
          </table:table-cell>
          <table:table-cell office:value-type="float" office:value="0.3306">
            <text:p>0.3306</text:p>
          </table:table-cell>
          <table:table-cell office:value-type="float" office:value="0.349">
            <text:p>0.349</text:p>
          </table:table-cell>
          <table:table-cell office:value-type="float" office:value="0.3659">
            <text:p>0.3659</text:p>
          </table:table-cell>
          <table:table-cell office:value-type="float" office:value="0.3954">
            <text:p>0.3954</text:p>
          </table:table-cell>
          <table:table-cell office:value-type="float" office:value="0.3489">
            <text:p>0.3489</text:p>
          </table:table-cell>
          <table:table-cell office:value-type="float" office:value="0.3898">
            <text:p>0.3898</text:p>
          </table:table-cell>
          <table:table-cell office:value-type="float" office:value="0.4355">
            <text:p>0.4355</text:p>
          </table:table-cell>
          <table:table-cell office:value-type="float" office:value="0.4183">
            <text:p>0.4183</text:p>
          </table:table-cell>
          <table:table-cell office:value-type="float" office:value="0.4029">
            <text:p>0.4029</text:p>
          </table:table-cell>
          <table:table-cell office:value-type="float" office:value="0.400303">
            <text:p>0.400303</text:p>
          </table:table-cell>
          <table:table-cell office:value-type="float" office:value="0.0215827">
            <text:p>0.0215827</text:p>
          </table:table-cell>
          <table:table-cell office:value-type="float" office:value="0.0169851">
            <text:p>0.0169851</text:p>
          </table:table-cell>
          <table:table-cell office:value-type="float" office:value="0.0174731">
            <text:p>0.0174731</text:p>
          </table:table-cell>
          <table:table-cell office:value-type="float" office:value="0.0158888">
            <text:p>0.0158888</text:p>
          </table:table-cell>
          <table:table-cell office:value-type="float" office:value="0.0138182">
            <text:p>0.0138182</text:p>
          </table:table-cell>
          <table:table-cell office:value-type="float" office:value="0.0122093">
            <text:p>0.0122093</text:p>
          </table:table-cell>
        </table:table-row>
        <table:table-row table:style-name="ro2">
          <table:table-cell office:value-type="float" office:value="8140">
            <text:p>8140</text:p>
          </table:table-cell>
          <table:table-cell office:value-type="float" office:value="9502">
            <text:p>9502</text:p>
          </table:table-cell>
          <table:table-cell office:value-type="float" office:value="10853">
            <text:p>10853</text:p>
          </table:table-cell>
          <table:table-cell office:value-type="float" office:value="12258">
            <text:p>12258</text:p>
          </table:table-cell>
          <table:table-cell office:value-type="float" office:value="13763">
            <text:p>13763</text:p>
          </table:table-cell>
          <table:table-cell office:value-type="float" office:value="15677">
            <text:p>15677</text:p>
          </table:table-cell>
          <table:table-cell office:value-type="float" office:value="0.3461">
            <text:p>0.3461</text:p>
          </table:table-cell>
          <table:table-cell office:value-type="float" office:value="0.34">
            <text:p>0.34</text:p>
          </table:table-cell>
          <table:table-cell office:value-type="float" office:value="0.3404">
            <text:p>0.3404</text:p>
          </table:table-cell>
          <table:table-cell office:value-type="float" office:value="0.3622">
            <text:p>0.3622</text:p>
          </table:table-cell>
          <table:table-cell office:value-type="float" office:value="0.3878">
            <text:p>0.3878</text:p>
          </table:table-cell>
          <table:table-cell office:value-type="float" office:value="0.3935">
            <text:p>0.3935</text:p>
          </table:table-cell>
          <table:table-cell office:value-type="float" office:value="0.4496">
            <text:p>0.4496</text:p>
          </table:table-cell>
          <table:table-cell office:value-type="float" office:value="0.4497">
            <text:p>0.4497</text:p>
          </table:table-cell>
          <table:table-cell office:value-type="float" office:value="0.4511">
            <text:p>0.4511</text:p>
          </table:table-cell>
          <table:table-cell office:value-type="float" office:value="0.4211">
            <text:p>0.4211</text:p>
          </table:table-cell>
          <table:table-cell office:value-type="float" office:value="0.3934">
            <text:p>0.3934</text:p>
          </table:table-cell>
          <table:table-cell office:value-type="float" office:value="0.377668">
            <text:p>0.377668</text:p>
          </table:table-cell>
          <table:table-cell office:value-type="float" office:value="0.0341523">
            <text:p>0.0341523</text:p>
          </table:table-cell>
          <table:table-cell office:value-type="float" office:value="0.0322037">
            <text:p>0.0322037</text:p>
          </table:table-cell>
          <table:table-cell office:value-type="float" office:value="0.034092">
            <text:p>0.034092</text:p>
          </table:table-cell>
          <table:table-cell office:value-type="float" office:value="0.0372818">
            <text:p>0.0372818</text:p>
          </table:table-cell>
          <table:table-cell office:value-type="float" office:value="0.0365473">
            <text:p>0.0365473</text:p>
          </table:table-cell>
          <table:table-cell office:value-type="float" office:value="0.0373158">
            <text:p>0.0373158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0344">
            <text:p>10344</text:p>
          </table:table-cell>
          <table:table-cell office:value-type="float" office:value="11488">
            <text:p>11488</text:p>
          </table:table-cell>
          <table:table-cell office:value-type="float" office:value="13000">
            <text:p>13000</text:p>
          </table:table-cell>
          <table:table-cell office:value-type="float" office:value="14858">
            <text:p>14858</text:p>
          </table:table-cell>
          <table:table-cell office:value-type="float" office:value="16915">
            <text:p>16915</text:p>
          </table:table-cell>
          <table:table-cell office:value-type="float" office:value="0.4908">
            <text:p>0.4908</text:p>
          </table:table-cell>
          <table:table-cell office:value-type="float" office:value="0.4707">
            <text:p>0.4707</text:p>
          </table:table-cell>
          <table:table-cell office:value-type="float" office:value="0.4529">
            <text:p>0.4529</text:p>
          </table:table-cell>
          <table:table-cell office:value-type="float" office:value="0.4376">
            <text:p>0.4376</text:p>
          </table:table-cell>
          <table:table-cell office:value-type="float" office:value="0.4193">
            <text:p>0.4193</text:p>
          </table:table-cell>
          <table:table-cell office:value-type="float" office:value="0.4116">
            <text:p>0.4116</text:p>
          </table:table-cell>
          <table:table-cell office:value-type="float" office:value="0.3845">
            <text:p>0.3845</text:p>
          </table:table-cell>
          <table:table-cell office:value-type="float" office:value="0.3984">
            <text:p>0.3984</text:p>
          </table:table-cell>
          <table:table-cell office:value-type="float" office:value="0.4131">
            <text:p>0.4131</text:p>
          </table:table-cell>
          <table:table-cell office:value-type="float" office:value="0.424">
            <text:p>0.424</text:p>
          </table:table-cell>
          <table:table-cell office:value-type="float" office:value="0.4338">
            <text:p>0.4338</text:p>
          </table:table-cell>
          <table:table-cell office:value-type="float" office:value="0.432258">
            <text:p>0.432258</text:p>
          </table:table-cell>
          <table:table-cell office:value-type="float" office:value="0.0392386">
            <text:p>0.0392386</text:p>
          </table:table-cell>
          <table:table-cell office:value-type="float" office:value="0.0348995">
            <text:p>0.0348995</text:p>
          </table:table-cell>
          <table:table-cell office:value-type="float" office:value="0.0302054">
            <text:p>0.0302054</text:p>
          </table:table-cell>
          <table:table-cell office:value-type="float" office:value="0.0328462">
            <text:p>0.0328462</text:p>
          </table:table-cell>
          <table:table-cell office:value-type="float" office:value="0.0301521">
            <text:p>0.0301521</text:p>
          </table:table-cell>
          <table:table-cell office:value-type="float" office:value="0.0300916">
            <text:p>0.0300916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571">
            <text:p>571</text:p>
          </table:table-cell>
          <table:table-cell office:value-type="float" office:value="654">
            <text:p>654</text:p>
          </table:table-cell>
          <table:table-cell office:value-type="float" office:value="766">
            <text:p>766</text:p>
          </table:table-cell>
          <table:table-cell office:value-type="float" office:value="984">
            <text:p>984</text:p>
          </table:table-cell>
          <table:table-cell office:value-type="float" office:value="1242">
            <text:p>1242</text:p>
          </table:table-cell>
          <table:table-cell table:number-columns-repeated="4" office:value-type="string">
            <text:p><text:s text:c="5"/>NA</text:p>
          </table:table-cell>
          <table:table-cell office:value-type="float" office:value="0.2846">
            <text:p>0.2846</text:p>
          </table:table-cell>
          <table:table-cell office:value-type="float" office:value="0.2907">
            <text:p>0.2907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4399">
            <text:p>0.4399</text:p>
          </table:table-cell>
          <table:table-cell office:value-type="float" office:value="0.44279">
            <text:p>0.44279</text:p>
          </table:table-cell>
          <table:table-cell office:value-type="float" office:value="0.0277228">
            <text:p>0.0277228</text:p>
          </table:table-cell>
          <table:table-cell office:value-type="float" office:value="0.0262697">
            <text:p>0.0262697</text:p>
          </table:table-cell>
          <table:table-cell office:value-type="float" office:value="0.0259939">
            <text:p>0.0259939</text:p>
          </table:table-cell>
          <table:table-cell office:value-type="float" office:value="0.0274151">
            <text:p>0.0274151</text:p>
          </table:table-cell>
          <table:table-cell office:value-type="float" office:value="0.0264228">
            <text:p>0.0264228</text:p>
          </table:table-cell>
          <table:table-cell office:value-type="float" office:value="0.0249597">
            <text:p>0.0249597</text:p>
          </table:table-cell>
        </table:table-row>
        <table:table-row table:style-name="ro2">
          <table:table-cell office:value-type="float" office:value="49955">
            <text:p>49955</text:p>
          </table:table-cell>
          <table:table-cell office:value-type="float" office:value="57145">
            <text:p>57145</text:p>
          </table:table-cell>
          <table:table-cell office:value-type="float" office:value="65706">
            <text:p>65706</text:p>
          </table:table-cell>
          <table:table-cell office:value-type="float" office:value="74734">
            <text:p>74734</text:p>
          </table:table-cell>
          <table:table-cell office:value-type="float" office:value="85299">
            <text:p>85299</text:p>
          </table:table-cell>
          <table:table-cell office:value-type="float" office:value="103233">
            <text:p>103233</text:p>
          </table:table-cell>
          <table:table-cell office:value-type="float" office:value="0.3432">
            <text:p>0.3432</text:p>
          </table:table-cell>
          <table:table-cell office:value-type="float" office:value="0.3323">
            <text:p>0.3323</text:p>
          </table:table-cell>
          <table:table-cell office:value-type="float" office:value="0.319">
            <text:p>0.319</text:p>
          </table:table-cell>
          <table:table-cell office:value-type="float" office:value="0.3121">
            <text:p>0.3121</text:p>
          </table:table-cell>
          <table:table-cell office:value-type="float" office:value="0.3078">
            <text:p>0.3078</text:p>
          </table:table-cell>
          <table:table-cell office:value-type="float" office:value="0.3099">
            <text:p>0.3099</text:p>
          </table:table-cell>
          <table:table-cell office:value-type="float" office:value="0.4366">
            <text:p>0.4366</text:p>
          </table:table-cell>
          <table:table-cell office:value-type="float" office:value="0.4495">
            <text:p>0.4495</text:p>
          </table:table-cell>
          <table:table-cell office:value-type="float" office:value="0.4634">
            <text:p>0.4634</text:p>
          </table:table-cell>
          <table:table-cell office:value-type="float" office:value="0.4532">
            <text:p>0.4532</text:p>
          </table:table-cell>
          <table:table-cell office:value-type="float" office:value="0.4434">
            <text:p>0.4434</text:p>
          </table:table-cell>
          <table:table-cell office:value-type="float" office:value="0.436187">
            <text:p>0.436187</text:p>
          </table:table-cell>
          <table:table-cell office:value-type="float" office:value="0.0415774">
            <text:p>0.0415774</text:p>
          </table:table-cell>
          <table:table-cell office:value-type="float" office:value="0.0361886">
            <text:p>0.0361886</text:p>
          </table:table-cell>
          <table:table-cell office:value-type="float" office:value="0.0316562">
            <text:p>0.0316562</text:p>
          </table:table-cell>
          <table:table-cell office:value-type="float" office:value="0.0296385">
            <text:p>0.0296385</text:p>
          </table:table-cell>
          <table:table-cell office:value-type="float" office:value="0.0288397">
            <text:p>0.0288397</text:p>
          </table:table-cell>
          <table:table-cell office:value-type="float" office:value="0.0276849">
            <text:p>0.0276849</text:p>
          </table:table-cell>
        </table:table-row>
        <table:table-row table:style-name="ro2">
          <table:table-cell office:value-type="float" office:value="27561">
            <text:p>27561</text:p>
          </table:table-cell>
          <table:table-cell office:value-type="float" office:value="32030">
            <text:p>32030</text:p>
          </table:table-cell>
          <table:table-cell office:value-type="float" office:value="37540">
            <text:p>37540</text:p>
          </table:table-cell>
          <table:table-cell office:value-type="float" office:value="42565">
            <text:p>42565</text:p>
          </table:table-cell>
          <table:table-cell office:value-type="float" office:value="48317">
            <text:p>48317</text:p>
          </table:table-cell>
          <table:table-cell office:value-type="float" office:value="55121">
            <text:p>55121</text:p>
          </table:table-cell>
          <table:table-cell office:value-type="float" office:value="0.3816">
            <text:p>0.3816</text:p>
          </table:table-cell>
          <table:table-cell office:value-type="float" office:value="0.3738">
            <text:p>0.3738</text:p>
          </table:table-cell>
          <table:table-cell office:value-type="float" office:value="0.3661">
            <text:p>0.3661</text:p>
          </table:table-cell>
          <table:table-cell office:value-type="float" office:value="0.3602">
            <text:p>0.3602</text:p>
          </table:table-cell>
          <table:table-cell office:value-type="float" office:value="0.356">
            <text:p>0.356</text:p>
          </table:table-cell>
          <table:table-cell office:value-type="float" office:value="0.3561">
            <text:p>0.3561</text:p>
          </table:table-cell>
          <table:table-cell office:value-type="float" office:value="0.4696">
            <text:p>0.4696</text:p>
          </table:table-cell>
          <table:table-cell office:value-type="float" office:value="0.4616">
            <text:p>0.4616</text:p>
          </table:table-cell>
          <table:table-cell office:value-type="float" office:value="0.4548">
            <text:p>0.4548</text:p>
          </table:table-cell>
          <table:table-cell office:value-type="float" office:value="0.437">
            <text:p>0.437</text:p>
          </table:table-cell>
          <table:table-cell office:value-type="float" office:value="0.4206">
            <text:p>0.4206</text:p>
          </table:table-cell>
          <table:table-cell office:value-type="float" office:value="0.404197">
            <text:p>0.404197</text:p>
          </table:table-cell>
          <table:table-cell office:value-type="float" office:value="0.0304416">
            <text:p>0.0304416</text:p>
          </table:table-cell>
          <table:table-cell office:value-type="float" office:value="0.0293475">
            <text:p>0.0293475</text:p>
          </table:table-cell>
          <table:table-cell office:value-type="float" office:value="0.0269046">
            <text:p>0.0269046</text:p>
          </table:table-cell>
          <table:table-cell office:value-type="float" office:value="0.027041">
            <text:p>0.027041</text:p>
          </table:table-cell>
          <table:table-cell office:value-type="float" office:value="0.0340253">
            <text:p>0.0340253</text:p>
          </table:table-cell>
          <table:table-cell office:value-type="float" office:value="0.0339798">
            <text:p>0.0339798</text:p>
          </table:table-cell>
        </table:table-row>
        <table:table-row table:style-name="ro2">
          <table:table-cell office:value-type="float" office:value="4075">
            <text:p>4075</text:p>
          </table:table-cell>
          <table:table-cell office:value-type="float" office:value="4793">
            <text:p>4793</text:p>
          </table:table-cell>
          <table:table-cell office:value-type="float" office:value="5745">
            <text:p>5745</text:p>
          </table:table-cell>
          <table:table-cell office:value-type="float" office:value="7251">
            <text:p>7251</text:p>
          </table:table-cell>
          <table:table-cell office:value-type="float" office:value="9372">
            <text:p>9372</text:p>
          </table:table-cell>
          <table:table-cell office:value-type="float" office:value="11595">
            <text:p>11595</text:p>
          </table:table-cell>
          <table:table-cell table:number-columns-repeated="2" office:value-type="float" office:value="0.2817">
            <text:p>0.2817</text:p>
          </table:table-cell>
          <table:table-cell office:value-type="float" office:value="0.2764">
            <text:p>0.2764</text:p>
          </table:table-cell>
          <table:table-cell office:value-type="float" office:value="0.2883">
            <text:p>0.2883</text:p>
          </table:table-cell>
          <table:table-cell office:value-type="float" office:value="0.2935">
            <text:p>0.2935</text:p>
          </table:table-cell>
          <table:table-cell office:value-type="float" office:value="0.2959">
            <text:p>0.2959</text:p>
          </table:table-cell>
          <table:table-cell office:value-type="float" office:value="0.4331">
            <text:p>0.4331</text:p>
          </table:table-cell>
          <table:table-cell office:value-type="float" office:value="0.439">
            <text:p>0.439</text:p>
          </table:table-cell>
          <table:table-cell office:value-type="float" office:value="0.4449">
            <text:p>0.4449</text:p>
          </table:table-cell>
          <table:table-cell office:value-type="float" office:value="0.4433">
            <text:p>0.4433</text:p>
          </table:table-cell>
          <table:table-cell office:value-type="float" office:value="0.4417">
            <text:p>0.4417</text:p>
          </table:table-cell>
          <table:table-cell office:value-type="float" office:value="0.445711">
            <text:p>0.445711</text:p>
          </table:table-cell>
          <table:table-cell office:value-type="float" office:value="0.0333742">
            <text:p>0.0333742</text:p>
          </table:table-cell>
          <table:table-cell office:value-type="float" office:value="0.0327561">
            <text:p>0.0327561</text:p>
          </table:table-cell>
          <table:table-cell office:value-type="float" office:value="0.0316797">
            <text:p>0.0316797</text:p>
          </table:table-cell>
          <table:table-cell office:value-type="float" office:value="0.0300648">
            <text:p>0.0300648</text:p>
          </table:table-cell>
          <table:table-cell office:value-type="float" office:value="0.0279556">
            <text:p>0.0279556</text:p>
          </table:table-cell>
          <table:table-cell office:value-type="float" office:value="0.0263907">
            <text:p>0.0263907</text:p>
          </table:table-cell>
        </table:table-row>
        <table:table-row table:style-name="ro2">
          <table:table-cell office:value-type="float" office:value="1634">
            <text:p>1634</text:p>
          </table:table-cell>
          <table:table-cell office:value-type="float" office:value="1880">
            <text:p>1880</text:p>
          </table:table-cell>
          <table:table-cell office:value-type="float" office:value="2075">
            <text:p>2075</text:p>
          </table:table-cell>
          <table:table-cell office:value-type="float" office:value="2263">
            <text:p>2263</text:p>
          </table:table-cell>
          <table:table-cell office:value-type="float" office:value="2415">
            <text:p>2415</text:p>
          </table:table-cell>
          <table:table-cell office:value-type="float" office:value="2558">
            <text:p>2558</text:p>
          </table:table-cell>
          <table:table-cell office:value-type="float" office:value="0.3285">
            <text:p>0.3285</text:p>
          </table:table-cell>
          <table:table-cell office:value-type="float" office:value="0.3321">
            <text:p>0.3321</text:p>
          </table:table-cell>
          <table:table-cell office:value-type="float" office:value="0.3499">
            <text:p>0.3499</text:p>
          </table:table-cell>
          <table:table-cell office:value-type="float" office:value="0.3977">
            <text:p>0.3977</text:p>
          </table:table-cell>
          <table:table-cell office:value-type="float" office:value="0.4621">
            <text:p>0.4621</text:p>
          </table:table-cell>
          <table:table-cell office:value-type="float" office:value="0.4793">
            <text:p>0.4793</text:p>
          </table:table-cell>
          <table:table-cell office:value-type="float" office:value="0.4322">
            <text:p>0.4322</text:p>
          </table:table-cell>
          <table:table-cell office:value-type="float" office:value="0.4058">
            <text:p>0.4058</text:p>
          </table:table-cell>
          <table:table-cell office:value-type="float" office:value="0.3881">
            <text:p>0.3881</text:p>
          </table:table-cell>
          <table:table-cell office:value-type="float" office:value="0.3242">
            <text:p>0.3242</text:p>
          </table:table-cell>
          <table:table-cell office:value-type="float" office:value="0.2709">
            <text:p>0.2709</text:p>
          </table:table-cell>
          <table:table-cell office:value-type="float" office:value="0.244671">
            <text:p>0.244671</text:p>
          </table:table-cell>
          <table:table-cell office:value-type="float" office:value="0.0208078">
            <text:p>0.0208078</text:p>
          </table:table-cell>
          <table:table-cell office:value-type="float" office:value="0.0265957">
            <text:p>0.0265957</text:p>
          </table:table-cell>
          <table:table-cell office:value-type="float" office:value="0.033253">
            <text:p>0.033253</text:p>
          </table:table-cell>
          <table:table-cell office:value-type="float" office:value="0.0410959">
            <text:p>0.0410959</text:p>
          </table:table-cell>
          <table:table-cell office:value-type="float" office:value="0.047205">
            <text:p>0.047205</text:p>
          </table:table-cell>
          <table:table-cell office:value-type="float" office:value="0.0523847">
            <text:p>0.0523847</text:p>
          </table:table-cell>
        </table:table-row>
        <table:table-row table:style-name="ro2">
          <table:table-cell office:value-type="float" office:value="9889">
            <text:p>9889</text:p>
          </table:table-cell>
          <table:table-cell office:value-type="float" office:value="11164">
            <text:p>11164</text:p>
          </table:table-cell>
          <table:table-cell office:value-type="float" office:value="12514">
            <text:p>12514</text:p>
          </table:table-cell>
          <table:table-cell office:value-type="float" office:value="13603">
            <text:p>13603</text:p>
          </table:table-cell>
          <table:table-cell office:value-type="float" office:value="14819">
            <text:p>14819</text:p>
          </table:table-cell>
          <table:table-cell office:value-type="float" office:value="16110">
            <text:p>16110</text:p>
          </table:table-cell>
          <table:table-cell office:value-type="float" office:value="0.359">
            <text:p>0.359</text:p>
          </table:table-cell>
          <table:table-cell office:value-type="float" office:value="0.3528">
            <text:p>0.3528</text:p>
          </table:table-cell>
          <table:table-cell office:value-type="float" office:value="0.3473">
            <text:p>0.3473</text:p>
          </table:table-cell>
          <table:table-cell office:value-type="float" office:value="0.3608">
            <text:p>0.3608</text:p>
          </table:table-cell>
          <table:table-cell office:value-type="float" office:value="0.3703">
            <text:p>0.3703</text:p>
          </table:table-cell>
          <table:table-cell office:value-type="float" office:value="0.3738">
            <text:p>0.3738</text:p>
          </table:table-cell>
          <table:table-cell office:value-type="float" office:value="0.4207">
            <text:p>0.4207</text:p>
          </table:table-cell>
          <table:table-cell office:value-type="float" office:value="0.4201">
            <text:p>0.4201</text:p>
          </table:table-cell>
          <table:table-cell office:value-type="float" office:value="0.4189">
            <text:p>0.4189</text:p>
          </table:table-cell>
          <table:table-cell office:value-type="float" office:value="0.3848">
            <text:p>0.3848</text:p>
          </table:table-cell>
          <table:table-cell office:value-type="float" office:value="0.3526">
            <text:p>0.3526</text:p>
          </table:table-cell>
          <table:table-cell office:value-type="float" office:value="0.345002">
            <text:p>0.345002</text:p>
          </table:table-cell>
          <table:table-cell office:value-type="float" office:value="0.0362018">
            <text:p>0.0362018</text:p>
          </table:table-cell>
          <table:table-cell office:value-type="float" office:value="0.0367252">
            <text:p>0.0367252</text:p>
          </table:table-cell>
          <table:table-cell office:value-type="float" office:value="0.0363593">
            <text:p>0.0363593</text:p>
          </table:table-cell>
          <table:table-cell office:value-type="float" office:value="0.0407263">
            <text:p>0.0407263</text:p>
          </table:table-cell>
          <table:table-cell office:value-type="float" office:value="0.0433902">
            <text:p>0.0433902</text:p>
          </table:table-cell>
          <table:table-cell office:value-type="float" office:value="0.0468653">
            <text:p>0.0468653</text:p>
          </table:table-cell>
        </table:table-row>
        <table:table-row table:style-name="ro2">
          <table:table-cell office:value-type="float" office:value="4561">
            <text:p>4561</text:p>
          </table:table-cell>
          <table:table-cell office:value-type="float" office:value="5325">
            <text:p>5325</text:p>
          </table:table-cell>
          <table:table-cell office:value-type="float" office:value="6258">
            <text:p>6258</text:p>
          </table:table-cell>
          <table:table-cell office:value-type="float" office:value="7438">
            <text:p>7438</text:p>
          </table:table-cell>
          <table:table-cell office:value-type="float" office:value="8800">
            <text:p>8800</text:p>
          </table:table-cell>
          <table:table-cell office:value-type="float" office:value="10458">
            <text:p>10458</text:p>
          </table:table-cell>
          <table:table-cell office:value-type="float" office:value="0.2771">
            <text:p>0.2771</text:p>
          </table:table-cell>
          <table:table-cell office:value-type="float" office:value="0.264">
            <text:p>0.264</text:p>
          </table:table-cell>
          <table:table-cell office:value-type="float" office:value="0.2499">
            <text:p>0.2499</text:p>
          </table:table-cell>
          <table:table-cell office:value-type="float" office:value="0.2487">
            <text:p>0.2487</text:p>
          </table:table-cell>
          <table:table-cell office:value-type="float" office:value="0.2486">
            <text:p>0.2486</text:p>
          </table:table-cell>
          <table:table-cell office:value-type="float" office:value="0.2482">
            <text:p>0.2482</text:p>
          </table:table-cell>
          <table:table-cell office:value-type="float" office:value="0.4441">
            <text:p>0.4441</text:p>
          </table:table-cell>
          <table:table-cell office:value-type="float" office:value="0.4658">
            <text:p>0.4658</text:p>
          </table:table-cell>
          <table:table-cell office:value-type="float" office:value="0.4888">
            <text:p>0.4888</text:p>
          </table:table-cell>
          <table:table-cell office:value-type="float" office:value="0.4818">
            <text:p>0.4818</text:p>
          </table:table-cell>
          <table:table-cell office:value-type="float" office:value="0.4752">
            <text:p>0.4752</text:p>
          </table:table-cell>
          <table:table-cell office:value-type="float" office:value="0.483447">
            <text:p>0.483447</text:p>
          </table:table-cell>
          <table:table-cell office:value-type="float" office:value="0.0379303">
            <text:p>0.0379303</text:p>
          </table:table-cell>
          <table:table-cell office:value-type="float" office:value="0.0439437">
            <text:p>0.0439437</text:p>
          </table:table-cell>
          <table:table-cell office:value-type="float" office:value="0.0442633">
            <text:p>0.0442633</text:p>
          </table:table-cell>
          <table:table-cell office:value-type="float" office:value="0.0369723">
            <text:p>0.0369723</text:p>
          </table:table-cell>
          <table:table-cell office:value-type="float" office:value="0.0318182">
            <text:p>0.0318182</text:p>
          </table:table-cell>
          <table:table-cell office:value-type="float" office:value="0.0275387">
            <text:p>0.0275387</text:p>
          </table:table-cell>
        </table:table-row>
        <table:table-row table:style-name="ro2">
          <table:table-cell office:value-type="float" office:value="10792">
            <text:p>10792</text:p>
          </table:table-cell>
          <table:table-cell office:value-type="float" office:value="12628">
            <text:p>12628</text:p>
          </table:table-cell>
          <table:table-cell office:value-type="float" office:value="14676">
            <text:p>14676</text:p>
          </table:table-cell>
          <table:table-cell office:value-type="float" office:value="16150">
            <text:p>16150</text:p>
          </table:table-cell>
          <table:table-cell office:value-type="float" office:value="17805">
            <text:p>17805</text:p>
          </table:table-cell>
          <table:table-cell office:value-type="float" office:value="19258">
            <text:p>19258</text:p>
          </table:table-cell>
          <table:table-cell office:value-type="float" office:value="0.3352">
            <text:p>0.3352</text:p>
          </table:table-cell>
          <table:table-cell office:value-type="float" office:value="0.3249">
            <text:p>0.3249</text:p>
          </table:table-cell>
          <table:table-cell office:value-type="float" office:value="0.3171">
            <text:p>0.3171</text:p>
          </table:table-cell>
          <table:table-cell office:value-type="float" office:value="0.3439">
            <text:p>0.3439</text:p>
          </table:table-cell>
          <table:table-cell office:value-type="float" office:value="0.3723">
            <text:p>0.3723</text:p>
          </table:table-cell>
          <table:table-cell office:value-type="float" office:value="0.3973">
            <text:p>0.3973</text:p>
          </table:table-cell>
          <table:table-cell office:value-type="float" office:value="0.4539">
            <text:p>0.4539</text:p>
          </table:table-cell>
          <table:table-cell office:value-type="float" office:value="0.4223">
            <text:p>0.4223</text:p>
          </table:table-cell>
          <table:table-cell office:value-type="float" office:value="0.3963">
            <text:p>0.3963</text:p>
          </table:table-cell>
          <table:table-cell office:value-type="float" office:value="0.3566">
            <text:p>0.3566</text:p>
          </table:table-cell>
          <table:table-cell office:value-type="float" office:value="0.3211">
            <text:p>0.3211</text:p>
          </table:table-cell>
          <table:table-cell office:value-type="float" office:value="0.295724">
            <text:p>0.295724</text:p>
          </table:table-cell>
          <table:table-cell office:value-type="float" office:value="0.0248332">
            <text:p>0.0248332</text:p>
          </table:table-cell>
          <table:table-cell office:value-type="float" office:value="0.0265283">
            <text:p>0.0265283</text:p>
          </table:table-cell>
          <table:table-cell office:value-type="float" office:value="0.0292314">
            <text:p>0.0292314</text:p>
          </table:table-cell>
          <table:table-cell office:value-type="float" office:value="0.0349226">
            <text:p>0.0349226</text:p>
          </table:table-cell>
          <table:table-cell office:value-type="float" office:value="0.042797">
            <text:p>0.042797</text:p>
          </table:table-cell>
          <table:table-cell office:value-type="float" office:value="0.0505245">
            <text:p>0.0505245</text:p>
          </table:table-cell>
        </table:table-row>
        <table:table-row table:style-name="ro2">
          <table:table-cell office:value-type="float" office:value="26392">
            <text:p>26392</text:p>
          </table:table-cell>
          <table:table-cell office:value-type="float" office:value="30641">
            <text:p>30641</text:p>
          </table:table-cell>
          <table:table-cell office:value-type="float" office:value="35745">
            <text:p>35745</text:p>
          </table:table-cell>
          <table:table-cell office:value-type="float" office:value="41359">
            <text:p>41359</text:p>
          </table:table-cell>
          <table:table-cell office:value-type="float" office:value="46718">
            <text:p>46718</text:p>
          </table:table-cell>
          <table:table-cell office:value-type="float" office:value="51604">
            <text:p>51604</text:p>
          </table:table-cell>
          <table:table-cell office:value-type="float" office:value="0.5093">
            <text:p>0.5093</text:p>
          </table:table-cell>
          <table:table-cell office:value-type="float" office:value="0.5047">
            <text:p>0.5047</text:p>
          </table:table-cell>
          <table:table-cell office:value-type="float" office:value="0.4998">
            <text:p>0.4998</text:p>
          </table:table-cell>
          <table:table-cell office:value-type="float" office:value="0.4964">
            <text:p>0.4964</text:p>
          </table:table-cell>
          <table:table-cell office:value-type="float" office:value="0.505">
            <text:p>0.505</text:p>
          </table:table-cell>
          <table:table-cell office:value-type="float" office:value="0.5158">
            <text:p>0.5158</text:p>
          </table:table-cell>
          <table:table-cell office:value-type="float" office:value="0.4561">
            <text:p>0.4561</text:p>
          </table:table-cell>
          <table:table-cell office:value-type="float" office:value="0.4525">
            <text:p>0.4525</text:p>
          </table:table-cell>
          <table:table-cell office:value-type="float" office:value="0.4486">
            <text:p>0.4486</text:p>
          </table:table-cell>
          <table:table-cell office:value-type="float" office:value="0.4215">
            <text:p>0.4215</text:p>
          </table:table-cell>
          <table:table-cell office:value-type="float" office:value="0.3974">
            <text:p>0.3974</text:p>
          </table:table-cell>
          <table:table-cell office:value-type="float" office:value="0.362512">
            <text:p>0.362512</text:p>
          </table:table-cell>
          <table:table-cell office:value-type="float" office:value="0.0274704">
            <text:p>0.0274704</text:p>
          </table:table-cell>
          <table:table-cell office:value-type="float" office:value="0.0292092">
            <text:p>0.0292092</text:p>
          </table:table-cell>
          <table:table-cell office:value-type="float" office:value="0.0301301">
            <text:p>0.0301301</text:p>
          </table:table-cell>
          <table:table-cell office:value-type="float" office:value="0.0299088">
            <text:p>0.0299088</text:p>
          </table:table-cell>
          <table:table-cell office:value-type="float" office:value="0.0353183">
            <text:p>0.0353183</text:p>
          </table:table-cell>
          <table:table-cell office:value-type="float" office:value="0.0363925">
            <text:p>0.036392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223">
            <text:p>223</text:p>
          </table:table-cell>
          <table:table-cell office:value-type="float" office:value="505">
            <text:p>505</text:p>
          </table:table-cell>
          <table:table-cell office:value-type="float" office:value="1015">
            <text:p>1015</text:p>
          </table:table-cell>
          <table:table-cell office:value-type="float" office:value="1349">
            <text:p>1349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4222">
            <text:p>0.4222</text:p>
          </table:table-cell>
          <table:table-cell office:value-type="float" office:value="0.4448">
            <text:p>0.4448</text:p>
          </table:table-cell>
          <table:table-cell office:value-type="float" office:value="0.5232">
            <text:p>0.5232</text:p>
          </table:table-cell>
          <table:table-cell office:value-type="float" office:value="0.5059">
            <text:p>0.5059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3498">
            <text:p>0.3498</text:p>
          </table:table-cell>
          <table:table-cell office:value-type="float" office:value="0.3157">
            <text:p>0.3157</text:p>
          </table:table-cell>
          <table:table-cell office:value-type="float" office:value="0.2857">
            <text:p>0.2857</text:p>
          </table:table-cell>
          <table:table-cell office:value-type="float" office:value="0.317984">
            <text:p>0.317984</text:p>
          </table:table-cell>
          <table:table-cell office:value-type="float" office:value="0.0333333">
            <text:p>0.0333333</text:p>
          </table:table-cell>
          <table:table-cell office:value-type="float" office:value="0.0277778">
            <text:p>0.0277778</text:p>
          </table:table-cell>
          <table:table-cell office:value-type="float" office:value="0.0224215">
            <text:p>0.0224215</text:p>
          </table:table-cell>
          <table:table-cell office:value-type="float" office:value="0.019802">
            <text:p>0.019802</text:p>
          </table:table-cell>
          <table:table-cell office:value-type="float" office:value="0.0128079">
            <text:p>0.0128079</text:p>
          </table:table-cell>
          <table:table-cell office:value-type="float" office:value="0.0155671">
            <text:p>0.0155671</text:p>
          </table:table-cell>
        </table:table-row>
        <table:table-row table:style-name="ro2">
          <table:table-cell office:value-type="float" office:value="4039">
            <text:p>4039</text:p>
          </table:table-cell>
          <table:table-cell office:value-type="float" office:value="4492">
            <text:p>4492</text:p>
          </table:table-cell>
          <table:table-cell office:value-type="float" office:value="4835">
            <text:p>4835</text:p>
          </table:table-cell>
          <table:table-cell office:value-type="float" office:value="5337">
            <text:p>5337</text:p>
          </table:table-cell>
          <table:table-cell office:value-type="float" office:value="6357">
            <text:p>6357</text:p>
          </table:table-cell>
          <table:table-cell office:value-type="float" office:value="7621">
            <text:p>7621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2548">
            <text:p>0.2548</text:p>
          </table:table-cell>
          <table:table-cell office:value-type="float" office:value="0.2313">
            <text:p>0.2313</text:p>
          </table:table-cell>
          <table:table-cell office:value-type="float" office:value="0.2093">
            <text:p>0.2093</text:p>
          </table:table-cell>
          <table:table-cell office:value-type="float" office:value="0.2107">
            <text:p>0.2107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4288">
            <text:p>0.4288</text:p>
          </table:table-cell>
          <table:table-cell office:value-type="float" office:value="0.4479">
            <text:p>0.4479</text:p>
          </table:table-cell>
          <table:table-cell office:value-type="float" office:value="0.4678">
            <text:p>0.4678</text:p>
          </table:table-cell>
          <table:table-cell office:value-type="float" office:value="0.468615">
            <text:p>0.468615</text:p>
          </table:table-cell>
          <table:table-cell office:value-type="float" office:value="0.0319386">
            <text:p>0.0319386</text:p>
          </table:table-cell>
          <table:table-cell office:value-type="float" office:value="0.0304987">
            <text:p>0.0304987</text:p>
          </table:table-cell>
          <table:table-cell office:value-type="float" office:value="0.0312306">
            <text:p>0.0312306</text:p>
          </table:table-cell>
          <table:table-cell office:value-type="float" office:value="0.0256699">
            <text:p>0.0256699</text:p>
          </table:table-cell>
          <table:table-cell office:value-type="float" office:value="0.0251691">
            <text:p>0.0251691</text:p>
          </table:table-cell>
          <table:table-cell office:value-type="float" office:value="0.024275">
            <text:p>0.024275</text:p>
          </table:table-cell>
        </table:table-row>
        <table:table-row table:style-name="ro2">
          <table:table-cell office:value-type="float" office:value="7048">
            <text:p>7048</text:p>
          </table:table-cell>
          <table:table-cell office:value-type="float" office:value="7271">
            <text:p>7271</text:p>
          </table:table-cell>
          <table:table-cell office:value-type="float" office:value="7467">
            <text:p>7467</text:p>
          </table:table-cell>
          <table:table-cell office:value-type="float" office:value="7579">
            <text:p>7579</text:p>
          </table:table-cell>
          <table:table-cell office:value-type="float" office:value="7549">
            <text:p>7549</text:p>
          </table:table-cell>
          <table:table-cell office:value-type="float" office:value="7558">
            <text:p>7558</text:p>
          </table:table-cell>
          <table:table-cell office:value-type="float" office:value="0.4802">
            <text:p>0.4802</text:p>
          </table:table-cell>
          <table:table-cell office:value-type="float" office:value="0.4473">
            <text:p>0.4473</text:p>
          </table:table-cell>
          <table:table-cell office:value-type="float" office:value="0.4191">
            <text:p>0.4191</text:p>
          </table:table-cell>
          <table:table-cell office:value-type="float" office:value="0.4293">
            <text:p>0.4293</text:p>
          </table:table-cell>
          <table:table-cell office:value-type="float" office:value="0.4453">
            <text:p>0.4453</text:p>
          </table:table-cell>
          <table:table-cell office:value-type="float" office:value="0.4638">
            <text:p>0.4638</text:p>
          </table:table-cell>
          <table:table-cell office:value-type="float" office:value="0.2213">
            <text:p>0.2213</text:p>
          </table:table-cell>
          <table:table-cell office:value-type="float" office:value="0.2327">
            <text:p>0.2327</text:p>
          </table:table-cell>
          <table:table-cell office:value-type="float" office:value="0.2449">
            <text:p>0.2449</text:p>
          </table:table-cell>
          <table:table-cell office:value-type="float" office:value="0.2233">
            <text:p>0.2233</text:p>
          </table:table-cell>
          <table:table-cell office:value-type="float" office:value="0.2051">
            <text:p>0.2051</text:p>
          </table:table-cell>
          <table:table-cell office:value-type="float" office:value="0.185809">
            <text:p>0.185809</text:p>
          </table:table-cell>
          <table:table-cell office:value-type="float" office:value="0.1204597">
            <text:p>0.1204597</text:p>
          </table:table-cell>
          <table:table-cell office:value-type="float" office:value="0.1317563">
            <text:p>0.1317563</text:p>
          </table:table-cell>
          <table:table-cell office:value-type="float" office:value="0.1407526">
            <text:p>0.1407526</text:p>
          </table:table-cell>
          <table:table-cell office:value-type="float" office:value="0.1487004">
            <text:p>0.1487004</text:p>
          </table:table-cell>
          <table:table-cell office:value-type="float" office:value="0.1540601">
            <text:p>0.1540601</text:p>
          </table:table-cell>
          <table:table-cell office:value-type="float" office:value="0.1430273">
            <text:p>0.1430273</text:p>
          </table:table-cell>
        </table:table-row>
        <table:table-row table:style-name="ro2">
          <table:table-cell office:value-type="float" office:value="9153">
            <text:p>9153</text:p>
          </table:table-cell>
          <table:table-cell office:value-type="float" office:value="9464">
            <text:p>9464</text:p>
          </table:table-cell>
          <table:table-cell office:value-type="float" office:value="9656">
            <text:p>9656</text:p>
          </table:table-cell>
          <table:table-cell office:value-type="float" office:value="9796">
            <text:p>9796</text:p>
          </table:table-cell>
          <table:table-cell office:value-type="float" office:value="9852">
            <text:p>9852</text:p>
          </table:table-cell>
          <table:table-cell office:value-type="float" office:value="9858">
            <text:p>9858</text:p>
          </table:table-cell>
          <table:table-cell office:value-type="float" office:value="0.3852">
            <text:p>0.3852</text:p>
          </table:table-cell>
          <table:table-cell office:value-type="float" office:value="0.3769">
            <text:p>0.3769</text:p>
          </table:table-cell>
          <table:table-cell office:value-type="float" office:value="0.3745">
            <text:p>0.3745</text:p>
          </table:table-cell>
          <table:table-cell office:value-type="float" office:value="0.3854">
            <text:p>0.3854</text:p>
          </table:table-cell>
          <table:table-cell office:value-type="float" office:value="0.4009">
            <text:p>0.4009</text:p>
          </table:table-cell>
          <table:table-cell office:value-type="float" office:value="0.4151">
            <text:p>0.4151</text:p>
          </table:table-cell>
          <table:table-cell office:value-type="float" office:value="0.2352">
            <text:p>0.2352</text:p>
          </table:table-cell>
          <table:table-cell office:value-type="float" office:value="0.2357">
            <text:p>0.2357</text:p>
          </table:table-cell>
          <table:table-cell office:value-type="float" office:value="0.2363">
            <text:p>0.2363</text:p>
          </table:table-cell>
          <table:table-cell office:value-type="float" office:value="0.2182">
            <text:p>0.2182</text:p>
          </table:table-cell>
          <table:table-cell office:value-type="float" office:value="0.2016">
            <text:p>0.2016</text:p>
          </table:table-cell>
          <table:table-cell office:value-type="float" office:value="0.189404">
            <text:p>0.189404</text:p>
          </table:table-cell>
          <table:table-cell office:value-type="float" office:value="0.1196329">
            <text:p>0.1196329</text:p>
          </table:table-cell>
          <table:table-cell office:value-type="float" office:value="0.1260566">
            <text:p>0.1260566</text:p>
          </table:table-cell>
          <table:table-cell office:value-type="float" office:value="0.1338028">
            <text:p>0.1338028</text:p>
          </table:table-cell>
          <table:table-cell office:value-type="float" office:value="0.1390363">
            <text:p>0.1390363</text:p>
          </table:table-cell>
          <table:table-cell office:value-type="float" office:value="0.1434226">
            <text:p>0.1434226</text:p>
          </table:table-cell>
          <table:table-cell office:value-type="float" office:value="0.1395821">
            <text:p>0.1395821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82">
            <text:p>582</text:p>
          </table:table-cell>
          <table:table-cell office:value-type="float" office:value="615">
            <text:p>615</text:p>
          </table:table-cell>
          <table:table-cell office:value-type="float" office:value="609">
            <text:p>609</text:p>
          </table:table-cell>
          <table:table-cell office:value-type="float" office:value="629">
            <text:p>629</text:p>
          </table:table-cell>
          <table:table-cell office:value-type="float" office:value="665">
            <text:p>665</text:p>
          </table:table-cell>
          <table:table-cell office:value-type="float" office:value="0.4101">
            <text:p>0.4101</text:p>
          </table:table-cell>
          <table:table-cell office:value-type="float" office:value="0.4223">
            <text:p>0.4223</text:p>
          </table:table-cell>
          <table:table-cell office:value-type="float" office:value="0.4179">
            <text:p>0.4179</text:p>
          </table:table-cell>
          <table:table-cell office:value-type="float" office:value="0.4506">
            <text:p>0.4506</text:p>
          </table:table-cell>
          <table:table-cell office:value-type="float" office:value="0.4658">
            <text:p>0.4658</text:p>
          </table:table-cell>
          <table:table-cell office:value-type="float" office:value="0.4685">
            <text:p>0.4685</text:p>
          </table:table-cell>
          <table:table-cell office:value-type="float" office:value="0.3662">
            <text:p>0.3662</text:p>
          </table:table-cell>
          <table:table-cell office:value-type="float" office:value="0.3374">
            <text:p>0.3374</text:p>
          </table:table-cell>
          <table:table-cell office:value-type="float" office:value="0.3107">
            <text:p>0.3107</text:p>
          </table:table-cell>
          <table:table-cell office:value-type="float" office:value="0.2748">
            <text:p>0.2748</text:p>
          </table:table-cell>
          <table:table-cell office:value-type="float" office:value="0.2434">
            <text:p>0.2434</text:p>
          </table:table-cell>
          <table:table-cell office:value-type="float" office:value="0.254109">
            <text:p>0.254109</text:p>
          </table:table-cell>
          <table:table-cell office:value-type="float" office:value="0.0593368">
            <text:p>0.0593368</text:p>
          </table:table-cell>
          <table:table-cell office:value-type="float" office:value="0.0652921">
            <text:p>0.0652921</text:p>
          </table:table-cell>
          <table:table-cell office:value-type="float" office:value="0.100813">
            <text:p>0.100813</text:p>
          </table:table-cell>
          <table:table-cell office:value-type="float" office:value="0.0985222">
            <text:p>0.0985222</text:p>
          </table:table-cell>
          <table:table-cell office:value-type="float" office:value="0.1033386">
            <text:p>0.1033386</text:p>
          </table:table-cell>
          <table:table-cell office:value-type="float" office:value="0.1067669">
            <text:p>0.1067669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4758">
            <text:p>4758</text:p>
          </table:table-cell>
          <table:table-cell office:value-type="float" office:value="4929">
            <text:p>4929</text:p>
          </table:table-cell>
          <table:table-cell office:value-type="float" office:value="5060">
            <text:p>5060</text:p>
          </table:table-cell>
          <table:table-cell office:value-type="float" office:value="5123">
            <text:p>5123</text:p>
          </table:table-cell>
          <table:table-cell office:value-type="float" office:value="5122">
            <text:p>5122</text:p>
          </table:table-cell>
          <table:table-cell office:value-type="float" office:value="0.4567">
            <text:p>0.4567</text:p>
          </table:table-cell>
          <table:table-cell office:value-type="float" office:value="0.469">
            <text:p>0.469</text:p>
          </table:table-cell>
          <table:table-cell office:value-type="float" office:value="0.4828">
            <text:p>0.4828</text:p>
          </table:table-cell>
          <table:table-cell office:value-type="float" office:value="0.5014">
            <text:p>0.5014</text:p>
          </table:table-cell>
          <table:table-cell office:value-type="float" office:value="0.5278">
            <text:p>0.5278</text:p>
          </table:table-cell>
          <table:table-cell office:value-type="float" office:value="0.5444">
            <text:p>0.5444</text:p>
          </table:table-cell>
          <table:table-cell office:value-type="float" office:value="0.2524">
            <text:p>0.2524</text:p>
          </table:table-cell>
          <table:table-cell office:value-type="float" office:value="0.2423">
            <text:p>0.2423</text:p>
          </table:table-cell>
          <table:table-cell office:value-type="float" office:value="0.233">
            <text:p>0.233</text:p>
          </table:table-cell>
          <table:table-cell office:value-type="float" office:value="0.2202">
            <text:p>0.2202</text:p>
          </table:table-cell>
          <table:table-cell office:value-type="float" office:value="0.2085">
            <text:p>0.2085</text:p>
          </table:table-cell>
          <table:table-cell office:value-type="float" office:value="0.186909">
            <text:p>0.186909</text:p>
          </table:table-cell>
          <table:table-cell office:value-type="float" office:value="0.1058721">
            <text:p>0.1058721</text:p>
          </table:table-cell>
          <table:table-cell office:value-type="float" office:value="0.1134931">
            <text:p>0.1134931</text:p>
          </table:table-cell>
          <table:table-cell office:value-type="float" office:value="0.122743">
            <text:p>0.122743</text:p>
          </table:table-cell>
          <table:table-cell office:value-type="float" office:value="0.1339921">
            <text:p>0.1339921</text:p>
          </table:table-cell>
          <table:table-cell office:value-type="float" office:value="0.1440562">
            <text:p>0.1440562</text:p>
          </table:table-cell>
          <table:table-cell office:value-type="float" office:value="0.1491605">
            <text:p>0.1491605</text:p>
          </table:table-cell>
        </table:table-row>
        <table:table-row table:style-name="ro2">
          <table:table-cell office:value-type="float" office:value="4430">
            <text:p>4430</text:p>
          </table:table-cell>
          <table:table-cell office:value-type="float" office:value="4564">
            <text:p>4564</text:p>
          </table:table-cell>
          <table:table-cell office:value-type="float" office:value="4606">
            <text:p>4606</text:p>
          </table:table-cell>
          <table:table-cell office:value-type="float" office:value="4711">
            <text:p>4711</text:p>
          </table:table-cell>
          <table:table-cell office:value-type="float" office:value="4780">
            <text:p>4780</text:p>
          </table:table-cell>
          <table:table-cell office:value-type="float" office:value="4902">
            <text:p>4902</text:p>
          </table:table-cell>
          <table:table-cell office:value-type="float" office:value="0.4569">
            <text:p>0.4569</text:p>
          </table:table-cell>
          <table:table-cell office:value-type="float" office:value="0.4623">
            <text:p>0.4623</text:p>
          </table:table-cell>
          <table:table-cell office:value-type="float" office:value="0.4776">
            <text:p>0.4776</text:p>
          </table:table-cell>
          <table:table-cell office:value-type="float" office:value="0.4858">
            <text:p>0.4858</text:p>
          </table:table-cell>
          <table:table-cell office:value-type="float" office:value="0.4981">
            <text:p>0.4981</text:p>
          </table:table-cell>
          <table:table-cell office:value-type="float" office:value="0.5069">
            <text:p>0.5069</text:p>
          </table:table-cell>
          <table:table-cell office:value-type="float" office:value="0.3041">
            <text:p>0.3041</text:p>
          </table:table-cell>
          <table:table-cell office:value-type="float" office:value="0.2735">
            <text:p>0.2735</text:p>
          </table:table-cell>
          <table:table-cell office:value-type="float" office:value="0.246">
            <text:p>0.246</text:p>
          </table:table-cell>
          <table:table-cell office:value-type="float" office:value="0.2236">
            <text:p>0.2236</text:p>
          </table:table-cell>
          <table:table-cell office:value-type="float" office:value="0.2031">
            <text:p>0.2031</text:p>
          </table:table-cell>
          <table:table-cell office:value-type="float" office:value="0.192868">
            <text:p>0.192868</text:p>
          </table:table-cell>
          <table:table-cell office:value-type="float" office:value="0.072009">
            <text:p>0.072009</text:p>
          </table:table-cell>
          <table:table-cell office:value-type="float" office:value="0.0788782">
            <text:p>0.0788782</text:p>
          </table:table-cell>
          <table:table-cell office:value-type="float" office:value="0.0916196">
            <text:p>0.0916196</text:p>
          </table:table-cell>
          <table:table-cell office:value-type="float" office:value="0.1061346">
            <text:p>0.1061346</text:p>
          </table:table-cell>
          <table:table-cell office:value-type="float" office:value="0.1196653">
            <text:p>0.1196653</text:p>
          </table:table-cell>
          <table:table-cell office:value-type="float" office:value="0.124847">
            <text:p>0.124847</text:p>
          </table:table-cell>
        </table:table-row>
        <table:table-row table:style-name="ro2">
          <table:table-cell office:value-type="float" office:value="45684">
            <text:p>45684</text:p>
          </table:table-cell>
          <table:table-cell office:value-type="float" office:value="48758">
            <text:p>48758</text:p>
          </table:table-cell>
          <table:table-cell office:value-type="float" office:value="50772">
            <text:p>50772</text:p>
          </table:table-cell>
          <table:table-cell office:value-type="float" office:value="52699">
            <text:p>52699</text:p>
          </table:table-cell>
          <table:table-cell office:value-type="float" office:value="53880">
            <text:p>53880</text:p>
          </table:table-cell>
          <table:table-cell office:value-type="float" office:value="55170">
            <text:p>55170</text:p>
          </table:table-cell>
          <table:table-cell office:value-type="float" office:value="0.4321">
            <text:p>0.4321</text:p>
          </table:table-cell>
          <table:table-cell office:value-type="float" office:value="0.4233">
            <text:p>0.4233</text:p>
          </table:table-cell>
          <table:table-cell office:value-type="float" office:value="0.425">
            <text:p>0.425</text:p>
          </table:table-cell>
          <table:table-cell office:value-type="float" office:value="0.4278">
            <text:p>0.4278</text:p>
          </table:table-cell>
          <table:table-cell office:value-type="float" office:value="0.4386">
            <text:p>0.4386</text:p>
          </table:table-cell>
          <table:table-cell office:value-type="float" office:value="0.4466">
            <text:p>0.4466</text:p>
          </table:table-cell>
          <table:table-cell office:value-type="float" office:value="0.2638">
            <text:p>0.2638</text:p>
          </table:table-cell>
          <table:table-cell office:value-type="float" office:value="0.2558">
            <text:p>0.2558</text:p>
          </table:table-cell>
          <table:table-cell office:value-type="float" office:value="0.2483">
            <text:p>0.2483</text:p>
          </table:table-cell>
          <table:table-cell office:value-type="float" office:value="0.2351">
            <text:p>0.2351</text:p>
          </table:table-cell>
          <table:table-cell office:value-type="float" office:value="0.2229">
            <text:p>0.2229</text:p>
          </table:table-cell>
          <table:table-cell office:value-type="float" office:value="0.213428">
            <text:p>0.213428</text:p>
          </table:table-cell>
          <table:table-cell office:value-type="float" office:value="0.1163865">
            <text:p>0.1163865</text:p>
          </table:table-cell>
          <table:table-cell office:value-type="float" office:value="0.1210878">
            <text:p>0.1210878</text:p>
          </table:table-cell>
          <table:table-cell office:value-type="float" office:value="0.1287127">
            <text:p>0.1287127</text:p>
          </table:table-cell>
          <table:table-cell office:value-type="float" office:value="0.1347464">
            <text:p>0.1347464</text:p>
          </table:table-cell>
          <table:table-cell office:value-type="float" office:value="0.1396622">
            <text:p>0.1396622</text:p>
          </table:table-cell>
          <table:table-cell office:value-type="float" office:value="0.1295088">
            <text:p>0.1295088</text:p>
          </table:table-cell>
        </table:table-row>
        <table:table-row table:style-name="ro2">
          <table:table-cell office:value-type="float" office:value="55433">
            <text:p>55433</text:p>
          </table:table-cell>
          <table:table-cell office:value-type="float" office:value="59012">
            <text:p>59012</text:p>
          </table:table-cell>
          <table:table-cell office:value-type="float" office:value="60651">
            <text:p>60651</text:p>
          </table:table-cell>
          <table:table-cell office:value-type="float" office:value="61829">
            <text:p>61829</text:p>
          </table:table-cell>
          <table:table-cell office:value-type="float" office:value="61566">
            <text:p>61566</text:p>
          </table:table-cell>
          <table:table-cell office:value-type="float" office:value="61024">
            <text:p>61024</text:p>
          </table:table-cell>
          <table:table-cell office:value-type="float" office:value="0.4722">
            <text:p>0.4722</text:p>
          </table:table-cell>
          <table:table-cell office:value-type="float" office:value="0.4528">
            <text:p>0.4528</text:p>
          </table:table-cell>
          <table:table-cell office:value-type="float" office:value="0.4436">
            <text:p>0.4436</text:p>
          </table:table-cell>
          <table:table-cell office:value-type="float" office:value="0.4466">
            <text:p>0.4466</text:p>
          </table:table-cell>
          <table:table-cell office:value-type="float" office:value="0.4602">
            <text:p>0.4602</text:p>
          </table:table-cell>
          <table:table-cell office:value-type="float" office:value="0.4817">
            <text:p>0.4817</text:p>
          </table:table-cell>
          <table:table-cell office:value-type="float" office:value="0.2133">
            <text:p>0.2133</text:p>
          </table:table-cell>
          <table:table-cell office:value-type="float" office:value="0.2223">
            <text:p>0.2223</text:p>
          </table:table-cell>
          <table:table-cell office:value-type="float" office:value="0.2317">
            <text:p>0.2317</text:p>
          </table:table-cell>
          <table:table-cell office:value-type="float" office:value="0.2034">
            <text:p>0.2034</text:p>
          </table:table-cell>
          <table:table-cell office:value-type="float" office:value="0.1818">
            <text:p>0.1818</text:p>
          </table:table-cell>
          <table:table-cell office:value-type="float" office:value="0.153627">
            <text:p>0.153627</text:p>
          </table:table-cell>
          <table:table-cell office:value-type="float" office:value="0.1084553">
            <text:p>0.1084553</text:p>
          </table:table-cell>
          <table:table-cell office:value-type="float" office:value="0.1192639">
            <text:p>0.1192639</text:p>
          </table:table-cell>
          <table:table-cell office:value-type="float" office:value="0.1317538">
            <text:p>0.1317538</text:p>
          </table:table-cell>
          <table:table-cell office:value-type="float" office:value="0.1445438">
            <text:p>0.1445438</text:p>
          </table:table-cell>
          <table:table-cell office:value-type="float" office:value="0.1551343">
            <text:p>0.1551343</text:p>
          </table:table-cell>
          <table:table-cell office:value-type="float" office:value="0.1483351">
            <text:p>0.1483351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8551">
            <text:p>8551</text:p>
          </table:table-cell>
          <table:table-cell office:value-type="float" office:value="8793">
            <text:p>8793</text:p>
          </table:table-cell>
          <table:table-cell office:value-type="float" office:value="9047">
            <text:p>9047</text:p>
          </table:table-cell>
          <table:table-cell office:value-type="float" office:value="9643">
            <text:p>9643</text:p>
          </table:table-cell>
          <table:table-cell office:value-type="float" office:value="9934">
            <text:p>9934</text:p>
          </table:table-cell>
          <table:table-cell office:value-type="float" office:value="0.4065">
            <text:p>0.4065</text:p>
          </table:table-cell>
          <table:table-cell office:value-type="float" office:value="0.3975">
            <text:p>0.3975</text:p>
          </table:table-cell>
          <table:table-cell office:value-type="float" office:value="0.388">
            <text:p>0.388</text:p>
          </table:table-cell>
          <table:table-cell office:value-type="float" office:value="0.391">
            <text:p>0.391</text:p>
          </table:table-cell>
          <table:table-cell office:value-type="float" office:value="0.3804">
            <text:p>0.3804</text:p>
          </table:table-cell>
          <table:table-cell office:value-type="float" office:value="0.3811">
            <text:p>0.3811</text:p>
          </table:table-cell>
          <table:table-cell office:value-type="float" office:value="0.2646">
            <text:p>0.2646</text:p>
          </table:table-cell>
          <table:table-cell office:value-type="float" office:value="0.2565">
            <text:p>0.2565</text:p>
          </table:table-cell>
          <table:table-cell office:value-type="float" office:value="0.2486">
            <text:p>0.2486</text:p>
          </table:table-cell>
          <table:table-cell office:value-type="float" office:value="0.2382">
            <text:p>0.2382</text:p>
          </table:table-cell>
          <table:table-cell office:value-type="float" office:value="0.228">
            <text:p>0.228</text:p>
          </table:table-cell>
          <table:table-cell office:value-type="float" office:value="0.215558">
            <text:p>0.215558</text:p>
          </table:table-cell>
          <table:table-cell office:value-type="float" office:value="0.0825027">
            <text:p>0.0825027</text:p>
          </table:table-cell>
          <table:table-cell office:value-type="float" office:value="0.0885277">
            <text:p>0.0885277</text:p>
          </table:table-cell>
          <table:table-cell office:value-type="float" office:value="0.1114523">
            <text:p>0.1114523</text:p>
          </table:table-cell>
          <table:table-cell office:value-type="float" office:value="0.122361">
            <text:p>0.122361</text:p>
          </table:table-cell>
          <table:table-cell office:value-type="float" office:value="0.1313906">
            <text:p>0.1313906</text:p>
          </table:table-cell>
          <table:table-cell office:value-type="float" office:value="0.1329776">
            <text:p>0.1329776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2" office:value-type="string">
            <text:p><text:s text:c="5"/>NA</text:p>
          </table:table-cell>
          <table:table-cell office:value-type="float" office:value="0.5316">
            <text:p>0.5316</text:p>
          </table:table-cell>
          <table:table-cell office:value-type="float" office:value="0.5085">
            <text:p>0.5085</text:p>
          </table:table-cell>
          <table:table-cell office:value-type="float" office:value="0.4873">
            <text:p>0.4873</text:p>
          </table:table-cell>
          <table:table-cell office:value-type="float" office:value="0.4894">
            <text:p>0.4894</text:p>
          </table:table-cell>
          <table:table-cell office:value-type="string">
            <text:p><text:s text:c="4"/>NA</text:p>
          </table:table-cell>
          <table:table-cell office:value-type="string">
            <text:p><text:s text:c="5"/>NA</text:p>
          </table:table-cell>
          <table:table-cell office:value-type="float" office:value="0.2081">
            <text:p>0.2081</text:p>
          </table:table-cell>
          <table:table-cell office:value-type="float" office:value="0.2133">
            <text:p>0.2133</text:p>
          </table:table-cell>
          <table:table-cell office:value-type="float" office:value="0.2192">
            <text:p>0.2192</text:p>
          </table:table-cell>
          <table:table-cell office:value-type="float" office:value="0.216011">
            <text:p>0.216011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204">
            <text:p>204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41">
            <text:p>241</text:p>
          </table:table-cell>
          <table:table-cell office:value-type="float" office:value="0.3921">
            <text:p>0.3921</text:p>
          </table:table-cell>
          <table:table-cell office:value-type="float" office:value="0.4017">
            <text:p>0.4017</text:p>
          </table:table-cell>
          <table:table-cell office:value-type="float" office:value="0.4314">
            <text:p>0.4314</text:p>
          </table:table-cell>
          <table:table-cell office:value-type="float" office:value="0.4654">
            <text:p>0.4654</text:p>
          </table:table-cell>
          <table:table-cell office:value-type="float" office:value="0.5132">
            <text:p>0.5132</text:p>
          </table:table-cell>
          <table:table-cell office:value-type="float" office:value="0.527">
            <text:p>0.527</text:p>
          </table:table-cell>
          <table:table-cell office:value-type="float" office:value="0.3466">
            <text:p>0.3466</text:p>
          </table:table-cell>
          <table:table-cell office:value-type="float" office:value="0.3343">
            <text:p>0.3343</text:p>
          </table:table-cell>
          <table:table-cell office:value-type="float" office:value="0.3235">
            <text:p>0.3235</text:p>
          </table:table-cell>
          <table:table-cell office:value-type="float" office:value="0.299">
            <text:p>0.299</text:p>
          </table:table-cell>
          <table:table-cell office:value-type="float" office:value="0.2763">
            <text:p>0.2763</text:p>
          </table:table-cell>
          <table:table-cell office:value-type="float" office:value="0.267453">
            <text:p>0.267453</text:p>
          </table:table-cell>
          <table:table-cell office:value-type="float" office:value="0.0795455">
            <text:p>0.0795455</text:p>
          </table:table-cell>
          <table:table-cell office:value-type="float" office:value="0.0833333">
            <text:p>0.0833333</text:p>
          </table:table-cell>
          <table:table-cell office:value-type="float" office:value="0.0882353">
            <text:p>0.0882353</text:p>
          </table:table-cell>
          <table:table-cell office:value-type="float" office:value="0.0917431">
            <text:p>0.0917431</text:p>
          </table:table-cell>
          <table:table-cell office:value-type="float" office:value="0.1008772">
            <text:p>0.1008772</text:p>
          </table:table-cell>
          <table:table-cell office:value-type="float" office:value="0.0995851">
            <text:p>0.0995851</text:p>
          </table:table-cell>
        </table:table-row>
        <table:table-row table:style-name="ro2">
          <table:table-cell office:value-type="float" office:value="2834">
            <text:p>2834</text:p>
          </table:table-cell>
          <table:table-cell office:value-type="float" office:value="2876">
            <text:p>2876</text:p>
          </table:table-cell>
          <table:table-cell office:value-type="float" office:value="2954">
            <text:p>2954</text:p>
          </table:table-cell>
          <table:table-cell office:value-type="float" office:value="3177">
            <text:p>3177</text:p>
          </table:table-cell>
          <table:table-cell office:value-type="float" office:value="3401">
            <text:p>3401</text:p>
          </table:table-cell>
          <table:table-cell office:value-type="float" office:value="3552">
            <text:p>3552</text:p>
          </table:table-cell>
          <table:table-cell office:value-type="float" office:value="0.3948">
            <text:p>0.3948</text:p>
          </table:table-cell>
          <table:table-cell office:value-type="float" office:value="0.3898">
            <text:p>0.3898</text:p>
          </table:table-cell>
          <table:table-cell office:value-type="float" office:value="0.381">
            <text:p>0.381</text:p>
          </table:table-cell>
          <table:table-cell office:value-type="float" office:value="0.3744">
            <text:p>0.3744</text:p>
          </table:table-cell>
          <table:table-cell office:value-type="float" office:value="0.3702">
            <text:p>0.3702</text:p>
          </table:table-cell>
          <table:table-cell office:value-type="float" office:value="0.3882">
            <text:p>0.3882</text:p>
          </table:table-cell>
          <table:table-cell office:value-type="float" office:value="0.3111">
            <text:p>0.3111</text:p>
          </table:table-cell>
          <table:table-cell office:value-type="float" office:value="0.3113">
            <text:p>0.3113</text:p>
          </table:table-cell>
          <table:table-cell office:value-type="float" office:value="0.3114">
            <text:p>0.3114</text:p>
          </table:table-cell>
          <table:table-cell office:value-type="float" office:value="0.3088">
            <text:p>0.3088</text:p>
          </table:table-cell>
          <table:table-cell office:value-type="float" office:value="0.306">
            <text:p>0.306</text:p>
          </table:table-cell>
          <table:table-cell office:value-type="float" office:value="0.295845">
            <text:p>0.295845</text:p>
          </table:table-cell>
          <table:table-cell office:value-type="float" office:value="0.111856">
            <text:p>0.111856</text:p>
          </table:table-cell>
          <table:table-cell office:value-type="float" office:value="0.1119611">
            <text:p>0.1119611</text:p>
          </table:table-cell>
          <table:table-cell office:value-type="float" office:value="0.1120515">
            <text:p>0.1120515</text:p>
          </table:table-cell>
          <table:table-cell office:value-type="float" office:value="0.1101668">
            <text:p>0.1101668</text:p>
          </table:table-cell>
          <table:table-cell office:value-type="float" office:value="0.1073214">
            <text:p>0.1073214</text:p>
          </table:table-cell>
          <table:table-cell office:value-type="float" office:value="0.1055743">
            <text:p>0.1055743</text:p>
          </table:table-cell>
        </table:table-row>
        <table:table-row table:style-name="ro2">
          <table:table-cell office:value-type="float" office:value="50200">
            <text:p>50200</text:p>
          </table:table-cell>
          <table:table-cell office:value-type="float" office:value="52112">
            <text:p>52112</text:p>
          </table:table-cell>
          <table:table-cell office:value-type="float" office:value="53822">
            <text:p>53822</text:p>
          </table:table-cell>
          <table:table-cell office:value-type="float" office:value="55441">
            <text:p>55441</text:p>
          </table:table-cell>
          <table:table-cell office:value-type="float" office:value="56434">
            <text:p>56434</text:p>
          </table:table-cell>
          <table:table-cell office:value-type="float" office:value="57141">
            <text:p>57141</text:p>
          </table:table-cell>
          <table:table-cell office:value-type="float" office:value="0.4128">
            <text:p>0.4128</text:p>
          </table:table-cell>
          <table:table-cell office:value-type="float" office:value="0.4008">
            <text:p>0.4008</text:p>
          </table:table-cell>
          <table:table-cell office:value-type="float" office:value="0.3905">
            <text:p>0.3905</text:p>
          </table:table-cell>
          <table:table-cell office:value-type="float" office:value="0.3867">
            <text:p>0.3867</text:p>
          </table:table-cell>
          <table:table-cell office:value-type="float" office:value="0.3888">
            <text:p>0.3888</text:p>
          </table:table-cell>
          <table:table-cell office:value-type="float" office:value="0.3984">
            <text:p>0.3984</text:p>
          </table:table-cell>
          <table:table-cell office:value-type="float" office:value="0.2493">
            <text:p>0.2493</text:p>
          </table:table-cell>
          <table:table-cell office:value-type="float" office:value="0.2465">
            <text:p>0.2465</text:p>
          </table:table-cell>
          <table:table-cell office:value-type="float" office:value="0.2436">
            <text:p>0.2436</text:p>
          </table:table-cell>
          <table:table-cell office:value-type="float" office:value="0.2311">
            <text:p>0.2311</text:p>
          </table:table-cell>
          <table:table-cell office:value-type="float" office:value="0.22">
            <text:p>0.22</text:p>
          </table:table-cell>
          <table:table-cell office:value-type="float" office:value="0.194011">
            <text:p>0.194011</text:p>
          </table:table-cell>
          <table:table-cell office:value-type="float" office:value="0.0931076">
            <text:p>0.0931076</text:p>
          </table:table-cell>
          <table:table-cell office:value-type="float" office:value="0.0996891">
            <text:p>0.0996891</text:p>
          </table:table-cell>
          <table:table-cell office:value-type="float" office:value="0.1089332">
            <text:p>0.1089332</text:p>
          </table:table-cell>
          <table:table-cell office:value-type="float" office:value="0.1204524">
            <text:p>0.1204524</text:p>
          </table:table-cell>
          <table:table-cell office:value-type="float" office:value="0.131481">
            <text:p>0.131481</text:p>
          </table:table-cell>
          <table:table-cell office:value-type="float" office:value="0.1273866">
            <text:p>0.1273866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332">
            <text:p>332</text:p>
          </table:table-cell>
          <table:table-cell office:value-type="float" office:value="339">
            <text:p>339</text:p>
          </table:table-cell>
          <table:table-cell office:value-type="float" office:value="362">
            <text:p>362</text:p>
          </table:table-cell>
          <table:table-cell office:value-type="float" office:value="364">
            <text:p>364</text:p>
          </table:table-cell>
          <table:table-cell office:value-type="float" office:value="367">
            <text:p>367</text:p>
          </table:table-cell>
          <table:table-cell office:value-type="float" office:value="0.419">
            <text:p>0.419</text:p>
          </table:table-cell>
          <table:table-cell office:value-type="float" office:value="0.3949">
            <text:p>0.3949</text:p>
          </table:table-cell>
          <table:table-cell office:value-type="float" office:value="0.3853">
            <text:p>0.3853</text:p>
          </table:table-cell>
          <table:table-cell office:value-type="float" office:value="0.3909">
            <text:p>0.3909</text:p>
          </table:table-cell>
          <table:table-cell office:value-type="float" office:value="0.4164">
            <text:p>0.4164</text:p>
          </table:table-cell>
          <table:table-cell office:value-type="float" office:value="0.4235">
            <text:p>0.4235</text:p>
          </table:table-cell>
          <table:table-cell office:value-type="float" office:value="0.2133">
            <text:p>0.2133</text:p>
          </table:table-cell>
          <table:table-cell office:value-type="float" office:value="0.2156">
            <text:p>0.2156</text:p>
          </table:table-cell>
          <table:table-cell office:value-type="float" office:value="0.2182">
            <text:p>0.2182</text:p>
          </table:table-cell>
          <table:table-cell office:value-type="float" office:value="0.2046">
            <text:p>0.2046</text:p>
          </table:table-cell>
          <table:table-cell office:value-type="float" office:value="0.1922">
            <text:p>0.1922</text:p>
          </table:table-cell>
          <table:table-cell office:value-type="float" office:value="0.176302">
            <text:p>0.176302</text:p>
          </table:table-cell>
          <table:table-cell office:value-type="float" office:value="0.1082803">
            <text:p>0.1082803</text:p>
          </table:table-cell>
          <table:table-cell office:value-type="float" office:value="0.1174699">
            <text:p>0.1174699</text:p>
          </table:table-cell>
          <table:table-cell office:value-type="float" office:value="0.1268437">
            <text:p>0.1268437</text:p>
          </table:table-cell>
          <table:table-cell office:value-type="float" office:value="0.1298342">
            <text:p>0.1298342</text:p>
          </table:table-cell>
          <table:table-cell office:value-type="float" office:value="0.1346154">
            <text:p>0.1346154</text:p>
          </table:table-cell>
          <table:table-cell office:value-type="float" office:value="0.1307902">
            <text:p>0.1307902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320">
            <text:p>320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64">
            <text:p>364</text:p>
          </table:table-cell>
          <table:table-cell office:value-type="float" office:value="344">
            <text:p>344</text:p>
          </table:table-cell>
          <table:table-cell office:value-type="float" office:value="0.2888">
            <text:p>0.2888</text:p>
          </table:table-cell>
          <table:table-cell office:value-type="float" office:value="0.3176">
            <text:p>0.3176</text:p>
          </table:table-cell>
          <table:table-cell office:value-type="float" office:value="0.3313">
            <text:p>0.3313</text:p>
          </table:table-cell>
          <table:table-cell office:value-type="float" office:value="0.364">
            <text:p>0.364</text:p>
          </table:table-cell>
          <table:table-cell office:value-type="float" office:value="0.3626">
            <text:p>0.3626</text:p>
          </table:table-cell>
          <table:table-cell office:value-type="float" office:value="0.4029">
            <text:p>0.4029</text:p>
          </table:table-cell>
          <table:table-cell office:value-type="float" office:value="0.3681">
            <text:p>0.3681</text:p>
          </table:table-cell>
          <table:table-cell office:value-type="float" office:value="0.3186">
            <text:p>0.3186</text:p>
          </table:table-cell>
          <table:table-cell office:value-type="float" office:value="0.2762">
            <text:p>0.2762</text:p>
          </table:table-cell>
          <table:table-cell office:value-type="float" office:value="0.2513">
            <text:p>0.2513</text:p>
          </table:table-cell>
          <table:table-cell office:value-type="float" office:value="0.2303">
            <text:p>0.2303</text:p>
          </table:table-cell>
          <table:table-cell office:value-type="float" office:value="0.237506">
            <text:p>0.237506</text:p>
          </table:table-cell>
          <table:table-cell office:value-type="float" office:value="0.0729483">
            <text:p>0.0729483</text:p>
          </table:table-cell>
          <table:table-cell office:value-type="float" office:value="0.078125">
            <text:p>0.078125</text:p>
          </table:table-cell>
          <table:table-cell office:value-type="float" office:value="0.0889571">
            <text:p>0.0889571</text:p>
          </table:table-cell>
          <table:table-cell office:value-type="float" office:value="0.0945122">
            <text:p>0.0945122</text:p>
          </table:table-cell>
          <table:table-cell office:value-type="float" office:value="0.0989011">
            <text:p>0.0989011</text:p>
          </table:table-cell>
          <table:table-cell office:value-type="float" office:value="0.0988372">
            <text:p>0.0988372</text:p>
          </table:table-cell>
        </table:table-row>
        <table:table-row table:style-name="ro2">
          <table:table-cell office:value-type="float" office:value="11480">
            <text:p>11480</text:p>
          </table:table-cell>
          <table:table-cell office:value-type="float" office:value="12292">
            <text:p>12292</text:p>
          </table:table-cell>
          <table:table-cell office:value-type="float" office:value="13032">
            <text:p>13032</text:p>
          </table:table-cell>
          <table:table-cell office:value-type="float" office:value="13653">
            <text:p>13653</text:p>
          </table:table-cell>
          <table:table-cell office:value-type="float" office:value="14144">
            <text:p>14144</text:p>
          </table:table-cell>
          <table:table-cell office:value-type="float" office:value="14484">
            <text:p>14484</text:p>
          </table:table-cell>
          <table:table-cell office:value-type="float" office:value="0.3548">
            <text:p>0.3548</text:p>
          </table:table-cell>
          <table:table-cell office:value-type="float" office:value="0.3567">
            <text:p>0.3567</text:p>
          </table:table-cell>
          <table:table-cell office:value-type="float" office:value="0.3618">
            <text:p>0.3618</text:p>
          </table:table-cell>
          <table:table-cell office:value-type="float" office:value="0.3714">
            <text:p>0.3714</text:p>
          </table:table-cell>
          <table:table-cell office:value-type="float" office:value="0.3859">
            <text:p>0.3859</text:p>
          </table:table-cell>
          <table:table-cell office:value-type="float" office:value="0.4045">
            <text:p>0.4045</text:p>
          </table:table-cell>
          <table:table-cell office:value-type="float" office:value="0.3">
            <text:p>0.3</text:p>
          </table:table-cell>
          <table:table-cell office:value-type="float" office:value="0.286">
            <text:p>0.286</text:p>
          </table:table-cell>
          <table:table-cell office:value-type="float" office:value="0.2729">
            <text:p>0.2729</text:p>
          </table:table-cell>
          <table:table-cell office:value-type="float" office:value="0.2463">
            <text:p>0.2463</text:p>
          </table:table-cell>
          <table:table-cell office:value-type="float" office:value="0.2233">
            <text:p>0.2233</text:p>
          </table:table-cell>
          <table:table-cell office:value-type="float" office:value="0.196108">
            <text:p>0.196108</text:p>
          </table:table-cell>
          <table:table-cell office:value-type="float" office:value="0.0900697">
            <text:p>0.0900697</text:p>
          </table:table-cell>
          <table:table-cell office:value-type="float" office:value="0.0955906">
            <text:p>0.0955906</text:p>
          </table:table-cell>
          <table:table-cell office:value-type="float" office:value="0.1015961">
            <text:p>0.1015961</text:p>
          </table:table-cell>
          <table:table-cell office:value-type="float" office:value="0.1078884">
            <text:p>0.1078884</text:p>
          </table:table-cell>
          <table:table-cell office:value-type="float" office:value="0.1151018">
            <text:p>0.1151018</text:p>
          </table:table-cell>
          <table:table-cell office:value-type="float" office:value="0.1207539">
            <text:p>0.1207539</text:p>
          </table:table-cell>
        </table:table-row>
        <table:table-row table:style-name="ro2">
          <table:table-cell office:value-type="float" office:value="3581">
            <text:p>3581</text:p>
          </table:table-cell>
          <table:table-cell office:value-type="float" office:value="3723">
            <text:p>3723</text:p>
          </table:table-cell>
          <table:table-cell office:value-type="float" office:value="3877">
            <text:p>3877</text:p>
          </table:table-cell>
          <table:table-cell office:value-type="float" office:value="4007">
            <text:p>4007</text:p>
          </table:table-cell>
          <table:table-cell office:value-type="float" office:value="4086">
            <text:p>4086</text:p>
          </table:table-cell>
          <table:table-cell office:value-type="float" office:value="4153">
            <text:p>4153</text:p>
          </table:table-cell>
          <table:table-cell office:value-type="float" office:value="0.3926">
            <text:p>0.3926</text:p>
          </table:table-cell>
          <table:table-cell office:value-type="float" office:value="0.4036">
            <text:p>0.4036</text:p>
          </table:table-cell>
          <table:table-cell office:value-type="float" office:value="0.4142">
            <text:p>0.4142</text:p>
          </table:table-cell>
          <table:table-cell office:value-type="float" office:value="0.443">
            <text:p>0.443</text:p>
          </table:table-cell>
          <table:table-cell office:value-type="float" office:value="0.4796">
            <text:p>0.4796</text:p>
          </table:table-cell>
          <table:table-cell office:value-type="float" office:value="0.491">
            <text:p>0.491</text:p>
          </table:table-cell>
          <table:table-cell office:value-type="float" office:value="0.2588">
            <text:p>0.2588</text:p>
          </table:table-cell>
          <table:table-cell office:value-type="float" office:value="0.2517">
            <text:p>0.2517</text:p>
          </table:table-cell>
          <table:table-cell office:value-type="float" office:value="0.2447">
            <text:p>0.2447</text:p>
          </table:table-cell>
          <table:table-cell office:value-type="float" office:value="0.2327">
            <text:p>0.2327</text:p>
          </table:table-cell>
          <table:table-cell office:value-type="float" office:value="0.2218">
            <text:p>0.2218</text:p>
          </table:table-cell>
          <table:table-cell office:value-type="float" office:value="0.201386">
            <text:p>0.201386</text:p>
          </table:table-cell>
          <table:table-cell office:value-type="float" office:value="0.1111421">
            <text:p>0.1111421</text:p>
          </table:table-cell>
          <table:table-cell office:value-type="float" office:value="0.1195273">
            <text:p>0.1195273</text:p>
          </table:table-cell>
          <table:table-cell office:value-type="float" office:value="0.1289657">
            <text:p>0.1289657</text:p>
          </table:table-cell>
          <table:table-cell office:value-type="float" office:value="0.1367607">
            <text:p>0.1367607</text:p>
          </table:table-cell>
          <table:table-cell office:value-type="float" office:value="0.1475771">
            <text:p>0.1475771</text:p>
          </table:table-cell>
          <table:table-cell office:value-type="float" office:value="0.1550686">
            <text:p>0.1550686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4" office:value-type="string">
            <text:p><text:s text:c="5"/>NA</text:p>
          </table:table-cell>
          <table:table-cell office:value-type="float" office:value="0.5206">
            <text:p>0.5206</text:p>
          </table:table-cell>
          <table:table-cell office:value-type="float" office:value="0.5166">
            <text:p>0.5166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office:value-type="float" office:value="0.2426">
            <text:p>0.2426</text:p>
          </table:table-cell>
          <table:table-cell office:value-type="float" office:value="0.252689">
            <text:p>0.252689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2">
          <table:table-cell office:value-type="float" office:value="8826">
            <text:p>8826</text:p>
          </table:table-cell>
          <table:table-cell office:value-type="float" office:value="9129">
            <text:p>9129</text:p>
          </table:table-cell>
          <table:table-cell office:value-type="float" office:value="9044">
            <text:p>9044</text:p>
          </table:table-cell>
          <table:table-cell office:value-type="float" office:value="9093">
            <text:p>9093</text:p>
          </table:table-cell>
          <table:table-cell office:value-type="float" office:value="9766">
            <text:p>9766</text:p>
          </table:table-cell>
          <table:table-cell office:value-type="float" office:value="10157">
            <text:p>10157</text:p>
          </table:table-cell>
          <table:table-cell office:value-type="float" office:value="0.3801">
            <text:p>0.3801</text:p>
          </table:table-cell>
          <table:table-cell office:value-type="float" office:value="0.3716">
            <text:p>0.3716</text:p>
          </table:table-cell>
          <table:table-cell office:value-type="float" office:value="0.3745">
            <text:p>0.3745</text:p>
          </table:table-cell>
          <table:table-cell office:value-type="float" office:value="0.407">
            <text:p>0.407</text:p>
          </table:table-cell>
          <table:table-cell office:value-type="float" office:value="0.4386">
            <text:p>0.4386</text:p>
          </table:table-cell>
          <table:table-cell office:value-type="float" office:value="0.4492">
            <text:p>0.4492</text:p>
          </table:table-cell>
          <table:table-cell office:value-type="float" office:value="0.2914">
            <text:p>0.2914</text:p>
          </table:table-cell>
          <table:table-cell office:value-type="float" office:value="0.2881">
            <text:p>0.2881</text:p>
          </table:table-cell>
          <table:table-cell office:value-type="float" office:value="0.284">
            <text:p>0.284</text:p>
          </table:table-cell>
          <table:table-cell office:value-type="float" office:value="0.2712">
            <text:p>0.2712</text:p>
          </table:table-cell>
          <table:table-cell office:value-type="float" office:value="0.2592">
            <text:p>0.2592</text:p>
          </table:table-cell>
          <table:table-cell office:value-type="float" office:value="0.245987">
            <text:p>0.245987</text:p>
          </table:table-cell>
          <table:table-cell office:value-type="float" office:value="0.0798776">
            <text:p>0.0798776</text:p>
          </table:table-cell>
          <table:table-cell office:value-type="float" office:value="0.0825939">
            <text:p>0.0825939</text:p>
          </table:table-cell>
          <table:table-cell office:value-type="float" office:value="0.0919947">
            <text:p>0.0919947</text:p>
          </table:table-cell>
          <table:table-cell office:value-type="float" office:value="0.0987573">
            <text:p>0.0987573</text:p>
          </table:table-cell>
          <table:table-cell office:value-type="float" office:value="0.1045464">
            <text:p>0.1045464</text:p>
          </table:table-cell>
          <table:table-cell office:value-type="float" office:value="0.1198188">
            <text:p>0.1198188</text:p>
          </table:table-cell>
        </table:table-row>
        <table:table-row table:style-name="ro2">
          <table:table-cell office:value-type="float" office:value="30455">
            <text:p>30455</text:p>
          </table:table-cell>
          <table:table-cell office:value-type="float" office:value="32056">
            <text:p>32056</text:p>
          </table:table-cell>
          <table:table-cell office:value-type="float" office:value="33779">
            <text:p>33779</text:p>
          </table:table-cell>
          <table:table-cell office:value-type="float" office:value="35596">
            <text:p>35596</text:p>
          </table:table-cell>
          <table:table-cell office:value-type="float" office:value="37542">
            <text:p>37542</text:p>
          </table:table-cell>
          <table:table-cell office:value-type="float" office:value="38602">
            <text:p>38602</text:p>
          </table:table-cell>
          <table:table-cell office:value-type="float" office:value="0.3797">
            <text:p>0.3797</text:p>
          </table:table-cell>
          <table:table-cell office:value-type="float" office:value="0.3668">
            <text:p>0.3668</text:p>
          </table:table-cell>
          <table:table-cell office:value-type="float" office:value="0.3539">
            <text:p>0.3539</text:p>
          </table:table-cell>
          <table:table-cell office:value-type="float" office:value="0.3496">
            <text:p>0.3496</text:p>
          </table:table-cell>
          <table:table-cell office:value-type="float" office:value="0.3449">
            <text:p>0.3449</text:p>
          </table:table-cell>
          <table:table-cell office:value-type="float" office:value="0.3563">
            <text:p>0.3563</text:p>
          </table:table-cell>
          <table:table-cell office:value-type="float" office:value="0.2741">
            <text:p>0.2741</text:p>
          </table:table-cell>
          <table:table-cell office:value-type="float" office:value="0.2767">
            <text:p>0.2767</text:p>
          </table:table-cell>
          <table:table-cell office:value-type="float" office:value="0.2795">
            <text:p>0.2795</text:p>
          </table:table-cell>
          <table:table-cell office:value-type="float" office:value="0.2724">
            <text:p>0.2724</text:p>
          </table:table-cell>
          <table:table-cell office:value-type="float" office:value="0.2657">
            <text:p>0.2657</text:p>
          </table:table-cell>
          <table:table-cell office:value-type="float" office:value="0.24307">
            <text:p>0.24307</text:p>
          </table:table-cell>
          <table:table-cell office:value-type="float" office:value="0.0820555">
            <text:p>0.0820555</text:p>
          </table:table-cell>
          <table:table-cell office:value-type="float" office:value="0.0856314">
            <text:p>0.0856314</text:p>
          </table:table-cell>
          <table:table-cell office:value-type="float" office:value="0.0978419">
            <text:p>0.0978419</text:p>
          </table:table-cell>
          <table:table-cell office:value-type="float" office:value="0.1003203">
            <text:p>0.1003203</text:p>
          </table:table-cell>
          <table:table-cell office:value-type="float" office:value="0.1068137">
            <text:p>0.1068137</text:p>
          </table:table-cell>
          <table:table-cell office:value-type="float" office:value="0.1214704">
            <text:p>0.1214704</text:p>
          </table:table-cell>
        </table:table-row>
        <table:table-row table:style-name="ro2">
          <table:table-cell office:value-type="float" office:value="7480">
            <text:p>7480</text:p>
          </table:table-cell>
          <table:table-cell office:value-type="float" office:value="7734">
            <text:p>7734</text:p>
          </table:table-cell>
          <table:table-cell office:value-type="float" office:value="8043">
            <text:p>8043</text:p>
          </table:table-cell>
          <table:table-cell office:value-type="float" office:value="8193">
            <text:p>8193</text:p>
          </table:table-cell>
          <table:table-cell office:value-type="float" office:value="8310">
            <text:p>8310</text:p>
          </table:table-cell>
          <table:table-cell office:value-type="float" office:value="8350">
            <text:p>8350</text:p>
          </table:table-cell>
          <table:table-cell office:value-type="float" office:value="0.4374">
            <text:p>0.4374</text:p>
          </table:table-cell>
          <table:table-cell office:value-type="float" office:value="0.4516">
            <text:p>0.4516</text:p>
          </table:table-cell>
          <table:table-cell office:value-type="float" office:value="0.4635">
            <text:p>0.4635</text:p>
          </table:table-cell>
          <table:table-cell office:value-type="float" office:value="0.4808">
            <text:p>0.4808</text:p>
          </table:table-cell>
          <table:table-cell office:value-type="float" office:value="0.501">
            <text:p>0.501</text:p>
          </table:table-cell>
          <table:table-cell office:value-type="float" office:value="0.5074">
            <text:p>0.5074</text:p>
          </table:table-cell>
          <table:table-cell office:value-type="float" office:value="0.2199">
            <text:p>0.2199</text:p>
          </table:table-cell>
          <table:table-cell office:value-type="float" office:value="0.2137">
            <text:p>0.2137</text:p>
          </table:table-cell>
          <table:table-cell office:value-type="float" office:value="0.2083">
            <text:p>0.2083</text:p>
          </table:table-cell>
          <table:table-cell office:value-type="float" office:value="0.2018">
            <text:p>0.2018</text:p>
          </table:table-cell>
          <table:table-cell office:value-type="float" office:value="0.1959">
            <text:p>0.1959</text:p>
          </table:table-cell>
          <table:table-cell office:value-type="float" office:value="0.182192">
            <text:p>0.182192</text:p>
          </table:table-cell>
          <table:table-cell office:value-type="float" office:value="0.1196524">
            <text:p>0.1196524</text:p>
          </table:table-cell>
          <table:table-cell office:value-type="float" office:value="0.1265839">
            <text:p>0.1265839</text:p>
          </table:table-cell>
          <table:table-cell office:value-type="float" office:value="0.1366406">
            <text:p>0.1366406</text:p>
          </table:table-cell>
          <table:table-cell office:value-type="float" office:value="0.1511046">
            <text:p>0.1511046</text:p>
          </table:table-cell>
          <table:table-cell office:value-type="float" office:value="0.1629362">
            <text:p>0.1629362</text:p>
          </table:table-cell>
          <table:table-cell office:value-type="float" office:value="0.1785629">
            <text:p>0.1785629</text:p>
          </table:table-cell>
        </table:table-row>
        <table:table-row table:style-name="ro2">
          <table:table-cell office:value-type="float" office:value="5362">
            <text:p>5362</text:p>
          </table:table-cell>
          <table:table-cell office:value-type="float" office:value="5857">
            <text:p>5857</text:p>
          </table:table-cell>
          <table:table-cell office:value-type="float" office:value="6187">
            <text:p>6187</text:p>
          </table:table-cell>
          <table:table-cell office:value-type="float" office:value="6339">
            <text:p>6339</text:p>
          </table:table-cell>
          <table:table-cell office:value-type="float" office:value="6319">
            <text:p>6319</text:p>
          </table:table-cell>
          <table:table-cell office:value-type="float" office:value="6470">
            <text:p>6470</text:p>
          </table:table-cell>
          <table:table-cell office:value-type="float" office:value="0.4672">
            <text:p>0.4672</text:p>
          </table:table-cell>
          <table:table-cell office:value-type="float" office:value="0.4666">
            <text:p>0.4666</text:p>
          </table:table-cell>
          <table:table-cell office:value-type="float" office:value="0.4757">
            <text:p>0.4757</text:p>
          </table:table-cell>
          <table:table-cell office:value-type="float" office:value="0.4717">
            <text:p>0.4717</text:p>
          </table:table-cell>
          <table:table-cell office:value-type="float" office:value="0.4796">
            <text:p>0.4796</text:p>
          </table:table-cell>
          <table:table-cell office:value-type="float" office:value="0.4903">
            <text:p>0.4903</text:p>
          </table:table-cell>
          <table:table-cell office:value-type="float" office:value="0.2363">
            <text:p>0.2363</text:p>
          </table:table-cell>
          <table:table-cell office:value-type="float" office:value="0.2347">
            <text:p>0.2347</text:p>
          </table:table-cell>
          <table:table-cell office:value-type="float" office:value="0.2331">
            <text:p>0.2331</text:p>
          </table:table-cell>
          <table:table-cell office:value-type="float" office:value="0.2138">
            <text:p>0.2138</text:p>
          </table:table-cell>
          <table:table-cell office:value-type="float" office:value="0.1971">
            <text:p>0.1971</text:p>
          </table:table-cell>
          <table:table-cell office:value-type="float" office:value="0.176288">
            <text:p>0.176288</text:p>
          </table:table-cell>
          <table:table-cell office:value-type="float" office:value="0.1005222">
            <text:p>0.1005222</text:p>
          </table:table-cell>
          <table:table-cell office:value-type="float" office:value="0.1051733">
            <text:p>0.1051733</text:p>
          </table:table-cell>
          <table:table-cell office:value-type="float" office:value="0.1134637">
            <text:p>0.1134637</text:p>
          </table:table-cell>
          <table:table-cell office:value-type="float" office:value="0.1257296">
            <text:p>0.1257296</text:p>
          </table:table-cell>
          <table:table-cell office:value-type="float" office:value="0.1384713">
            <text:p>0.1384713</text:p>
          </table:table-cell>
          <table:table-cell office:value-type="float" office:value="0.1455951">
            <text:p>0.1455951</text:p>
          </table:table-cell>
        </table:table-row>
        <table:table-row table:style-name="ro2">
          <table:table-cell office:value-type="float" office:value="27509">
            <text:p>27509</text:p>
          </table:table-cell>
          <table:table-cell office:value-type="float" office:value="31151">
            <text:p>31151</text:p>
          </table:table-cell>
          <table:table-cell office:value-type="float" office:value="35321">
            <text:p>35321</text:p>
          </table:table-cell>
          <table:table-cell office:value-type="float" office:value="40025">
            <text:p>40025</text:p>
          </table:table-cell>
          <table:table-cell office:value-type="float" office:value="44438">
            <text:p>44438</text:p>
          </table:table-cell>
          <table:table-cell office:value-type="float" office:value="50345">
            <text:p>50345</text:p>
          </table:table-cell>
          <table:table-cell office:value-type="float" office:value="0.5076">
            <text:p>0.5076</text:p>
          </table:table-cell>
          <table:table-cell office:value-type="float" office:value="0.4809">
            <text:p>0.4809</text:p>
          </table:table-cell>
          <table:table-cell office:value-type="float" office:value="0.455">
            <text:p>0.455</text:p>
          </table:table-cell>
          <table:table-cell office:value-type="float" office:value="0.4376">
            <text:p>0.4376</text:p>
          </table:table-cell>
          <table:table-cell office:value-type="float" office:value="0.4259">
            <text:p>0.4259</text:p>
          </table:table-cell>
          <table:table-cell office:value-type="float" office:value="0.425">
            <text:p>0.425</text:p>
          </table:table-cell>
          <table:table-cell office:value-type="float" office:value="0.412">
            <text:p>0.412</text:p>
          </table:table-cell>
          <table:table-cell office:value-type="float" office:value="0.4117">
            <text:p>0.4117</text:p>
          </table:table-cell>
          <table:table-cell office:value-type="float" office:value="0.4115">
            <text:p>0.4115</text:p>
          </table:table-cell>
          <table:table-cell office:value-type="float" office:value="0.3984">
            <text:p>0.3984</text:p>
          </table:table-cell>
          <table:table-cell office:value-type="float" office:value="0.3864">
            <text:p>0.3864</text:p>
          </table:table-cell>
          <table:table-cell office:value-type="float" office:value="0.363636">
            <text:p>0.363636</text:p>
          </table:table-cell>
          <table:table-cell office:value-type="float" office:value="0.0353339">
            <text:p>0.0353339</text:p>
          </table:table-cell>
          <table:table-cell office:value-type="float" office:value="0.0414433">
            <text:p>0.0414433</text:p>
          </table:table-cell>
          <table:table-cell office:value-type="float" office:value="0.0438832">
            <text:p>0.0438832</text:p>
          </table:table-cell>
          <table:table-cell office:value-type="float" office:value="0.0451718">
            <text:p>0.0451718</text:p>
          </table:table-cell>
          <table:table-cell office:value-type="float" office:value="0.0472343">
            <text:p>0.0472343</text:p>
          </table:table-cell>
          <table:table-cell office:value-type="float" office:value="0.0424273">
            <text:p>0.0424273</text:p>
          </table:table-cell>
        </table:table-row>
        <table:table-row table:style-name="ro2">
          <table:table-cell office:value-type="float" office:value="52372">
            <text:p>52372</text:p>
          </table:table-cell>
          <table:table-cell office:value-type="float" office:value="54350">
            <text:p>54350</text:p>
          </table:table-cell>
          <table:table-cell office:value-type="float" office:value="55632">
            <text:p>55632</text:p>
          </table:table-cell>
          <table:table-cell office:value-type="float" office:value="56226">
            <text:p>56226</text:p>
          </table:table-cell>
          <table:table-cell office:value-type="float" office:value="56330">
            <text:p>56330</text:p>
          </table:table-cell>
          <table:table-cell office:value-type="float" office:value="56618">
            <text:p>56618</text:p>
          </table:table-cell>
          <table:table-cell office:value-type="float" office:value="0.4627">
            <text:p>0.4627</text:p>
          </table:table-cell>
          <table:table-cell office:value-type="float" office:value="0.4581">
            <text:p>0.4581</text:p>
          </table:table-cell>
          <table:table-cell office:value-type="float" office:value="0.4595">
            <text:p>0.4595</text:p>
          </table:table-cell>
          <table:table-cell office:value-type="float" office:value="0.4645">
            <text:p>0.4645</text:p>
          </table:table-cell>
          <table:table-cell office:value-type="float" office:value="0.4749">
            <text:p>0.4749</text:p>
          </table:table-cell>
          <table:table-cell office:value-type="float" office:value="0.4845">
            <text:p>0.4845</text:p>
          </table:table-cell>
          <table:table-cell office:value-type="float" office:value="0.2325">
            <text:p>0.2325</text:p>
          </table:table-cell>
          <table:table-cell office:value-type="float" office:value="0.2373">
            <text:p>0.2373</text:p>
          </table:table-cell>
          <table:table-cell office:value-type="float" office:value="0.2426">
            <text:p>0.2426</text:p>
          </table:table-cell>
          <table:table-cell office:value-type="float" office:value="0.2246">
            <text:p>0.2246</text:p>
          </table:table-cell>
          <table:table-cell office:value-type="float" office:value="0.2089">
            <text:p>0.2089</text:p>
          </table:table-cell>
          <table:table-cell office:value-type="float" office:value="0.195048">
            <text:p>0.195048</text:p>
          </table:table-cell>
          <table:table-cell office:value-type="float" office:value="0.1168372">
            <text:p>0.1168372</text:p>
          </table:table-cell>
          <table:table-cell office:value-type="float" office:value="0.120092">
            <text:p>0.120092</text:p>
          </table:table-cell>
          <table:table-cell office:value-type="float" office:value="0.129386">
            <text:p>0.129386</text:p>
          </table:table-cell>
          <table:table-cell office:value-type="float" office:value="0.1395084">
            <text:p>0.1395084</text:p>
          </table:table-cell>
          <table:table-cell office:value-type="float" office:value="0.1507367">
            <text:p>0.1507367</text:p>
          </table:table-cell>
          <table:table-cell office:value-type="float" office:value="0.1511533">
            <text:p>0.1511533</text:p>
          </table:table-cell>
        </table:table-row>
        <table:table-row table:style-name="ro2">
          <table:table-cell office:value-type="float" office:value="18402">
            <text:p>18402</text:p>
          </table:table-cell>
          <table:table-cell office:value-type="float" office:value="19434">
            <text:p>19434</text:p>
          </table:table-cell>
          <table:table-cell office:value-type="float" office:value="20371">
            <text:p>20371</text:p>
          </table:table-cell>
          <table:table-cell office:value-type="float" office:value="21352">
            <text:p>21352</text:p>
          </table:table-cell>
          <table:table-cell office:value-type="float" office:value="22304">
            <text:p>22304</text:p>
          </table:table-cell>
          <table:table-cell office:value-type="float" office:value="23124">
            <text:p>23124</text:p>
          </table:table-cell>
          <table:table-cell office:value-type="float" office:value="0.4542">
            <text:p>0.4542</text:p>
          </table:table-cell>
          <table:table-cell office:value-type="float" office:value="0.4506">
            <text:p>0.4506</text:p>
          </table:table-cell>
          <table:table-cell office:value-type="float" office:value="0.4505">
            <text:p>0.4505</text:p>
          </table:table-cell>
          <table:table-cell office:value-type="float" office:value="0.4474">
            <text:p>0.4474</text:p>
          </table:table-cell>
          <table:table-cell office:value-type="float" office:value="0.4465">
            <text:p>0.4465</text:p>
          </table:table-cell>
          <table:table-cell office:value-type="float" office:value="0.4534">
            <text:p>0.4534</text:p>
          </table:table-cell>
          <table:table-cell office:value-type="float" office:value="0.3049">
            <text:p>0.3049</text:p>
          </table:table-cell>
          <table:table-cell office:value-type="float" office:value="0.289">
            <text:p>0.289</text:p>
          </table:table-cell>
          <table:table-cell office:value-type="float" office:value="0.2743">
            <text:p>0.2743</text:p>
          </table:table-cell>
          <table:table-cell office:value-type="float" office:value="0.2607">
            <text:p>0.2607</text:p>
          </table:table-cell>
          <table:table-cell office:value-type="float" office:value="0.248">
            <text:p>0.248</text:p>
          </table:table-cell>
          <table:table-cell office:value-type="float" office:value="0.238067">
            <text:p>0.238067</text:p>
          </table:table-cell>
          <table:table-cell office:value-type="float" office:value="0.0631997">
            <text:p>0.0631997</text:p>
          </table:table-cell>
          <table:table-cell office:value-type="float" office:value="0.066996">
            <text:p>0.066996</text:p>
          </table:table-cell>
          <table:table-cell office:value-type="float" office:value="0.0778558">
            <text:p>0.0778558</text:p>
          </table:table-cell>
          <table:table-cell office:value-type="float" office:value="0.0860341">
            <text:p>0.0860341</text:p>
          </table:table-cell>
          <table:table-cell office:value-type="float" office:value="0.0938845">
            <text:p>0.0938845</text:p>
          </table:table-cell>
          <table:table-cell office:value-type="float" office:value="0.0848037">
            <text:p>0.0848037</text:p>
          </table:table-cell>
        </table:table-row>
        <table:table-row table:style-name="ro2">
          <table:table-cell office:value-type="float" office:value="10315">
            <text:p>10315</text:p>
          </table:table-cell>
          <table:table-cell office:value-type="float" office:value="11387">
            <text:p>11387</text:p>
          </table:table-cell>
          <table:table-cell office:value-type="float" office:value="12552">
            <text:p>12552</text:p>
          </table:table-cell>
          <table:table-cell office:value-type="float" office:value="13627">
            <text:p>13627</text:p>
          </table:table-cell>
          <table:table-cell office:value-type="float" office:value="14695">
            <text:p>14695</text:p>
          </table:table-cell>
          <table:table-cell office:value-type="float" office:value="15758">
            <text:p>15758</text:p>
          </table:table-cell>
          <table:table-cell office:value-type="float" office:value="0.4058">
            <text:p>0.4058</text:p>
          </table:table-cell>
          <table:table-cell office:value-type="float" office:value="0.4148">
            <text:p>0.4148</text:p>
          </table:table-cell>
          <table:table-cell office:value-type="float" office:value="0.428">
            <text:p>0.428</text:p>
          </table:table-cell>
          <table:table-cell office:value-type="float" office:value="0.4325">
            <text:p>0.4325</text:p>
          </table:table-cell>
          <table:table-cell office:value-type="float" office:value="0.459">
            <text:p>0.459</text:p>
          </table:table-cell>
          <table:table-cell office:value-type="float" office:value="0.4673">
            <text:p>0.4673</text:p>
          </table:table-cell>
          <table:table-cell office:value-type="float" office:value="0.3009">
            <text:p>0.3009</text:p>
          </table:table-cell>
          <table:table-cell office:value-type="float" office:value="0.2946">
            <text:p>0.2946</text:p>
          </table:table-cell>
          <table:table-cell office:value-type="float" office:value="0.2884">
            <text:p>0.2884</text:p>
          </table:table-cell>
          <table:table-cell office:value-type="float" office:value="0.27">
            <text:p>0.27</text:p>
          </table:table-cell>
          <table:table-cell office:value-type="float" office:value="0.2529">
            <text:p>0.2529</text:p>
          </table:table-cell>
          <table:table-cell office:value-type="float" office:value="0.235997">
            <text:p>0.235997</text:p>
          </table:table-cell>
          <table:table-cell office:value-type="float" office:value="0.084634">
            <text:p>0.084634</text:p>
          </table:table-cell>
          <table:table-cell office:value-type="float" office:value="0.0848336">
            <text:p>0.0848336</text:p>
          </table:table-cell>
          <table:table-cell office:value-type="float" office:value="0.0834927">
            <text:p>0.0834927</text:p>
          </table:table-cell>
          <table:table-cell office:value-type="float" office:value="0.0867396">
            <text:p>0.0867396</text:p>
          </table:table-cell>
          <table:table-cell office:value-type="float" office:value="0.095883">
            <text:p>0.095883</text:p>
          </table:table-cell>
          <table:table-cell office:value-type="float" office:value="0.1013453">
            <text:p>0.1013453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464">
            <text:p>464</text:p>
          </table:table-cell>
          <table:table-cell office:value-type="float" office:value="520">
            <text:p>520</text:p>
          </table:table-cell>
          <table:table-cell office:value-type="float" office:value="576">
            <text:p>576</text:p>
          </table:table-cell>
          <table:table-cell office:value-type="float" office:value="634">
            <text:p>634</text:p>
          </table:table-cell>
          <table:table-cell office:value-type="float" office:value="699">
            <text:p>699</text:p>
          </table:table-cell>
          <table:table-cell office:value-type="float" office:value="0.2766">
            <text:p>0.2766</text:p>
          </table:table-cell>
          <table:table-cell office:value-type="float" office:value="0.2792">
            <text:p>0.2792</text:p>
          </table:table-cell>
          <table:table-cell office:value-type="float" office:value="0.2962">
            <text:p>0.2962</text:p>
          </table:table-cell>
          <table:table-cell office:value-type="float" office:value="0.3092">
            <text:p>0.3092</text:p>
          </table:table-cell>
          <table:table-cell office:value-type="float" office:value="0.3249">
            <text:p>0.3249</text:p>
          </table:table-cell>
          <table:table-cell office:value-type="float" office:value="0.33">
            <text:p>0.33</text:p>
          </table:table-cell>
          <table:table-cell office:value-type="float" office:value="0.4798">
            <text:p>0.4798</text:p>
          </table:table-cell>
          <table:table-cell office:value-type="float" office:value="0.4557">
            <text:p>0.4557</text:p>
          </table:table-cell>
          <table:table-cell office:value-type="float" office:value="0.4348">
            <text:p>0.4348</text:p>
          </table:table-cell>
          <table:table-cell office:value-type="float" office:value="0.4047">
            <text:p>0.4047</text:p>
          </table:table-cell>
          <table:table-cell office:value-type="float" office:value="0.3768">
            <text:p>0.3768</text:p>
          </table:table-cell>
          <table:table-cell office:value-type="float" office:value="0.371759">
            <text:p>0.371759</text:p>
          </table:table-cell>
          <table:table-cell office:value-type="float" office:value="0.0253807">
            <text:p>0.0253807</text:p>
          </table:table-cell>
          <table:table-cell office:value-type="float" office:value="0.0237069">
            <text:p>0.0237069</text:p>
          </table:table-cell>
          <table:table-cell office:value-type="float" office:value="0.025">
            <text:p>0.025</text:p>
          </table:table-cell>
          <table:table-cell office:value-type="float" office:value="0.0260417">
            <text:p>0.0260417</text:p>
          </table:table-cell>
          <table:table-cell office:value-type="float" office:value="0.0283912">
            <text:p>0.0283912</text:p>
          </table:table-cell>
          <table:table-cell office:value-type="float" office:value="0.0300429">
            <text:p>0.0300429</text:p>
          </table:table-cell>
        </table:table-row>
        <table:table-row table:style-name="ro2">
          <table:table-cell office:value-type="float" office:value="2372">
            <text:p>2372</text:p>
          </table:table-cell>
          <table:table-cell office:value-type="float" office:value="2628">
            <text:p>2628</text:p>
          </table:table-cell>
          <table:table-cell office:value-type="float" office:value="2820">
            <text:p>2820</text:p>
          </table:table-cell>
          <table:table-cell office:value-type="float" office:value="3083">
            <text:p>3083</text:p>
          </table:table-cell>
          <table:table-cell office:value-type="float" office:value="3113">
            <text:p>3113</text:p>
          </table:table-cell>
          <table:table-cell office:value-type="float" office:value="3247">
            <text:p>3247</text:p>
          </table:table-cell>
          <table:table-cell office:value-type="float" office:value="0.3727">
            <text:p>0.3727</text:p>
          </table:table-cell>
          <table:table-cell office:value-type="float" office:value="0.3746">
            <text:p>0.3746</text:p>
          </table:table-cell>
          <table:table-cell office:value-type="float" office:value="0.3897">
            <text:p>0.3897</text:p>
          </table:table-cell>
          <table:table-cell office:value-type="float" office:value="0.3922">
            <text:p>0.3922</text:p>
          </table:table-cell>
          <table:table-cell office:value-type="float" office:value="0.4285">
            <text:p>0.4285</text:p>
          </table:table-cell>
          <table:table-cell office:value-type="float" office:value="0.449">
            <text:p>0.449</text:p>
          </table:table-cell>
          <table:table-cell office:value-type="float" office:value="0.3288">
            <text:p>0.3288</text:p>
          </table:table-cell>
          <table:table-cell office:value-type="float" office:value="0.323">
            <text:p>0.323</text:p>
          </table:table-cell>
          <table:table-cell office:value-type="float" office:value="0.3175">
            <text:p>0.3175</text:p>
          </table:table-cell>
          <table:table-cell office:value-type="float" office:value="0.2911">
            <text:p>0.2911</text:p>
          </table:table-cell>
          <table:table-cell office:value-type="float" office:value="0.2672">
            <text:p>0.2672</text:p>
          </table:table-cell>
          <table:table-cell office:value-type="float" office:value="0.241457">
            <text:p>0.241457</text:p>
          </table:table-cell>
          <table:table-cell office:value-type="float" office:value="0.086425">
            <text:p>0.086425</text:p>
          </table:table-cell>
          <table:table-cell office:value-type="float" office:value="0.0814307">
            <text:p>0.0814307</text:p>
          </table:table-cell>
          <table:table-cell office:value-type="float" office:value="0.0847518">
            <text:p>0.0847518</text:p>
          </table:table-cell>
          <table:table-cell office:value-type="float" office:value="0.0869283">
            <text:p>0.0869283</text:p>
          </table:table-cell>
          <table:table-cell office:value-type="float" office:value="0.0995824">
            <text:p>0.0995824</text:p>
          </table:table-cell>
          <table:table-cell office:value-type="float" office:value="0.104712">
            <text:p>0.104712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2148">
            <text:p>2148</text:p>
          </table:table-cell>
          <table:table-cell office:value-type="float" office:value="2422">
            <text:p>2422</text:p>
          </table:table-cell>
          <table:table-cell office:value-type="float" office:value="2729">
            <text:p>2729</text:p>
          </table:table-cell>
          <table:table-cell office:value-type="float" office:value="3086">
            <text:p>3086</text:p>
          </table:table-cell>
          <table:table-cell office:value-type="float" office:value="3460">
            <text:p>3460</text:p>
          </table:table-cell>
          <table:table-cell office:value-type="float" office:value="0.5399">
            <text:p>0.5399</text:p>
          </table:table-cell>
          <table:table-cell office:value-type="float" office:value="0.5332">
            <text:p>0.5332</text:p>
          </table:table-cell>
          <table:table-cell office:value-type="float" office:value="0.5165">
            <text:p>0.5165</text:p>
          </table:table-cell>
          <table:table-cell office:value-type="float" office:value="0.5105">
            <text:p>0.5105</text:p>
          </table:table-cell>
          <table:table-cell office:value-type="float" office:value="0.4932">
            <text:p>0.4932</text:p>
          </table:table-cell>
          <table:table-cell office:value-type="float" office:value="0.4799">
            <text:p>0.4799</text:p>
          </table:table-cell>
          <table:table-cell office:value-type="float" office:value="0.4045">
            <text:p>0.4045</text:p>
          </table:table-cell>
          <table:table-cell office:value-type="float" office:value="0.4121">
            <text:p>0.4121</text:p>
          </table:table-cell>
          <table:table-cell office:value-type="float" office:value="0.4206">
            <text:p>0.4206</text:p>
          </table:table-cell>
          <table:table-cell office:value-type="float" office:value="0.425">
            <text:p>0.425</text:p>
          </table:table-cell>
          <table:table-cell office:value-type="float" office:value="0.43">
            <text:p>0.43</text:p>
          </table:table-cell>
          <table:table-cell office:value-type="float" office:value="0.415757">
            <text:p>0.415757</text:p>
          </table:table-cell>
          <table:table-cell office:value-type="float" office:value="0.0291667">
            <text:p>0.0291667</text:p>
          </table:table-cell>
          <table:table-cell office:value-type="float" office:value="0.0288641">
            <text:p>0.0288641</text:p>
          </table:table-cell>
          <table:table-cell office:value-type="float" office:value="0.0301404">
            <text:p>0.0301404</text:p>
          </table:table-cell>
          <table:table-cell office:value-type="float" office:value="0.0311469">
            <text:p>0.0311469</text:p>
          </table:table-cell>
          <table:table-cell office:value-type="float" office:value="0.0155541">
            <text:p>0.0155541</text:p>
          </table:table-cell>
          <table:table-cell office:value-type="float" office:value="0.0210983">
            <text:p>0.0210983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6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6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6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2">
          <table:table-cell office:value-type="string">
            <text:p><text:s text:c="5"/>NA</text:p>
          </table:table-cell>
          <table:table-cell table:number-columns-repeated="2" office:value-type="string">
            <text:p><text:s text:c="8"/>NA</text:p>
          </table:table-cell>
          <table:table-cell table:number-columns-repeated="3" office:value-type="string">
            <text:p><text:s text:c="7"/>NA</text:p>
          </table:table-cell>
          <table:table-cell table:number-columns-repeated="6" office:value-type="string">
            <text:p><text:s text:c="5"/>NA</text:p>
          </table:table-cell>
          <table:table-cell office:value-type="string">
            <text:p><text:s text:c="4"/>NA</text:p>
          </table:table-cell>
          <table:table-cell table:number-columns-repeated="3" office:value-type="string">
            <text:p><text:s text:c="5"/>NA</text:p>
          </table:table-cell>
          <table:table-cell table:number-columns-repeated="2" office:value-type="string">
            <text:p><text:s text:c="4"/>NA</text:p>
          </table:table-cell>
          <table:table-cell table:number-columns-repeated="2" office:value-type="string">
            <text:p><text:s text:c="8"/>NA</text:p>
          </table:table-cell>
          <table:table-cell table:number-columns-repeated="4" office:value-type="string">
            <text:p><text:s text:c="7"/>NA</text:p>
          </table:table-cell>
        </table:table-row>
        <table:table-row table:style-name="ro3" table:number-rows-repeated="1048436">
          <table:table-cell table:number-columns-repeated="24"/>
        </table:table-row>
        <table:table-row table:style-name="ro3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00/00/0000</text:date>, <text:time style:data-style-name="N2" text:time-value="0000-00-00T10:10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2-12-26T10:15:10</dc:date>
    <dc:creator>Till Rohrmann</dc:creator>
    <meta:editing-duration>P0D</meta:editing-duration>
    <meta:editing-cycles>3</meta:editing-cycles>
    <meta:document-statistic meta:table-count="1" meta:cell-count="3336" meta:object-count="0"/>
  </office:meta>
</office:document-meta>
</file>